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2.89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42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1pt" style:font-size-asian="11pt" style:font-size-complex="11pt"/>
    </style:style>
    <style:style style:name="ce5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42">
      <style:table-cell-properties style:glyph-orientation-vertical="0" fo:border-bottom="1.76pt solid #3d3d3d" style:diagonal-bl-tr="none" style:diagonal-tl-br="none" style:text-align-source="fix" style:repeat-content="false" fo:background-color="transparent" fo:wrap-option="no-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style:glyph-orientation-vertical="0" fo:border-bottom="1.76pt solid #3d3d3d" style:diagonal-bl-tr="none" style:diagonal-tl-br="none" style:text-align-source="fix" style:repeat-content="false" fo:background-color="transparent" fo:wrap-option="no-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fo:border-bottom="1.76pt solid #3d3d3d" style:diagonal-bl-tr="none" style:diagonal-tl-br="none" style:text-align-source="fix" style:repeat-content="false" fo:background-color="transparent" fo:wrap-option="no-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1.76pt solid #3d3d3d" style:diagonal-bl-tr="none" style:diagonal-tl-br="none" style:text-align-source="fix" style:repeat-content="false" fo:background-color="transparent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42">
      <style:table-cell-properties style:glyph-orientation-vertical="0" fo:border-bottom="1.76pt solid #3d3d3d" style:diagonal-bl-tr="none" style:diagonal-tl-br="none" style:text-align-source="fix" style:repeat-content="false" fo:background-color="transparent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style:glyph-orientation-vertical="0" fo:border-bottom="1.76pt solid #3d3d3d" style:diagonal-bl-tr="none" style:diagonal-tl-br="none" style:text-align-source="fix" style:repeat-content="false" fo:background-color="transparent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fo:border-bottom="1.76pt solid #3d3d3d" style:diagonal-bl-tr="none" style:diagonal-tl-br="none" style:text-align-source="fix" style:repeat-content="false" fo:background-color="transparent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2.026cm" svg:y="18.677cm">
            <draw:object draw:notify-on-update-of-ranges="Hoja1.B1:Hoja1.B1 Hoja1.B2:Hoja1.B11 Hoja1.D1:Hoja1.D1 Hoja1.D2:Hoja1.D11 Hoja1.F1:Hoja1.F1 Hoja1.F2:Hoja1.F11 Hoja1.H1:Hoja1.H1 Hoja1.H2:Hoja1.H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9.745cm" svg:y="18.817cm">
            <draw:object draw:notify-on-update-of-ranges="Hoja1.B1:Hoja1.B1 Hoja1.B12:Hoja1.B21 Hoja1.D1:Hoja1.D1 Hoja1.D12:Hoja1.D21 Hoja1.F1:Hoja1.F1 Hoja1.F12:Hoja1.F21 Hoja1.H1:Hoja1.H1 Hoja1.H12:Hoja1.H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7.841cm" svg:y="18.921cm">
            <draw:object draw:notify-on-update-of-ranges="Hoja1.B1:Hoja1.B1 Hoja1.B22:Hoja1.B31 Hoja1.D1:Hoja1.D1 Hoja1.D22:Hoja1.D31 Hoja1.F1:Hoja1.F1 Hoja1.F22:Hoja1.F31 Hoja1.H1:Hoja1.H1 Hoja1.H22:Hoja1.H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ce10"/>
        <table:table-column table:style-name="co4" table:default-cell-style-name="ce14"/>
        <table:table-column table:style-name="co2" table:default-cell-style-name="ce10"/>
        <table:table-column table:style-name="co5" table:default-cell-style-name="Default"/>
        <table:table-column table:style-name="co2" table:default-cell-style-name="ce10"/>
        <table:table-column table:style-name="co2" table:default-cell-style-name="ce4"/>
        <table:table-column table:style-name="co2" table:default-cell-style-name="ce10"/>
        <table:table-column table:style-name="co2" table:default-cell-style-name="ce2"/>
        <table:table-column table:style-name="co2" table:default-cell-style-name="ce10"/>
        <table:table-column table:style-name="co2" table:default-cell-style-name="Default"/>
        <table:table-column table:style-name="co2" table:default-cell-style-name="ce10"/>
        <table:table-column table:style-name="co2" table:default-cell-style-name="ce11"/>
        <table:table-column table:style-name="co2" table:default-cell-style-name="ce10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column table:style-name="co2" table:default-cell-style-name="ce30"/>
        <table:table-column table:style-name="co2" table:default-cell-style-name="Default"/>
        <table:table-column table:style-name="co2" table:default-cell-style-name="ce10"/>
        <table:table-column table:style-name="co6" table:default-cell-style-name="Default"/>
        <table:table-column table:style-name="co2" table:default-cell-style-name="ce10"/>
        <table:table-column table:style-name="co2" table:default-cell-style-name="ce2"/>
        <table:table-column table:style-name="co2" table:default-cell-style-name="ce10"/>
        <table:table-column table:style-name="co2" table:default-cell-style-name="ce2"/>
        <table:table-column table:style-name="co2" table:default-cell-style-name="ce10"/>
        <table:table-column table:style-name="co2" table:default-cell-style-name="ce2"/>
        <table:table-column table:style-name="co2" table:default-cell-style-name="ce10"/>
        <table:table-column table:style-name="co2" table:default-cell-style-name="ce2"/>
        <table:table-column table:style-name="co2" table:default-cell-style-name="ce10"/>
        <table:table-row table:style-name="ro1">
          <table:table-cell table:style-name="ce1" office:value-type="string" calcext:value-type="string">
            <text:p>Instancia</text:p>
          </table:table-cell>
          <table:table-cell table:style-name="ce1" office:value-type="string" calcext:value-type="string">
            <text:p>Mejor Coste</text:p>
          </table:table-cell>
          <table:table-cell table:style-name="ce1"/>
          <table:table-cell table:style-name="ce1" office:value-type="string" calcext:value-type="string">
            <text:p>Superficies</text:p>
          </table:table-cell>
          <table:table-cell table:style-name="ce1" office:value-type="string" calcext:value-type="string">
            <text:p>desv</text:p>
          </table:table-cell>
          <table:table-cell table:style-name="ce1" office:value-type="string" calcext:value-type="string">
            <text:p>Superficies+BL</text:p>
          </table:table-cell>
          <table:table-cell table:style-name="ce1" office:value-type="string" calcext:value-type="string">
            <text:p>desv</text:p>
          </table:table-cell>
          <table:table-cell table:style-name="ce1" office:value-type="string" calcext:value-type="string">
            <text:p>Superficies+BTabú+BL</text:p>
          </table:table-cell>
          <table:table-cell table:style-name="ce1" office:value-type="string" calcext:value-type="string">
            <text:p>desv</text:p>
          </table:table-cell>
          <table:table-cell table:style-name="ce3" office:value-type="string" calcext:value-type="string">
            <text:p>Greedy</text:p>
          </table:table-cell>
          <table:table-cell table:style-name="ce5" office:value-type="string" calcext:value-type="string">
            <text:p>desv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Desv</text:p>
          </table:table-cell>
          <table:table-cell table:style-name="ce22" office:value-type="string" calcext:value-type="string">
            <text:p>AGGu</text:p>
          </table:table-cell>
          <table:table-cell table:style-name="ce1" office:value-type="string" calcext:value-type="string">
            <text:p>Desv</text:p>
          </table:table-cell>
          <table:table-cell table:style-name="ce1" office:value-type="string" calcext:value-type="string">
            <text:p>AGGp</text:p>
          </table:table-cell>
          <table:table-cell table:style-name="ce1" office:value-type="string" calcext:value-type="string">
            <text:p>desv</text:p>
          </table:table-cell>
          <table:table-cell table:style-name="ce22" office:value-type="string" calcext:value-type="string">
            <text:p>AGEu</text:p>
          </table:table-cell>
          <table:table-cell table:style-name="ce1" office:value-type="string" calcext:value-type="string">
            <text:p>desv</text:p>
          </table:table-cell>
          <table:table-cell table:style-name="ce22" office:value-type="string" calcext:value-type="string">
            <text:p>AGEp</text:p>
          </table:table-cell>
          <table:table-cell table:style-name="ce1" office:value-type="string" calcext:value-type="string">
            <text:p>desv</text:p>
          </table:table-cell>
          <table:table-cell table:style-name="ce1" office:value-type="string" calcext:value-type="string">
            <text:p>AM-(10,1.0)</text:p>
          </table:table-cell>
          <table:table-cell table:style-name="ce1" office:value-type="string" calcext:value-type="string">
            <text:p>desv</text:p>
          </table:table-cell>
          <table:table-cell table:style-name="ce1" office:value-type="string" calcext:value-type="string">
            <text:p>AM-(10,0.1)</text:p>
          </table:table-cell>
          <table:table-cell table:style-name="ce1" office:value-type="string" calcext:value-type="string">
            <text:p>desv</text:p>
          </table:table-cell>
          <table:table-cell table:style-name="ce1" office:value-type="string" calcext:value-type="string">
            <text:p>AM-(10,1.0mej)</text:p>
          </table:table-cell>
          <table:table-cell table:style-name="ce1" office:value-type="string" calcext:value-type="string">
            <text:p>desv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desv</text:p>
          </table:table-cell>
          <table:table-cell table:style-name="ce1" office:value-type="string" calcext:value-type="string">
            <text:p>BMB</text:p>
          </table:table-cell>
          <table:table-cell table:style-name="ce1" office:value-type="string" calcext:value-type="string">
            <text:p>desv</text:p>
          </table:table-cell>
          <table:table-cell table:style-name="ce1" office:value-type="string" calcext:value-type="string">
            <text:p>ILS</text:p>
          </table:table-cell>
          <table:table-cell table:style-name="ce1" office:value-type="string" calcext:value-type="string">
            <text:p>desv</text:p>
          </table:table-cell>
          <table:table-cell table:style-name="ce1" office:value-type="string" calcext:value-type="string">
            <text:p>ILS-ES</text:p>
          </table:table-cell>
          <table:table-cell table:style-name="ce1" office:value-type="string" calcext:value-type="string">
            <text:p>desv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9587.13" calcext:value-type="float">
            <text:p>19587,13</text:p>
          </table:table-cell>
          <table:table-cell/>
          <table:table-cell table:style-name="ce14" office:value-type="float" office:value="19567.2" calcext:value-type="float">
            <text:p>19567,2000</text:p>
          </table:table-cell>
          <table:table-cell table:formula="of:=100*([.B2]-[.D2])/[.B2]" office:value-type="float" office:value="0.101750486161067" calcext:value-type="float">
            <text:p>0,10</text:p>
          </table:table-cell>
          <table:table-cell office:value-type="float" office:value="19585.7" calcext:value-type="float">
            <text:p>19585,7000</text:p>
          </table:table-cell>
          <table:table-cell table:formula="of:=100*([.B2]-[.F2])/[.B2]" office:value-type="float" office:value="0.00730071225340461" calcext:value-type="float">
            <text:p>0,01</text:p>
          </table:table-cell>
          <table:table-cell table:style-name="ce17" office:value-type="float" office:value="19585.8" calcext:value-type="float">
            <text:p>19.585,80</text:p>
          </table:table-cell>
          <table:table-cell table:formula="of:=100*([.B2]-[.H2])/[.B2]" office:value-type="float" office:value="0.00679017293499224" calcext:value-type="float">
            <text:p>0,01</text:p>
          </table:table-cell>
          <table:table-cell office:value-type="float" office:value="19583.9" calcext:value-type="float">
            <text:p>19583,9</text:p>
          </table:table-cell>
          <table:table-cell table:formula="of:=100*([.B2]-[.J2])/[.B2]" office:value-type="float" office:value="0.0164904199849573" calcext:value-type="float">
            <text:p>0,02</text:p>
          </table:table-cell>
          <table:table-cell office:value-type="float" office:value="19579" calcext:value-type="float">
            <text:p>19579</text:p>
          </table:table-cell>
          <table:table-cell table:formula="of:=100*([.B2]-[.L2])/[.B2]" office:value-type="float" office:value="0.0415068465875349" calcext:value-type="float">
            <text:p>0,04</text:p>
          </table:table-cell>
          <table:table-cell table:style-name="ce7" office:value-type="float" office:value="19561.4" calcext:value-type="float">
            <text:p>19561,4000</text:p>
          </table:table-cell>
          <table:table-cell table:formula="of:=100*([.B2]-[.N2])/[.B2]" office:value-type="float" office:value="0.131361766629412" calcext:value-type="float">
            <text:p>0,13</text:p>
          </table:table-cell>
          <table:table-cell office:value-type="float" office:value="19586.2" calcext:value-type="float">
            <text:p>19586,2</text:p>
          </table:table-cell>
          <table:table-cell table:formula="of:=100*([.B2]-[.P2])/[.B2]" office:value-type="float" office:value="0.00474801566130562" calcext:value-type="float">
            <text:p>0,00</text:p>
          </table:table-cell>
          <table:table-cell table:style-name="ce7" office:value-type="float" office:value="19582.9" calcext:value-type="float">
            <text:p>19582,9000</text:p>
          </table:table-cell>
          <table:table-cell table:formula="of:=100*([.B2]-[.R2])/[.B2]" office:value-type="float" office:value="0.0215958131691553" calcext:value-type="float">
            <text:p>0,02</text:p>
          </table:table-cell>
          <table:table-cell table:style-name="ce7" office:value-type="float" office:value="19577.7" calcext:value-type="float">
            <text:p>19577,7000</text:p>
          </table:table-cell>
          <table:table-cell table:formula="of:=100*([.B2]-[.T2])/[.B2]" office:value-type="float" office:value="0.0481438577269885" calcext:value-type="float">
            <text:p>0,05</text:p>
          </table:table-cell>
          <table:table-cell table:style-name="ce27" office:value-type="float" office:value="19587.1" calcext:value-type="float">
            <text:p>19587,1000</text:p>
          </table:table-cell>
          <table:table-cell table:formula="of:=100*([.B2]-[.V2])/[.B2]" office:value-type="float" office:value="0.00015316179553857" calcext:value-type="float">
            <text:p>0,00</text:p>
          </table:table-cell>
          <table:table-cell table:style-name="ce27" office:value-type="float" office:value="19587.1" calcext:value-type="float">
            <text:p>19587,1000</text:p>
          </table:table-cell>
          <table:table-cell table:formula="of:=100*([.B2]-[.X2])/[.B2]" office:value-type="float" office:value="0.00015316179553857" calcext:value-type="float">
            <text:p>0,00</text:p>
          </table:table-cell>
          <table:table-cell table:style-name="ce27" office:value-type="float" office:value="19587.1" calcext:value-type="float">
            <text:p>19587,1000</text:p>
          </table:table-cell>
          <table:table-cell table:formula="of:=100*([.B2]-[.Z2])/[.B2]" office:value-type="float" office:value="0.00015316179553857" calcext:value-type="float">
            <text:p>0,00</text:p>
          </table:table-cell>
          <table:table-cell office:value-type="float" office:value="19581.2" calcext:value-type="float">
            <text:p>19581,2</text:p>
          </table:table-cell>
          <table:table-cell table:formula="of:=100*([.B2]-[.AB2])/[.B2]" office:value-type="float" office:value="0.0302749815822956" calcext:value-type="float">
            <text:p>0,03</text:p>
          </table:table-cell>
          <table:table-cell office:value-type="float" office:value="19586" calcext:value-type="float">
            <text:p>19586</text:p>
          </table:table-cell>
          <table:table-cell table:formula="of:=100*([.B2]-[.AD2])/[.B2]" office:value-type="float" office:value="0.00576909429814893" calcext:value-type="float">
            <text:p>0,01</text:p>
          </table:table-cell>
          <table:table-cell office:value-type="float" office:value="19587.1" calcext:value-type="float">
            <text:p>19587,1</text:p>
          </table:table-cell>
          <table:table-cell table:formula="of:=100*([.B2]-[.AF2])/[.B2]" office:value-type="float" office:value="0.00015316179553857" calcext:value-type="float">
            <text:p>0,00</text:p>
          </table:table-cell>
          <table:table-cell office:value-type="float" office:value="19584.6" calcext:value-type="float">
            <text:p>19584,6</text:p>
          </table:table-cell>
          <table:table-cell table:formula="of:=100*([.B2]-[.AH2])/[.B2]" office:value-type="float" office:value="0.0129166447560335" calcext:value-type="float">
            <text:p>0,01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9360.24" calcext:value-type="float">
            <text:p>19360,24</text:p>
          </table:table-cell>
          <table:table-cell/>
          <table:table-cell table:style-name="ce14" office:value-type="float" office:value="19333.9" calcext:value-type="float">
            <text:p>19333,9000</text:p>
          </table:table-cell>
          <table:table-cell table:formula="of:=100*([.B3]-[.D3])/[.B3]" office:value-type="float" office:value="0.136052032412822" calcext:value-type="float">
            <text:p>0,14</text:p>
          </table:table-cell>
          <table:table-cell office:value-type="float" office:value="19360.2" calcext:value-type="float">
            <text:p>19360,2000</text:p>
          </table:table-cell>
          <table:table-cell table:formula="of:=100*([.B3]-[.F3])/[.B3]" office:value-type="float" office:value="0.000206609008983737" calcext:value-type="float">
            <text:p>0,00</text:p>
          </table:table-cell>
          <table:table-cell table:style-name="ce17" office:value-type="float" office:value="19359.7" calcext:value-type="float">
            <text:p>19.359,70</text:p>
          </table:table-cell>
          <table:table-cell table:formula="of:=100*([.B3]-[.H3])/[.B3]" office:value-type="float" office:value="0.00278922162122408" calcext:value-type="float">
            <text:p>0,00</text:p>
          </table:table-cell>
          <table:table-cell office:value-type="float" office:value="19349.2" calcext:value-type="float">
            <text:p>19349,2</text:p>
          </table:table-cell>
          <table:table-cell table:formula="of:=100*([.B3]-[.J3])/[.B3]" office:value-type="float" office:value="0.0570240864782713" calcext:value-type="float">
            <text:p>0,06</text:p>
          </table:table-cell>
          <table:table-cell office:value-type="float" office:value="19355.6" calcext:value-type="float">
            <text:p>19355,6</text:p>
          </table:table-cell>
          <table:table-cell table:formula="of:=100*([.B3]-[.L3])/[.B3]" office:value-type="float" office:value="0.0239666450416062" calcext:value-type="float">
            <text:p>0,02</text:p>
          </table:table-cell>
          <table:table-cell table:style-name="ce7" office:value-type="float" office:value="19352.3" calcext:value-type="float">
            <text:p>19352,3000</text:p>
          </table:table-cell>
          <table:table-cell table:formula="of:=100*([.B3]-[.N3])/[.B3]" office:value-type="float" office:value="0.0410118882823887" calcext:value-type="float">
            <text:p>0,04</text:p>
          </table:table-cell>
          <table:table-cell office:value-type="float" office:value="19359.6" calcext:value-type="float">
            <text:p>19359,6</text:p>
          </table:table-cell>
          <table:table-cell table:formula="of:=100*([.B3]-[.P3])/[.B3]" office:value-type="float" office:value="0.00330574414368342" calcext:value-type="float">
            <text:p>0,00</text:p>
          </table:table-cell>
          <table:table-cell table:style-name="ce7" office:value-type="float" office:value="19353.7" calcext:value-type="float">
            <text:p>19353,7000</text:p>
          </table:table-cell>
          <table:table-cell table:formula="of:=100*([.B3]-[.R3])/[.B3]" office:value-type="float" office:value="0.0337805729681082" calcext:value-type="float">
            <text:p>0,03</text:p>
          </table:table-cell>
          <table:table-cell table:style-name="ce7" office:value-type="float" office:value="19355" calcext:value-type="float">
            <text:p>19355,0000</text:p>
          </table:table-cell>
          <table:table-cell table:formula="of:=100*([.B3]-[.T3])/[.B3]" office:value-type="float" office:value="0.0270657801762871" calcext:value-type="float">
            <text:p>0,03</text:p>
          </table:table-cell>
          <table:table-cell table:style-name="ce27" office:value-type="float" office:value="19360.2" calcext:value-type="float">
            <text:p>19360,2000</text:p>
          </table:table-cell>
          <table:table-cell table:formula="of:=100*([.B3]-[.V3])/[.B3]" office:value-type="float" office:value="0.000206609008983737" calcext:value-type="float">
            <text:p>0,00</text:p>
          </table:table-cell>
          <table:table-cell table:style-name="ce27" office:value-type="float" office:value="19360.2" calcext:value-type="float">
            <text:p>19360,2000</text:p>
          </table:table-cell>
          <table:table-cell table:formula="of:=100*([.B3]-[.X3])/[.B3]" office:value-type="float" office:value="0.000206609008983737" calcext:value-type="float">
            <text:p>0,00</text:p>
          </table:table-cell>
          <table:table-cell table:style-name="ce27" office:value-type="float" office:value="19360.2" calcext:value-type="float">
            <text:p>19360,2000</text:p>
          </table:table-cell>
          <table:table-cell table:formula="of:=100*([.B3]-[.Z3])/[.B3]" office:value-type="float" office:value="0.000206609008983737" calcext:value-type="float">
            <text:p>0,00</text:p>
          </table:table-cell>
          <table:table-cell office:value-type="float" office:value="19357" calcext:value-type="float">
            <text:p>19357</text:p>
          </table:table-cell>
          <table:table-cell table:formula="of:=100*([.B3]-[.AB3])/[.B3]" office:value-type="float" office:value="0.0167353297273257" calcext:value-type="float">
            <text:p>0,02</text:p>
          </table:table-cell>
          <table:table-cell office:value-type="float" office:value="19360.2" calcext:value-type="float">
            <text:p>19360,2</text:p>
          </table:table-cell>
          <table:table-cell table:formula="of:=100*([.B3]-[.AD3])/[.B3]" office:value-type="float" office:value="0.000206609008983737" calcext:value-type="float">
            <text:p>0,00</text:p>
          </table:table-cell>
          <table:table-cell office:value-type="float" office:value="19360.2" calcext:value-type="float">
            <text:p>19360,2</text:p>
          </table:table-cell>
          <table:table-cell table:formula="of:=100*([.B3]-[.AF3])/[.B3]" office:value-type="float" office:value="0.000206609008983737" calcext:value-type="float">
            <text:p>0,00</text:p>
          </table:table-cell>
          <table:table-cell office:value-type="float" office:value="19360.2" calcext:value-type="float">
            <text:p>19360,2</text:p>
          </table:table-cell>
          <table:table-cell table:formula="of:=100*([.B3]-[.AH3])/[.B3]" office:value-type="float" office:value="0.000206609008983737" calcext:value-type="float">
            <text:p>0,00</text:p>
          </table:table-cell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9366.7" calcext:value-type="float">
            <text:p>19366,7</text:p>
          </table:table-cell>
          <table:table-cell/>
          <table:table-cell table:style-name="ce14" office:value-type="float" office:value="19327.8" calcext:value-type="float">
            <text:p>19327,8000</text:p>
          </table:table-cell>
          <table:table-cell table:formula="of:=100*([.B4]-[.D4])/[.B4]" office:value-type="float" office:value="0.200860239483244" calcext:value-type="float">
            <text:p>0,20</text:p>
          </table:table-cell>
          <table:table-cell office:value-type="float" office:value="19366.7" calcext:value-type="float">
            <text:p>19366,7000</text:p>
          </table:table-cell>
          <table:table-cell table:formula="of:=100*([.B4]-[.F4])/[.B4]" office:value-type="float" office:value="0" calcext:value-type="float">
            <text:p>0,00</text:p>
          </table:table-cell>
          <table:table-cell table:style-name="ce17" office:value-type="float" office:value="19357.8" calcext:value-type="float">
            <text:p>19.357,80</text:p>
          </table:table-cell>
          <table:table-cell table:formula="of:=100*([.B4]-[.H4])/[.B4]" office:value-type="float" office:value="0.045955170473036" calcext:value-type="float">
            <text:p>0,05</text:p>
          </table:table-cell>
          <table:table-cell office:value-type="float" office:value="19348.8" calcext:value-type="float">
            <text:p>19348,8</text:p>
          </table:table-cell>
          <table:table-cell table:formula="of:=100*([.B4]-[.J4])/[.B4]" office:value-type="float" office:value="0.0924266911760984" calcext:value-type="float">
            <text:p>0,09</text:p>
          </table:table-cell>
          <table:table-cell office:value-type="float" office:value="19359.7" calcext:value-type="float">
            <text:p>19359,7</text:p>
          </table:table-cell>
          <table:table-cell table:formula="of:=100*([.B4]-[.L4])/[.B4]" office:value-type="float" office:value="0.0361445161023819" calcext:value-type="float">
            <text:p>0,04</text:p>
          </table:table-cell>
          <table:table-cell table:style-name="ce7" office:value-type="float" office:value="19361" calcext:value-type="float">
            <text:p>19361,0000</text:p>
          </table:table-cell>
          <table:table-cell table:formula="of:=100*([.B4]-[.N4])/[.B4]" office:value-type="float" office:value="0.0294319631119433" calcext:value-type="float">
            <text:p>0,03</text:p>
          </table:table-cell>
          <table:table-cell office:value-type="float" office:value="19361" calcext:value-type="float">
            <text:p>19361</text:p>
          </table:table-cell>
          <table:table-cell table:formula="of:=100*([.B4]-[.P4])/[.B4]" office:value-type="float" office:value="0.0294319631119433" calcext:value-type="float">
            <text:p>0,03</text:p>
          </table:table-cell>
          <table:table-cell table:style-name="ce7" office:value-type="float" office:value="19357.1" calcext:value-type="float">
            <text:p>19357,1000</text:p>
          </table:table-cell>
          <table:table-cell table:formula="of:=100*([.B4]-[.R4])/[.B4]" office:value-type="float" office:value="0.0495696220832779" calcext:value-type="float">
            <text:p>0,05</text:p>
          </table:table-cell>
          <table:table-cell table:style-name="ce7" office:value-type="float" office:value="19349.5" calcext:value-type="float">
            <text:p>19349,5000</text:p>
          </table:table-cell>
          <table:table-cell table:formula="of:=100*([.B4]-[.T4])/[.B4]" office:value-type="float" office:value="0.0888122395658565" calcext:value-type="float">
            <text:p>0,09</text:p>
          </table:table-cell>
          <table:table-cell table:style-name="ce27" office:value-type="float" office:value="19366.7" calcext:value-type="float">
            <text:p>19366,7000</text:p>
          </table:table-cell>
          <table:table-cell table:formula="of:=100*([.B4]-[.V4])/[.B4]" office:value-type="float" office:value="0" calcext:value-type="float">
            <text:p>0,00</text:p>
          </table:table-cell>
          <table:table-cell table:style-name="ce27" office:value-type="float" office:value="19366.7" calcext:value-type="float">
            <text:p>19366,7000</text:p>
          </table:table-cell>
          <table:table-cell table:formula="of:=100*([.B4]-[.X4])/[.B4]" office:value-type="float" office:value="0" calcext:value-type="float">
            <text:p>0,00</text:p>
          </table:table-cell>
          <table:table-cell table:style-name="ce27" office:value-type="float" office:value="19366.7" calcext:value-type="float">
            <text:p>19366,7000</text:p>
          </table:table-cell>
          <table:table-cell table:formula="of:=100*([.B4]-[.Z4])/[.B4]" office:value-type="float" office:value="0" calcext:value-type="float">
            <text:p>0,00</text:p>
          </table:table-cell>
          <table:table-cell office:value-type="float" office:value="19366.7" calcext:value-type="float">
            <text:p>19366,7</text:p>
          </table:table-cell>
          <table:table-cell table:formula="of:=100*([.B4]-[.AB4])/[.B4]" office:value-type="float" office:value="0" calcext:value-type="float">
            <text:p>0,00</text:p>
          </table:table-cell>
          <table:table-cell office:value-type="float" office:value="19366.7" calcext:value-type="float">
            <text:p>19366,7</text:p>
          </table:table-cell>
          <table:table-cell table:formula="of:=100*([.B4]-[.AD4])/[.B4]" office:value-type="float" office:value="0" calcext:value-type="float">
            <text:p>0,00</text:p>
          </table:table-cell>
          <table:table-cell office:value-type="float" office:value="19366.7" calcext:value-type="float">
            <text:p>19366,7</text:p>
          </table:table-cell>
          <table:table-cell table:formula="of:=100*([.B4]-[.AF4])/[.B4]" office:value-type="float" office:value="0" calcext:value-type="float">
            <text:p>0,00</text:p>
          </table:table-cell>
          <table:table-cell office:value-type="float" office:value="19366.7" calcext:value-type="float">
            <text:p>19366,7</text:p>
          </table:table-cell>
          <table:table-cell table:formula="of:=100*([.B4]-[.AH4])/[.B4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9458.56" calcext:value-type="float">
            <text:p>19458,56</text:p>
          </table:table-cell>
          <table:table-cell/>
          <table:table-cell table:style-name="ce14" office:value-type="float" office:value="19443.3" calcext:value-type="float">
            <text:p>19443,3000</text:p>
          </table:table-cell>
          <table:table-cell table:formula="of:=100*([.B5]-[.D5])/[.B5]" office:value-type="float" office:value="0.078423069332993" calcext:value-type="float">
            <text:p>0,08</text:p>
          </table:table-cell>
          <table:table-cell office:value-type="float" office:value="19458.6" calcext:value-type="float">
            <text:p>19458,6000</text:p>
          </table:table-cell>
          <table:table-cell table:formula="of:=100*([.B5]-[.F5])/[.B5]" office:value-type="float" office:value="-0.000205565057215103" calcext:value-type="float">
            <text:p>0,00</text:p>
          </table:table-cell>
          <table:table-cell table:style-name="ce17" office:value-type="float" office:value="19458.6" calcext:value-type="float">
            <text:p>19.458,60</text:p>
          </table:table-cell>
          <table:table-cell table:formula="of:=100*([.B5]-[.H5])/[.B5]" office:value-type="float" office:value="-0.000205565057215103" calcext:value-type="float">
            <text:p>0,00</text:p>
          </table:table-cell>
          <table:table-cell office:value-type="float" office:value="19458.4" calcext:value-type="float">
            <text:p>19458,4</text:p>
          </table:table-cell>
          <table:table-cell table:formula="of:=100*([.B5]-[.J5])/[.B5]" office:value-type="float" office:value="0.0008222602289165" calcext:value-type="float">
            <text:p>0,00</text:p>
          </table:table-cell>
          <table:table-cell office:value-type="float" office:value="19458.5" calcext:value-type="float">
            <text:p>19458,5</text:p>
          </table:table-cell>
          <table:table-cell table:formula="of:=100*([.B5]-[.L5])/[.B5]" office:value-type="float" office:value="0.000308347585850698" calcext:value-type="float">
            <text:p>0,00</text:p>
          </table:table-cell>
          <table:table-cell table:style-name="ce7" office:value-type="float" office:value="19445.5" calcext:value-type="float">
            <text:p>19445,5000</text:p>
          </table:table-cell>
          <table:table-cell table:formula="of:=100*([.B5]-[.N5])/[.B5]" office:value-type="float" office:value="0.0671169911853771" calcext:value-type="float">
            <text:p>0,07</text:p>
          </table:table-cell>
          <table:table-cell office:value-type="float" office:value="19458.2" calcext:value-type="float">
            <text:p>19458,2</text:p>
          </table:table-cell>
          <table:table-cell table:formula="of:=100*([.B5]-[.P5])/[.B5]" office:value-type="float" office:value="0.0018500855150668" calcext:value-type="float">
            <text:p>0,00</text:p>
          </table:table-cell>
          <table:table-cell table:style-name="ce7" office:value-type="float" office:value="19453.7" calcext:value-type="float">
            <text:p>19453,7000</text:p>
          </table:table-cell>
          <table:table-cell table:formula="of:=100*([.B5]-[.R5])/[.B5]" office:value-type="float" office:value="0.0249761544533644" calcext:value-type="float">
            <text:p>0,02</text:p>
          </table:table-cell>
          <table:table-cell table:style-name="ce7" office:value-type="float" office:value="19443.3" calcext:value-type="float">
            <text:p>19443,3000</text:p>
          </table:table-cell>
          <table:table-cell table:formula="of:=100*([.B5]-[.T5])/[.B5]" office:value-type="float" office:value="0.078423069332993" calcext:value-type="float">
            <text:p>0,08</text:p>
          </table:table-cell>
          <table:table-cell table:style-name="ce27" office:value-type="float" office:value="19458.6" calcext:value-type="float">
            <text:p>19458,6000</text:p>
          </table:table-cell>
          <table:table-cell table:formula="of:=100*([.B5]-[.V5])/[.B5]" office:value-type="float" office:value="-0.000205565057215103" calcext:value-type="float">
            <text:p>0,00</text:p>
          </table:table-cell>
          <table:table-cell table:style-name="ce27" office:value-type="float" office:value="19458.6" calcext:value-type="float">
            <text:p>19458,6000</text:p>
          </table:table-cell>
          <table:table-cell table:formula="of:=100*([.B5]-[.X5])/[.B5]" office:value-type="float" office:value="-0.000205565057215103" calcext:value-type="float">
            <text:p>0,00</text:p>
          </table:table-cell>
          <table:table-cell table:style-name="ce27" office:value-type="float" office:value="19458.6" calcext:value-type="float">
            <text:p>19458,6000</text:p>
          </table:table-cell>
          <table:table-cell table:formula="of:=100*([.B5]-[.Z5])/[.B5]" office:value-type="float" office:value="-0.000205565057215103" calcext:value-type="float">
            <text:p>0,00</text:p>
          </table:table-cell>
          <table:table-cell office:value-type="float" office:value="19453.1" calcext:value-type="float">
            <text:p>19453,1</text:p>
          </table:table-cell>
          <table:table-cell table:formula="of:=100*([.B5]-[.AB5])/[.B5]" office:value-type="float" office:value="0.0280596303118153" calcext:value-type="float">
            <text:p>0,03</text:p>
          </table:table-cell>
          <table:table-cell office:value-type="float" office:value="19458.6" calcext:value-type="float">
            <text:p>19458,6</text:p>
          </table:table-cell>
          <table:table-cell table:formula="of:=100*([.B5]-[.AD5])/[.B5]" office:value-type="float" office:value="-0.000205565057215103" calcext:value-type="float">
            <text:p>0,00</text:p>
          </table:table-cell>
          <table:table-cell office:value-type="float" office:value="19458.6" calcext:value-type="float">
            <text:p>19458,6</text:p>
          </table:table-cell>
          <table:table-cell table:formula="of:=100*([.B5]-[.AF5])/[.B5]" office:value-type="float" office:value="-0.000205565057215103" calcext:value-type="float">
            <text:p>0,00</text:p>
          </table:table-cell>
          <table:table-cell office:value-type="float" office:value="19458.6" calcext:value-type="float">
            <text:p>19458,6</text:p>
          </table:table-cell>
          <table:table-cell table:formula="of:=100*([.B5]-[.AH5])/[.B5]" office:value-type="float" office:value="-0.000205565057215103" calcext:value-type="float">
            <text:p>0,00</text:p>
          </table:table-cell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9422.15" calcext:value-type="float">
            <text:p>19422,15</text:p>
          </table:table-cell>
          <table:table-cell/>
          <table:table-cell table:style-name="ce14" office:value-type="float" office:value="19381.5" calcext:value-type="float">
            <text:p>19381,5000</text:p>
          </table:table-cell>
          <table:table-cell table:formula="of:=100*([.B6]-[.D6])/[.B6]" office:value-type="float" office:value="0.209297116951529" calcext:value-type="float">
            <text:p>0,21</text:p>
          </table:table-cell>
          <table:table-cell office:value-type="float" office:value="19422.1" calcext:value-type="float">
            <text:p>19422,1000</text:p>
          </table:table-cell>
          <table:table-cell table:formula="of:=100*([.B6]-[.F6])/[.B6]" office:value-type="float" office:value="0.000257438028245639" calcext:value-type="float">
            <text:p>0,00</text:p>
          </table:table-cell>
          <table:table-cell table:style-name="ce17" office:value-type="float" office:value="19413.1" calcext:value-type="float">
            <text:p>19.413,10</text:p>
          </table:table-cell>
          <table:table-cell table:formula="of:=100*([.B6]-[.H6])/[.B6]" office:value-type="float" office:value="0.0465962831097634" calcext:value-type="float">
            <text:p>0,05</text:p>
          </table:table-cell>
          <table:table-cell office:value-type="float" office:value="19429.3" calcext:value-type="float">
            <text:p>19429,3</text:p>
          </table:table-cell>
          <table:table-cell table:formula="of:=100*([.B6]-[.J6])/[.B6]" office:value-type="float" office:value="-0.0368136380369723" calcext:value-type="float">
            <text:p>-0,04</text:p>
          </table:table-cell>
          <table:table-cell office:value-type="float" office:value="19415.9" calcext:value-type="float">
            <text:p>19415,9</text:p>
          </table:table-cell>
          <table:table-cell table:formula="of:=100*([.B6]-[.L6])/[.B6]" office:value-type="float" office:value="0.0321797535288318" calcext:value-type="float">
            <text:p>0,03</text:p>
          </table:table-cell>
          <table:table-cell table:style-name="ce7" office:value-type="float" office:value="19412.7" calcext:value-type="float">
            <text:p>19412,7000</text:p>
          </table:table-cell>
          <table:table-cell table:formula="of:=100*([.B6]-[.N6])/[.B6]" office:value-type="float" office:value="0.0486557873355974" calcext:value-type="float">
            <text:p>0,05</text:p>
          </table:table-cell>
          <table:table-cell office:value-type="float" office:value="19422.1" calcext:value-type="float">
            <text:p>19422,1</text:p>
          </table:table-cell>
          <table:table-cell table:formula="of:=100*([.B6]-[.P6])/[.B6]" office:value-type="float" office:value="0.000257438028245639" calcext:value-type="float">
            <text:p>0,00</text:p>
          </table:table-cell>
          <table:table-cell table:style-name="ce7" office:value-type="float" office:value="19418.7" calcext:value-type="float">
            <text:p>19418,7000</text:p>
          </table:table-cell>
          <table:table-cell table:formula="of:=100*([.B6]-[.R6])/[.B6]" office:value-type="float" office:value="0.0177632239479189" calcext:value-type="float">
            <text:p>0,02</text:p>
          </table:table-cell>
          <table:table-cell table:style-name="ce7" office:value-type="float" office:value="19416" calcext:value-type="float">
            <text:p>19416,0000</text:p>
          </table:table-cell>
          <table:table-cell table:formula="of:=100*([.B6]-[.T6])/[.B6]" office:value-type="float" office:value="0.0316648774723779" calcext:value-type="float">
            <text:p>0,03</text:p>
          </table:table-cell>
          <table:table-cell table:style-name="ce27" office:value-type="float" office:value="19422.1" calcext:value-type="float">
            <text:p>19422,1000</text:p>
          </table:table-cell>
          <table:table-cell table:formula="of:=100*([.B6]-[.V6])/[.B6]" office:value-type="float" office:value="0.000257438028245639" calcext:value-type="float">
            <text:p>0,00</text:p>
          </table:table-cell>
          <table:table-cell table:style-name="ce27" office:value-type="float" office:value="19422.1" calcext:value-type="float">
            <text:p>19422,1000</text:p>
          </table:table-cell>
          <table:table-cell table:formula="of:=100*([.B6]-[.X6])/[.B6]" office:value-type="float" office:value="0.000257438028245639" calcext:value-type="float">
            <text:p>0,00</text:p>
          </table:table-cell>
          <table:table-cell table:style-name="ce27" office:value-type="float" office:value="19422.1" calcext:value-type="float">
            <text:p>19422,1000</text:p>
          </table:table-cell>
          <table:table-cell table:formula="of:=100*([.B6]-[.Z6])/[.B6]" office:value-type="float" office:value="0.000257438028245639" calcext:value-type="float">
            <text:p>0,00</text:p>
          </table:table-cell>
          <table:table-cell office:value-type="float" office:value="19418.6" calcext:value-type="float">
            <text:p>19418,6</text:p>
          </table:table-cell>
          <table:table-cell table:formula="of:=100*([.B6]-[.AB6])/[.B6]" office:value-type="float" office:value="0.0182781000043914" calcext:value-type="float">
            <text:p>0,02</text:p>
          </table:table-cell>
          <table:table-cell office:value-type="float" office:value="19421.6" calcext:value-type="float">
            <text:p>19421,6</text:p>
          </table:table-cell>
          <table:table-cell table:formula="of:=100*([.B6]-[.AD6])/[.B6]" office:value-type="float" office:value="0.00283181831055218" calcext:value-type="float">
            <text:p>0,00</text:p>
          </table:table-cell>
          <table:table-cell office:value-type="float" office:value="19421.6" calcext:value-type="float">
            <text:p>19421,6</text:p>
          </table:table-cell>
          <table:table-cell table:formula="of:=100*([.B6]-[.AF6])/[.B6]" office:value-type="float" office:value="0.00283181831055218" calcext:value-type="float">
            <text:p>0,00</text:p>
          </table:table-cell>
          <table:table-cell office:value-type="float" office:value="19422.1" calcext:value-type="float">
            <text:p>19422,1</text:p>
          </table:table-cell>
          <table:table-cell table:formula="of:=100*([.B6]-[.AH6])/[.B6]" office:value-type="float" office:value="0.000257438028245639" calcext:value-type="float">
            <text:p>0,00</text:p>
          </table:table-cell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9680.21" calcext:value-type="float">
            <text:p>19680,21</text:p>
          </table:table-cell>
          <table:table-cell/>
          <table:table-cell table:style-name="ce14" office:value-type="float" office:value="19638.2" calcext:value-type="float">
            <text:p>19638,2000</text:p>
          </table:table-cell>
          <table:table-cell table:formula="of:=100*([.B7]-[.D7])/[.B7]" office:value-type="float" office:value="0.213463169346254" calcext:value-type="float">
            <text:p>0,21</text:p>
          </table:table-cell>
          <table:table-cell office:value-type="float" office:value="19680.2" calcext:value-type="float">
            <text:p>19680,2000</text:p>
          </table:table-cell>
          <table:table-cell table:formula="of:=100*([.B7]-[.F7])/[.B7]" office:value-type="float" office:value="0.0000508124659157564" calcext:value-type="float">
            <text:p>0,00</text:p>
          </table:table-cell>
          <table:table-cell table:style-name="ce17" office:value-type="float" office:value="19670.4" calcext:value-type="float">
            <text:p>19.670,40</text:p>
          </table:table-cell>
          <table:table-cell table:formula="of:=100*([.B7]-[.H7])/[.B7]" office:value-type="float" office:value="0.0498470290713243" calcext:value-type="float">
            <text:p>0,05</text:p>
          </table:table-cell>
          <table:table-cell office:value-type="float" office:value="19677.3" calcext:value-type="float">
            <text:p>19677,3</text:p>
          </table:table-cell>
          <table:table-cell table:formula="of:=100*([.B7]-[.J7])/[.B7]" office:value-type="float" office:value="0.0147864275838513" calcext:value-type="float">
            <text:p>0,01</text:p>
          </table:table-cell>
          <table:table-cell office:value-type="float" office:value="19677.4" calcext:value-type="float">
            <text:p>19677,4</text:p>
          </table:table-cell>
          <table:table-cell table:formula="of:=100*([.B7]-[.L7])/[.B7]" office:value-type="float" office:value="0.0142783029246013" calcext:value-type="float">
            <text:p>0,01</text:p>
          </table:table-cell>
          <table:table-cell table:style-name="ce7" office:value-type="float" office:value="19668.1" calcext:value-type="float">
            <text:p>19668,1000</text:p>
          </table:table-cell>
          <table:table-cell table:formula="of:=100*([.B7]-[.N7])/[.B7]" office:value-type="float" office:value="0.0615338962338338" calcext:value-type="float">
            <text:p>0,06</text:p>
          </table:table-cell>
          <table:table-cell office:value-type="float" office:value="19679.5" calcext:value-type="float">
            <text:p>19679,5</text:p>
          </table:table-cell>
          <table:table-cell table:formula="of:=100*([.B7]-[.P7])/[.B7]" office:value-type="float" office:value="0.00360768508059176" calcext:value-type="float">
            <text:p>0,00</text:p>
          </table:table-cell>
          <table:table-cell table:style-name="ce7" office:value-type="float" office:value="19678.3" calcext:value-type="float">
            <text:p>19678,3000</text:p>
          </table:table-cell>
          <table:table-cell table:formula="of:=100*([.B7]-[.R7])/[.B7]" office:value-type="float" office:value="0.00970518099146226" calcext:value-type="float">
            <text:p>0,01</text:p>
          </table:table-cell>
          <table:table-cell table:style-name="ce7" office:value-type="float" office:value="19678.2" calcext:value-type="float">
            <text:p>19678,2000</text:p>
          </table:table-cell>
          <table:table-cell table:formula="of:=100*([.B7]-[.T7])/[.B7]" office:value-type="float" office:value="0.0102133056506938" calcext:value-type="float">
            <text:p>0,01</text:p>
          </table:table-cell>
          <table:table-cell table:style-name="ce27" office:value-type="float" office:value="19680.2" calcext:value-type="float">
            <text:p>19680,2000</text:p>
          </table:table-cell>
          <table:table-cell table:formula="of:=100*([.B7]-[.V7])/[.B7]" office:value-type="float" office:value="0.0000508124659157564" calcext:value-type="float">
            <text:p>0,00</text:p>
          </table:table-cell>
          <table:table-cell table:style-name="ce27" office:value-type="float" office:value="19680.2" calcext:value-type="float">
            <text:p>19680,2000</text:p>
          </table:table-cell>
          <table:table-cell table:formula="of:=100*([.B7]-[.X7])/[.B7]" office:value-type="float" office:value="0.0000508124659157564" calcext:value-type="float">
            <text:p>0,00</text:p>
          </table:table-cell>
          <table:table-cell table:style-name="ce27" office:value-type="float" office:value="19680.2" calcext:value-type="float">
            <text:p>19680,2000</text:p>
          </table:table-cell>
          <table:table-cell table:formula="of:=100*([.B7]-[.Z7])/[.B7]" office:value-type="float" office:value="0.0000508124659157564" calcext:value-type="float">
            <text:p>0,00</text:p>
          </table:table-cell>
          <table:table-cell office:value-type="float" office:value="19665.2" calcext:value-type="float">
            <text:p>19665,2</text:p>
          </table:table-cell>
          <table:table-cell table:formula="of:=100*([.B7]-[.AB7])/[.B7]" office:value-type="float" office:value="0.0762695113517508" calcext:value-type="float">
            <text:p>0,08</text:p>
          </table:table-cell>
          <table:table-cell office:value-type="float" office:value="19680.2" calcext:value-type="float">
            <text:p>19680,2</text:p>
          </table:table-cell>
          <table:table-cell table:formula="of:=100*([.B7]-[.AD7])/[.B7]" office:value-type="float" office:value="0.0000508124659157564" calcext:value-type="float">
            <text:p>0,00</text:p>
          </table:table-cell>
          <table:table-cell office:value-type="float" office:value="19680.2" calcext:value-type="float">
            <text:p>19680,2</text:p>
          </table:table-cell>
          <table:table-cell table:formula="of:=100*([.B7]-[.AF7])/[.B7]" office:value-type="float" office:value="0.0000508124659157564" calcext:value-type="float">
            <text:p>0,00</text:p>
          </table:table-cell>
          <table:table-cell office:value-type="float" office:value="19680.2" calcext:value-type="float">
            <text:p>19680,2</text:p>
          </table:table-cell>
          <table:table-cell table:formula="of:=100*([.B7]-[.AH7])/[.B7]" office:value-type="float" office:value="0.0000508124659157564" calcext:value-type="float">
            <text:p>0,00</text:p>
          </table:table-cell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9331.39" calcext:value-type="float">
            <text:p>19331,39</text:p>
          </table:table-cell>
          <table:table-cell/>
          <table:table-cell table:style-name="ce14" office:value-type="float" office:value="19285.4" calcext:value-type="float">
            <text:p>19285,4000</text:p>
          </table:table-cell>
          <table:table-cell table:formula="of:=100*([.B8]-[.D8])/[.B8]" office:value-type="float" office:value="0.237903223720581" calcext:value-type="float">
            <text:p>0,24</text:p>
          </table:table-cell>
          <table:table-cell office:value-type="float" office:value="19331.4" calcext:value-type="float">
            <text:p>19331,4000</text:p>
          </table:table-cell>
          <table:table-cell table:formula="of:=100*([.B8]-[.F8])/[.B8]" office:value-type="float" office:value="-0.0000517293376318892" calcext:value-type="float">
            <text:p>0,00</text:p>
          </table:table-cell>
          <table:table-cell table:style-name="ce17" office:value-type="float" office:value="19322.3" calcext:value-type="float">
            <text:p>19.322,30</text:p>
          </table:table-cell>
          <table:table-cell table:formula="of:=100*([.B8]-[.H8])/[.B8]" office:value-type="float" office:value="0.0470219678978084" calcext:value-type="float">
            <text:p>0,05</text:p>
          </table:table-cell>
          <table:table-cell office:value-type="float" office:value="19331.4" calcext:value-type="float">
            <text:p>19331,4</text:p>
          </table:table-cell>
          <table:table-cell table:formula="of:=100*([.B8]-[.J8])/[.B8]" office:value-type="float" office:value="-0.0000517293376318892" calcext:value-type="float">
            <text:p>0,00</text:p>
          </table:table-cell>
          <table:table-cell office:value-type="float" office:value="19326" calcext:value-type="float">
            <text:p>19326</text:p>
          </table:table-cell>
          <table:table-cell table:formula="of:=100*([.B8]-[.L8])/[.B8]" office:value-type="float" office:value="0.0278821129779049" calcext:value-type="float">
            <text:p>0,03</text:p>
          </table:table-cell>
          <table:table-cell table:style-name="ce7" office:value-type="float" office:value="19325.1" calcext:value-type="float">
            <text:p>19325,1000</text:p>
          </table:table-cell>
          <table:table-cell table:formula="of:=100*([.B8]-[.N8])/[.B8]" office:value-type="float" office:value="0.032537753363834" calcext:value-type="float">
            <text:p>0,03</text:p>
          </table:table-cell>
          <table:table-cell office:value-type="float" office:value="19331.4" calcext:value-type="float">
            <text:p>19331,4</text:p>
          </table:table-cell>
          <table:table-cell table:formula="of:=100*([.B8]-[.P8])/[.B8]" office:value-type="float" office:value="-0.0000517293376318892" calcext:value-type="float">
            <text:p>0,00</text:p>
          </table:table-cell>
          <table:table-cell table:style-name="ce7" office:value-type="float" office:value="19325.5" calcext:value-type="float">
            <text:p>19325,5000</text:p>
          </table:table-cell>
          <table:table-cell table:formula="of:=100*([.B8]-[.R8])/[.B8]" office:value-type="float" office:value="0.0304685798589725" calcext:value-type="float">
            <text:p>0,03</text:p>
          </table:table-cell>
          <table:table-cell table:style-name="ce7" office:value-type="float" office:value="19320.1" calcext:value-type="float">
            <text:p>19320,1000</text:p>
          </table:table-cell>
          <table:table-cell table:formula="of:=100*([.B8]-[.T8])/[.B8]" office:value-type="float" office:value="0.0584024221745093" calcext:value-type="float">
            <text:p>0,06</text:p>
          </table:table-cell>
          <table:table-cell table:style-name="ce27" office:value-type="float" office:value="19331.4" calcext:value-type="float">
            <text:p>19331,4000</text:p>
          </table:table-cell>
          <table:table-cell table:formula="of:=100*([.B8]-[.V8])/[.B8]" office:value-type="float" office:value="-0.0000517293376318892" calcext:value-type="float">
            <text:p>0,00</text:p>
          </table:table-cell>
          <table:table-cell table:style-name="ce27" office:value-type="float" office:value="19331.4" calcext:value-type="float">
            <text:p>19331,4000</text:p>
          </table:table-cell>
          <table:table-cell table:formula="of:=100*([.B8]-[.X8])/[.B8]" office:value-type="float" office:value="-0.0000517293376318892" calcext:value-type="float">
            <text:p>0,00</text:p>
          </table:table-cell>
          <table:table-cell table:style-name="ce27" office:value-type="float" office:value="19331.4" calcext:value-type="float">
            <text:p>19331,4000</text:p>
          </table:table-cell>
          <table:table-cell table:formula="of:=100*([.B8]-[.Z8])/[.B8]" office:value-type="float" office:value="-0.0000517293376318892" calcext:value-type="float">
            <text:p>0,00</text:p>
          </table:table-cell>
          <table:table-cell office:value-type="float" office:value="19327.3" calcext:value-type="float">
            <text:p>19327,3</text:p>
          </table:table-cell>
          <table:table-cell table:formula="of:=100*([.B8]-[.AB8])/[.B8]" office:value-type="float" office:value="0.0211572990871331" calcext:value-type="float">
            <text:p>0,02</text:p>
          </table:table-cell>
          <table:table-cell office:value-type="float" office:value="19331.4" calcext:value-type="float">
            <text:p>19331,4</text:p>
          </table:table-cell>
          <table:table-cell table:formula="of:=100*([.B8]-[.AD8])/[.B8]" office:value-type="float" office:value="-0.0000517293376318892" calcext:value-type="float">
            <text:p>0,00</text:p>
          </table:table-cell>
          <table:table-cell office:value-type="float" office:value="19331.4" calcext:value-type="float">
            <text:p>19331,4</text:p>
          </table:table-cell>
          <table:table-cell table:formula="of:=100*([.B8]-[.AF8])/[.B8]" office:value-type="float" office:value="-0.0000517293376318892" calcext:value-type="float">
            <text:p>0,00</text:p>
          </table:table-cell>
          <table:table-cell office:value-type="float" office:value="19329.4" calcext:value-type="float">
            <text:p>19329,4</text:p>
          </table:table-cell>
          <table:table-cell table:formula="of:=100*([.B8]-[.AH8])/[.B8]" office:value-type="float" office:value="0.0102941381866382" calcext:value-type="float">
            <text:p>0,01</text:p>
          </table:table-cell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9461.39" calcext:value-type="float">
            <text:p>19461,39</text:p>
          </table:table-cell>
          <table:table-cell/>
          <table:table-cell table:style-name="ce14" office:value-type="float" office:value="19405.3" calcext:value-type="float">
            <text:p>19405,3000</text:p>
          </table:table-cell>
          <table:table-cell table:formula="of:=100*([.B9]-[.D9])/[.B9]" office:value-type="float" office:value="0.288211684776885" calcext:value-type="float">
            <text:p>0,29</text:p>
          </table:table-cell>
          <table:table-cell office:value-type="float" office:value="19461.4" calcext:value-type="float">
            <text:p>19461,4000</text:p>
          </table:table-cell>
          <table:table-cell table:formula="of:=100*([.B9]-[.F9])/[.B9]" office:value-type="float" office:value="-0.000051383791199073" calcext:value-type="float">
            <text:p>0,00</text:p>
          </table:table-cell>
          <table:table-cell table:style-name="ce17" office:value-type="float" office:value="19446.7" calcext:value-type="float">
            <text:p>19.446,70</text:p>
          </table:table-cell>
          <table:table-cell table:formula="of:=100*([.B9]-[.H9])/[.B9]" office:value-type="float" office:value="0.0754827892560536" calcext:value-type="float">
            <text:p>0,08</text:p>
          </table:table-cell>
          <table:table-cell office:value-type="float" office:value="19461.4" calcext:value-type="float">
            <text:p>19461,4</text:p>
          </table:table-cell>
          <table:table-cell table:formula="of:=100*([.B9]-[.J9])/[.B9]" office:value-type="float" office:value="-0.000051383791199073" calcext:value-type="float">
            <text:p>0,00</text:p>
          </table:table-cell>
          <table:table-cell office:value-type="float" office:value="19456" calcext:value-type="float">
            <text:p>19456</text:p>
          </table:table-cell>
          <table:table-cell table:formula="of:=100*([.B9]-[.L9])/[.B9]" office:value-type="float" office:value="0.027695863450655" calcext:value-type="float">
            <text:p>0,03</text:p>
          </table:table-cell>
          <table:table-cell table:style-name="ce7" office:value-type="float" office:value="19446.7" calcext:value-type="float">
            <text:p>19446,7000</text:p>
          </table:table-cell>
          <table:table-cell table:formula="of:=100*([.B9]-[.N9])/[.B9]" office:value-type="float" office:value="0.0754827892560536" calcext:value-type="float">
            <text:p>0,08</text:p>
          </table:table-cell>
          <table:table-cell office:value-type="float" office:value="19460" calcext:value-type="float">
            <text:p>19460</text:p>
          </table:table-cell>
          <table:table-cell table:formula="of:=100*([.B9]-[.P9])/[.B9]" office:value-type="float" office:value="0.00714234697521307" calcext:value-type="float">
            <text:p>0,01</text:p>
          </table:table-cell>
          <table:table-cell table:style-name="ce7" office:value-type="float" office:value="19453.9" calcext:value-type="float">
            <text:p>19453,9000</text:p>
          </table:table-cell>
          <table:table-cell table:formula="of:=100*([.B9]-[.R9])/[.B9]" office:value-type="float" office:value="0.0384864596002545" calcext:value-type="float">
            <text:p>0,04</text:p>
          </table:table-cell>
          <table:table-cell table:style-name="ce7" office:value-type="float" office:value="19444.4" calcext:value-type="float">
            <text:p>19444,4000</text:p>
          </table:table-cell>
          <table:table-cell table:formula="of:=100*([.B9]-[.T9])/[.B9]" office:value-type="float" office:value="0.0873010612294289" calcext:value-type="float">
            <text:p>0,09</text:p>
          </table:table-cell>
          <table:table-cell table:style-name="ce27" office:value-type="float" office:value="19461.4" calcext:value-type="float">
            <text:p>19461,4000</text:p>
          </table:table-cell>
          <table:table-cell table:formula="of:=100*([.B9]-[.V9])/[.B9]" office:value-type="float" office:value="-0.000051383791199073" calcext:value-type="float">
            <text:p>0,00</text:p>
          </table:table-cell>
          <table:table-cell table:style-name="ce27" office:value-type="float" office:value="19461.4" calcext:value-type="float">
            <text:p>19461,4000</text:p>
          </table:table-cell>
          <table:table-cell table:formula="of:=100*([.B9]-[.X9])/[.B9]" office:value-type="float" office:value="-0.000051383791199073" calcext:value-type="float">
            <text:p>0,00</text:p>
          </table:table-cell>
          <table:table-cell table:style-name="ce27" office:value-type="float" office:value="19461.4" calcext:value-type="float">
            <text:p>19461,4000</text:p>
          </table:table-cell>
          <table:table-cell table:formula="of:=100*([.B9]-[.Z9])/[.B9]" office:value-type="float" office:value="-0.000051383791199073" calcext:value-type="float">
            <text:p>0,00</text:p>
          </table:table-cell>
          <table:table-cell office:value-type="float" office:value="19459.8" calcext:value-type="float">
            <text:p>19459,8</text:p>
          </table:table-cell>
          <table:table-cell table:formula="of:=100*([.B9]-[.AB9])/[.B9]" office:value-type="float" office:value="0.0081700227989889" calcext:value-type="float">
            <text:p>0,01</text:p>
          </table:table-cell>
          <table:table-cell office:value-type="float" office:value="19461.4" calcext:value-type="float">
            <text:p>19461,4</text:p>
          </table:table-cell>
          <table:table-cell table:formula="of:=100*([.B9]-[.AD9])/[.B9]" office:value-type="float" office:value="-0.000051383791199073" calcext:value-type="float">
            <text:p>0,00</text:p>
          </table:table-cell>
          <table:table-cell office:value-type="float" office:value="19461.4" calcext:value-type="float">
            <text:p>19461,4</text:p>
          </table:table-cell>
          <table:table-cell table:formula="of:=100*([.B9]-[.AF9])/[.B9]" office:value-type="float" office:value="-0.000051383791199073" calcext:value-type="float">
            <text:p>0,00</text:p>
          </table:table-cell>
          <table:table-cell office:value-type="float" office:value="19461.4" calcext:value-type="float">
            <text:p>19461,4</text:p>
          </table:table-cell>
          <table:table-cell table:formula="of:=100*([.B9]-[.AH9])/[.B9]" office:value-type="float" office:value="-0.000051383791199073" calcext:value-type="float">
            <text:p>0,00</text:p>
          </table:table-cell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9477.39" calcext:value-type="float">
            <text:p>19477,39</text:p>
          </table:table-cell>
          <table:table-cell/>
          <table:table-cell table:style-name="ce14" office:value-type="float" office:value="19435.1" calcext:value-type="float">
            <text:p>19435,1000</text:p>
          </table:table-cell>
          <table:table-cell table:formula="of:=100*([.B10]-[.D10])/[.B10]" office:value-type="float" office:value="0.217123546840726" calcext:value-type="float">
            <text:p>0,22</text:p>
          </table:table-cell>
          <table:table-cell office:value-type="float" office:value="19477.3" calcext:value-type="float">
            <text:p>19477,3000</text:p>
          </table:table-cell>
          <table:table-cell table:formula="of:=100*([.B10]-[.F10])/[.B10]" office:value-type="float" office:value="0.000462074230685659" calcext:value-type="float">
            <text:p>0,00</text:p>
          </table:table-cell>
          <table:table-cell table:style-name="ce17" office:value-type="float" office:value="19473.5" calcext:value-type="float">
            <text:p>19.473,50</text:p>
          </table:table-cell>
          <table:table-cell table:formula="of:=100*([.B10]-[.H10])/[.B10]" office:value-type="float" office:value="0.0199718750818227" calcext:value-type="float">
            <text:p>0,02</text:p>
          </table:table-cell>
          <table:table-cell office:value-type="float" office:value="19472.8" calcext:value-type="float">
            <text:p>19472,8</text:p>
          </table:table-cell>
          <table:table-cell table:formula="of:=100*([.B10]-[.J10])/[.B10]" office:value-type="float" office:value="0.0235657857649313" calcext:value-type="float">
            <text:p>0,02</text:p>
          </table:table-cell>
          <table:table-cell office:value-type="float" office:value="19477.3" calcext:value-type="float">
            <text:p>19477,3</text:p>
          </table:table-cell>
          <table:table-cell table:formula="of:=100*([.B10]-[.L10])/[.B10]" office:value-type="float" office:value="0.000462074230685659" calcext:value-type="float">
            <text:p>0,00</text:p>
          </table:table-cell>
          <table:table-cell table:style-name="ce7" office:value-type="float" office:value="19464.4" calcext:value-type="float">
            <text:p>19464,4000</text:p>
          </table:table-cell>
          <table:table-cell table:formula="of:=100*([.B10]-[.N10])/[.B10]" office:value-type="float" office:value="0.0666927139621785" calcext:value-type="float">
            <text:p>0,07</text:p>
          </table:table-cell>
          <table:table-cell office:value-type="float" office:value="19477.3" calcext:value-type="float">
            <text:p>19477,3</text:p>
          </table:table-cell>
          <table:table-cell table:formula="of:=100*([.B10]-[.P10])/[.B10]" office:value-type="float" office:value="0.000462074230685659" calcext:value-type="float">
            <text:p>0,00</text:p>
          </table:table-cell>
          <table:table-cell table:style-name="ce7" office:value-type="float" office:value="19477.3" calcext:value-type="float">
            <text:p>19477,3000</text:p>
          </table:table-cell>
          <table:table-cell table:formula="of:=100*([.B10]-[.R10])/[.B10]" office:value-type="float" office:value="0.000462074230685659" calcext:value-type="float">
            <text:p>0,00</text:p>
          </table:table-cell>
          <table:table-cell table:style-name="ce7" office:value-type="float" office:value="19471.5" calcext:value-type="float">
            <text:p>19471,5000</text:p>
          </table:table-cell>
          <table:table-cell table:formula="of:=100*([.B10]-[.T10])/[.B10]" office:value-type="float" office:value="0.0302401913192651" calcext:value-type="float">
            <text:p>0,03</text:p>
          </table:table-cell>
          <table:table-cell table:style-name="ce27" office:value-type="float" office:value="19477.3" calcext:value-type="float">
            <text:p>19477,3000</text:p>
          </table:table-cell>
          <table:table-cell table:formula="of:=100*([.B10]-[.V10])/[.B10]" office:value-type="float" office:value="0.000462074230685659" calcext:value-type="float">
            <text:p>0,00</text:p>
          </table:table-cell>
          <table:table-cell table:style-name="ce27" office:value-type="float" office:value="19477.3" calcext:value-type="float">
            <text:p>19477,3000</text:p>
          </table:table-cell>
          <table:table-cell table:formula="of:=100*([.B10]-[.X10])/[.B10]" office:value-type="float" office:value="0.000462074230685659" calcext:value-type="float">
            <text:p>0,00</text:p>
          </table:table-cell>
          <table:table-cell table:style-name="ce27" office:value-type="float" office:value="19477.3" calcext:value-type="float">
            <text:p>19477,3000</text:p>
          </table:table-cell>
          <table:table-cell table:formula="of:=100*([.B10]-[.Z10])/[.B10]" office:value-type="float" office:value="0.000462074230685659" calcext:value-type="float">
            <text:p>0,00</text:p>
          </table:table-cell>
          <table:table-cell office:value-type="float" office:value="19471.6" calcext:value-type="float">
            <text:p>19471,6</text:p>
          </table:table-cell>
          <table:table-cell table:formula="of:=100*([.B10]-[.AB10])/[.B10]" office:value-type="float" office:value="0.0297267755074005" calcext:value-type="float">
            <text:p>0,03</text:p>
          </table:table-cell>
          <table:table-cell office:value-type="float" office:value="19477.3" calcext:value-type="float">
            <text:p>19477,3</text:p>
          </table:table-cell>
          <table:table-cell table:formula="of:=100*([.B10]-[.AD10])/[.B10]" office:value-type="float" office:value="0.000462074230685659" calcext:value-type="float">
            <text:p>0,00</text:p>
          </table:table-cell>
          <table:table-cell office:value-type="float" office:value="19477.3" calcext:value-type="float">
            <text:p>19477,3</text:p>
          </table:table-cell>
          <table:table-cell table:formula="of:=100*([.B10]-[.AF10])/[.B10]" office:value-type="float" office:value="0.000462074230685659" calcext:value-type="float">
            <text:p>0,00</text:p>
          </table:table-cell>
          <table:table-cell office:value-type="float" office:value="19477.3" calcext:value-type="float">
            <text:p>19477,3</text:p>
          </table:table-cell>
          <table:table-cell table:formula="of:=100*([.B10]-[.AH10])/[.B10]" office:value-type="float" office:value="0.000462074230685659" calcext:value-type="float">
            <text:p>0,00</text:p>
          </table:table-cell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9604.84" calcext:value-type="float">
            <text:p>19604,84</text:p>
          </table:table-cell>
          <table:table-cell/>
          <table:table-cell table:style-name="ce14" office:value-type="float" office:value="19585.6" calcext:value-type="float">
            <text:p>19585,6000</text:p>
          </table:table-cell>
          <table:table-cell table:formula="of:=100*([.B11]-[.D11])/[.B11]" office:value-type="float" office:value="0.0981390309739921" calcext:value-type="float">
            <text:p>0,10</text:p>
          </table:table-cell>
          <table:table-cell office:value-type="float" office:value="19604.8" calcext:value-type="float">
            <text:p>19604,8000</text:p>
          </table:table-cell>
          <table:table-cell table:formula="of:=100*([.B11]-[.F11])/[.B11]" office:value-type="float" office:value="0.000204031249430616" calcext:value-type="float">
            <text:p>0,00</text:p>
          </table:table-cell>
          <table:table-cell table:style-name="ce17" office:value-type="float" office:value="19601.8" calcext:value-type="float">
            <text:p>19.601,80</text:p>
          </table:table-cell>
          <table:table-cell table:formula="of:=100*([.B11]-[.H11])/[.B11]" office:value-type="float" office:value="0.0155063749563928" calcext:value-type="float">
            <text:p>0,02</text:p>
          </table:table-cell>
          <table:table-cell office:value-type="float" office:value="19604.8" calcext:value-type="float">
            <text:p>19604,8</text:p>
          </table:table-cell>
          <table:table-cell table:formula="of:=100*([.B11]-[.J11])/[.B11]" office:value-type="float" office:value="0.000204031249430616" calcext:value-type="float">
            <text:p>0,00</text:p>
          </table:table-cell>
          <table:table-cell office:value-type="float" office:value="19596.2" calcext:value-type="float">
            <text:p>19596,2</text:p>
          </table:table-cell>
          <table:table-cell table:formula="of:=100*([.B11]-[.L11])/[.B11]" office:value-type="float" office:value="0.0440707498760481" calcext:value-type="float">
            <text:p>0,04</text:p>
          </table:table-cell>
          <table:table-cell table:style-name="ce7" office:value-type="float" office:value="19588.4" calcext:value-type="float">
            <text:p>19588,4000</text:p>
          </table:table-cell>
          <table:table-cell table:formula="of:=100*([.B11]-[.N11])/[.B11]" office:value-type="float" office:value="0.083856843514146" calcext:value-type="float">
            <text:p>0,08</text:p>
          </table:table-cell>
          <table:table-cell office:value-type="float" office:value="19604.8" calcext:value-type="float">
            <text:p>19604,8</text:p>
          </table:table-cell>
          <table:table-cell table:formula="of:=100*([.B11]-[.P11])/[.B11]" office:value-type="float" office:value="0.000204031249430616" calcext:value-type="float">
            <text:p>0,00</text:p>
          </table:table-cell>
          <table:table-cell table:style-name="ce7" office:value-type="float" office:value="19599.9" calcext:value-type="float">
            <text:p>19599,9000</text:p>
          </table:table-cell>
          <table:table-cell table:formula="of:=100*([.B11]-[.R11])/[.B11]" office:value-type="float" office:value="0.0251978593041243" calcext:value-type="float">
            <text:p>0,03</text:p>
          </table:table-cell>
          <table:table-cell table:style-name="ce7" office:value-type="float" office:value="19598.4" calcext:value-type="float">
            <text:p>19598,4000</text:p>
          </table:table-cell>
          <table:table-cell table:formula="of:=100*([.B11]-[.T11])/[.B11]" office:value-type="float" office:value="0.0328490311576054" calcext:value-type="float">
            <text:p>0,03</text:p>
          </table:table-cell>
          <table:table-cell table:style-name="ce27" office:value-type="float" office:value="19604.8" calcext:value-type="float">
            <text:p>19604,8000</text:p>
          </table:table-cell>
          <table:table-cell table:formula="of:=100*([.B11]-[.V11])/[.B11]" office:value-type="float" office:value="0.000204031249430616" calcext:value-type="float">
            <text:p>0,00</text:p>
          </table:table-cell>
          <table:table-cell table:style-name="ce27" office:value-type="float" office:value="19604.8" calcext:value-type="float">
            <text:p>19604,8000</text:p>
          </table:table-cell>
          <table:table-cell table:formula="of:=100*([.B11]-[.X11])/[.B11]" office:value-type="float" office:value="0.000204031249430616" calcext:value-type="float">
            <text:p>0,00</text:p>
          </table:table-cell>
          <table:table-cell table:style-name="ce27" office:value-type="float" office:value="19604.8" calcext:value-type="float">
            <text:p>19604,8000</text:p>
          </table:table-cell>
          <table:table-cell table:formula="of:=100*([.B11]-[.Z11])/[.B11]" office:value-type="float" office:value="0.000204031249430616" calcext:value-type="float">
            <text:p>0,00</text:p>
          </table:table-cell>
          <table:table-cell office:value-type="float" office:value="19601.8" calcext:value-type="float">
            <text:p>19601,8</text:p>
          </table:table-cell>
          <table:table-cell table:formula="of:=100*([.B11]-[.AB11])/[.B11]" office:value-type="float" office:value="0.0155063749563928" calcext:value-type="float">
            <text:p>0,02</text:p>
          </table:table-cell>
          <table:table-cell office:value-type="float" office:value="19604.8" calcext:value-type="float">
            <text:p>19604,8</text:p>
          </table:table-cell>
          <table:table-cell table:formula="of:=100*([.B11]-[.AD11])/[.B11]" office:value-type="float" office:value="0.000204031249430616" calcext:value-type="float">
            <text:p>0,00</text:p>
          </table:table-cell>
          <table:table-cell office:value-type="float" office:value="19604.8" calcext:value-type="float">
            <text:p>19604,8</text:p>
          </table:table-cell>
          <table:table-cell table:formula="of:=100*([.B11]-[.AF11])/[.B11]" office:value-type="float" office:value="0.000204031249430616" calcext:value-type="float">
            <text:p>0,00</text:p>
          </table:table-cell>
          <table:table-cell office:value-type="float" office:value="19604.8" calcext:value-type="float">
            <text:p>19604,8</text:p>
          </table:table-cell>
          <table:table-cell table:formula="of:=100*([.B11]-[.AH11])/[.B11]" office:value-type="float" office:value="0.000204031249430616" calcext:value-type="float">
            <text:p>0,00</text:p>
          </table:table-cell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78030.62" calcext:value-type="float">
            <text:p>778030,62</text:p>
          </table:table-cell>
          <table:table-cell/>
          <table:table-cell table:style-name="ce14" office:value-type="float" office:value="752733" calcext:value-type="float">
            <text:p>752733,0000</text:p>
          </table:table-cell>
          <table:table-cell table:formula="of:=100*([.B12]-[.D12])/[.B12]" office:value-type="float" office:value="3.25149413785283" calcext:value-type="float">
            <text:p>3,25</text:p>
          </table:table-cell>
          <table:table-cell office:value-type="float" office:value="769661" calcext:value-type="float">
            <text:p>769661,0000</text:p>
          </table:table-cell>
          <table:table-cell table:formula="of:=100*([.B12]-[.F12])/[.B12]" office:value-type="float" office:value="1.07574429397136" calcext:value-type="float">
            <text:p>1,08</text:p>
          </table:table-cell>
          <table:table-cell table:style-name="ce18" office:value-type="float" office:value="771034" calcext:value-type="float">
            <text:p>771034</text:p>
          </table:table-cell>
          <table:table-cell table:formula="of:=100*([.B12]-[.H12])/[.B12]" office:value-type="float" office:value="0.89927309030588" calcext:value-type="float">
            <text:p>0,90</text:p>
          </table:table-cell>
          <table:table-cell office:value-type="float" office:value="754035" calcext:value-type="float">
            <text:p>754035</text:p>
          </table:table-cell>
          <table:table-cell table:formula="of:=100*([.B12]-[.J12])/[.B12]" office:value-type="float" office:value="3.08414853903822" calcext:value-type="float">
            <text:p>3,08</text:p>
          </table:table-cell>
          <table:table-cell office:value-type="float" office:value="754287" calcext:value-type="float">
            <text:p>754287</text:p>
          </table:table-cell>
          <table:table-cell table:formula="of:=100*([.B12]-[.L12])/[.B12]" office:value-type="float" office:value="3.05175906829991" calcext:value-type="float">
            <text:p>3,05</text:p>
          </table:table-cell>
          <table:table-cell table:style-name="ce8" office:value-type="float" office:value="760558" calcext:value-type="float">
            <text:p>760.558,00</text:p>
          </table:table-cell>
          <table:table-cell table:formula="of:=100*([.B12]-[.N12])/[.B12]" office:value-type="float" office:value="2.24574965956995" calcext:value-type="float">
            <text:p>2,25</text:p>
          </table:table-cell>
          <table:table-cell office:value-type="float" office:value="755790" calcext:value-type="float">
            <text:p>755790</text:p>
          </table:table-cell>
          <table:table-cell table:formula="of:=100*([.B12]-[.P12])/[.B12]" office:value-type="float" office:value="2.85857901068212" calcext:value-type="float">
            <text:p>2,86</text:p>
          </table:table-cell>
          <table:table-cell table:style-name="ce8" office:value-type="float" office:value="760952" calcext:value-type="float">
            <text:p>760.952,00</text:p>
          </table:table-cell>
          <table:table-cell table:formula="of:=100*([.B12]-[.R12])/[.B12]" office:value-type="float" office:value="2.1951089791299" calcext:value-type="float">
            <text:p>2,20</text:p>
          </table:table-cell>
          <table:table-cell table:style-name="ce8" office:value-type="float" office:value="757086" calcext:value-type="float">
            <text:p>757.086,00</text:p>
          </table:table-cell>
          <table:table-cell table:formula="of:=100*([.B12]-[.T12])/[.B12]" office:value-type="float" office:value="2.69200458974224" calcext:value-type="float">
            <text:p>2,69</text:p>
          </table:table-cell>
          <table:table-cell table:style-name="ce28" office:value-type="float" office:value="761787" calcext:value-type="float">
            <text:p>761.787,00</text:p>
          </table:table-cell>
          <table:table-cell table:formula="of:=100*([.B12]-[.V12])/[.B12]" office:value-type="float" office:value="2.08778672489779" calcext:value-type="float">
            <text:p>2,09</text:p>
          </table:table-cell>
          <table:table-cell table:style-name="ce28" office:value-type="float" office:value="758166" calcext:value-type="float">
            <text:p>758.166,00</text:p>
          </table:table-cell>
          <table:table-cell table:formula="of:=100*([.B12]-[.X12])/[.B12]" office:value-type="float" office:value="2.55319257229233" calcext:value-type="float">
            <text:p>2,55</text:p>
          </table:table-cell>
          <table:table-cell table:style-name="ce27" office:value-type="float" office:value="763462" calcext:value-type="float">
            <text:p>763462,0000</text:p>
          </table:table-cell>
          <table:table-cell table:formula="of:=100*([.B12]-[.Z12])/[.B12]" office:value-type="float" office:value="1.87249956820465" calcext:value-type="float">
            <text:p>1,87</text:p>
          </table:table-cell>
          <table:table-cell office:value-type="float" office:value="762432" calcext:value-type="float">
            <text:p>762432</text:p>
          </table:table-cell>
          <table:table-cell table:formula="of:=100*([.B12]-[.AB12])/[.B12]" office:value-type="float" office:value="2.00488510336521" calcext:value-type="float">
            <text:p>2,00</text:p>
          </table:table-cell>
          <table:table-cell office:value-type="float" office:value="768472" calcext:value-type="float">
            <text:p>768472</text:p>
          </table:table-cell>
          <table:table-cell table:formula="of:=100*([.B12]-[.AD12])/[.B12]" office:value-type="float" office:value="1.22856604281204" calcext:value-type="float">
            <text:p>1,23</text:p>
          </table:table-cell>
          <table:table-cell office:value-type="float" office:value="768893" calcext:value-type="float">
            <text:p>768893</text:p>
          </table:table-cell>
          <table:table-cell table:formula="of:=100*([.B12]-[.AF12])/[.B12]" office:value-type="float" office:value="1.17445506193574" calcext:value-type="float">
            <text:p>1,17</text:p>
          </table:table-cell>
          <table:table-cell office:value-type="float" office:value="770455" calcext:value-type="float">
            <text:p>770455</text:p>
          </table:table-cell>
          <table:table-cell table:formula="of:=100*([.B12]-[.AH12])/[.B12]" office:value-type="float" office:value="0.973691755216523" calcext:value-type="float">
            <text:p>0,97</text:p>
          </table:table-cell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79963.69" calcext:value-type="float">
            <text:p>779963,69</text:p>
          </table:table-cell>
          <table:table-cell/>
          <table:table-cell table:style-name="ce14" office:value-type="float" office:value="763458" calcext:value-type="float">
            <text:p>763458,0000</text:p>
          </table:table-cell>
          <table:table-cell table:formula="of:=100*([.B13]-[.D13])/[.B13]" office:value-type="float" office:value="2.11621261497442" calcext:value-type="float">
            <text:p>2,12</text:p>
          </table:table-cell>
          <table:table-cell office:value-type="float" office:value="768273" calcext:value-type="float">
            <text:p>768273,0000</text:p>
          </table:table-cell>
          <table:table-cell table:formula="of:=100*([.B13]-[.F13])/[.B13]" office:value-type="float" office:value="1.49887618486444" calcext:value-type="float">
            <text:p>1,50</text:p>
          </table:table-cell>
          <table:table-cell table:style-name="ce18" office:value-type="float" office:value="774127" calcext:value-type="float">
            <text:p>774127</text:p>
          </table:table-cell>
          <table:table-cell table:formula="of:=100*([.B13]-[.H13])/[.B13]" office:value-type="float" office:value="0.74832842539118" calcext:value-type="float">
            <text:p>0,75</text:p>
          </table:table-cell>
          <table:table-cell office:value-type="float" office:value="759843" calcext:value-type="float">
            <text:p>759843</text:p>
          </table:table-cell>
          <table:table-cell table:formula="of:=100*([.B13]-[.J13])/[.B13]" office:value-type="float" office:value="2.57969572916913" calcext:value-type="float">
            <text:p>2,58</text:p>
          </table:table-cell>
          <table:table-cell office:value-type="float" office:value="771778" calcext:value-type="float">
            <text:p>771778</text:p>
          </table:table-cell>
          <table:table-cell table:formula="of:=100*([.B13]-[.L13])/[.B13]" office:value-type="float" office:value="1.0494962912953" calcext:value-type="float">
            <text:p>1,05</text:p>
          </table:table-cell>
          <table:table-cell table:style-name="ce8" office:value-type="float" office:value="756991" calcext:value-type="float">
            <text:p>756.991,00</text:p>
          </table:table-cell>
          <table:table-cell table:formula="of:=100*([.B13]-[.N13])/[.B13]" office:value-type="float" office:value="2.94535377666106" calcext:value-type="float">
            <text:p>2,95</text:p>
          </table:table-cell>
          <table:table-cell office:value-type="float" office:value="762735" calcext:value-type="float">
            <text:p>762735</text:p>
          </table:table-cell>
          <table:table-cell table:formula="of:=100*([.B13]-[.P13])/[.B13]" office:value-type="float" office:value="2.20890923781336" calcext:value-type="float">
            <text:p>2,21</text:p>
          </table:table-cell>
          <table:table-cell table:style-name="ce8" office:value-type="float" office:value="763328" calcext:value-type="float">
            <text:p>763.328,00</text:p>
          </table:table-cell>
          <table:table-cell table:formula="of:=100*([.B13]-[.R13])/[.B13]" office:value-type="float" office:value="2.1328800575319" calcext:value-type="float">
            <text:p>2,13</text:p>
          </table:table-cell>
          <table:table-cell table:style-name="ce8" office:value-type="float" office:value="751029" calcext:value-type="float">
            <text:p>751.029,00</text:p>
          </table:table-cell>
          <table:table-cell table:formula="of:=100*([.B13]-[.T13])/[.B13]" office:value-type="float" office:value="3.7097483345667" calcext:value-type="float">
            <text:p>3,71</text:p>
          </table:table-cell>
          <table:table-cell table:style-name="ce28" office:value-type="float" office:value="774782" calcext:value-type="float">
            <text:p>774.782,00</text:p>
          </table:table-cell>
          <table:table-cell table:formula="of:=100*([.B13]-[.V13])/[.B13]" office:value-type="float" office:value="0.664350157120769" calcext:value-type="float">
            <text:p>0,66</text:p>
          </table:table-cell>
          <table:table-cell table:style-name="ce28" office:value-type="float" office:value="762255" calcext:value-type="float">
            <text:p>762.255,00</text:p>
          </table:table-cell>
          <table:table-cell table:formula="of:=100*([.B13]-[.X13])/[.B13]" office:value-type="float" office:value="2.27045056417946" calcext:value-type="float">
            <text:p>2,27</text:p>
          </table:table-cell>
          <table:table-cell table:style-name="ce27" office:value-type="float" office:value="772275" calcext:value-type="float">
            <text:p>772275,0000</text:p>
          </table:table-cell>
          <table:table-cell table:formula="of:=100*([.B13]-[.Z13])/[.B13]" office:value-type="float" office:value="0.985775376287061" calcext:value-type="float">
            <text:p>0,99</text:p>
          </table:table-cell>
          <table:table-cell office:value-type="float" office:value="764288" calcext:value-type="float">
            <text:p>764288</text:p>
          </table:table-cell>
          <table:table-cell table:formula="of:=100*([.B13]-[.AB13])/[.B13]" office:value-type="float" office:value="2.0097974047997" calcext:value-type="float">
            <text:p>2,01</text:p>
          </table:table-cell>
          <table:table-cell office:value-type="float" office:value="771856" calcext:value-type="float">
            <text:p>771856</text:p>
          </table:table-cell>
          <table:table-cell table:formula="of:=100*([.B13]-[.AD13])/[.B13]" office:value-type="float" office:value="1.03949582576081" calcext:value-type="float">
            <text:p>1,04</text:p>
          </table:table-cell>
          <table:table-cell office:value-type="float" office:value="776145" calcext:value-type="float">
            <text:p>776145</text:p>
          </table:table-cell>
          <table:table-cell table:formula="of:=100*([.B13]-[.AF13])/[.B13]" office:value-type="float" office:value="0.489598432460355" calcext:value-type="float">
            <text:p>0,49</text:p>
          </table:table-cell>
          <table:table-cell office:value-type="float" office:value="768793" calcext:value-type="float">
            <text:p>768793</text:p>
          </table:table-cell>
          <table:table-cell table:formula="of:=100*([.B13]-[.AH13])/[.B13]" office:value-type="float" office:value="1.4322064146345" calcext:value-type="float">
            <text:p>1,43</text:p>
          </table:table-cell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76768.44" calcext:value-type="float">
            <text:p>776768,44</text:p>
          </table:table-cell>
          <table:table-cell/>
          <table:table-cell table:style-name="ce14" office:value-type="float" office:value="757101" calcext:value-type="float">
            <text:p>757101,0000</text:p>
          </table:table-cell>
          <table:table-cell table:formula="of:=100*([.B14]-[.D14])/[.B14]" office:value-type="float" office:value="2.53195662789801" calcext:value-type="float">
            <text:p>2,53</text:p>
          </table:table-cell>
          <table:table-cell office:value-type="float" office:value="767690" calcext:value-type="float">
            <text:p>767690,0000</text:p>
          </table:table-cell>
          <table:table-cell table:formula="of:=100*([.B14]-[.F14])/[.B14]" office:value-type="float" office:value="1.16874470337646" calcext:value-type="float">
            <text:p>1,17</text:p>
          </table:table-cell>
          <table:table-cell table:style-name="ce18" office:value-type="float" office:value="767466" calcext:value-type="float">
            <text:p>767466</text:p>
          </table:table-cell>
          <table:table-cell table:formula="of:=100*([.B14]-[.H14])/[.B14]" office:value-type="float" office:value="1.1975821262769" calcext:value-type="float">
            <text:p>1,20</text:p>
          </table:table-cell>
          <table:table-cell office:value-type="float" office:value="757355" calcext:value-type="float">
            <text:p>757355</text:p>
          </table:table-cell>
          <table:table-cell table:formula="of:=100*([.B14]-[.J14])/[.B14]" office:value-type="float" office:value="2.49925705014482" calcext:value-type="float">
            <text:p>2,50</text:p>
          </table:table-cell>
          <table:table-cell office:value-type="float" office:value="760587" calcext:value-type="float">
            <text:p>760587</text:p>
          </table:table-cell>
          <table:table-cell table:formula="of:=100*([.B14]-[.L14])/[.B14]" office:value-type="float" office:value="2.08317423400981" calcext:value-type="float">
            <text:p>2,08</text:p>
          </table:table-cell>
          <table:table-cell table:style-name="ce8" office:value-type="float" office:value="767226" calcext:value-type="float">
            <text:p>767.226,00</text:p>
          </table:table-cell>
          <table:table-cell table:formula="of:=100*([.B14]-[.N14])/[.B14]" office:value-type="float" office:value="1.22847936509881" calcext:value-type="float">
            <text:p>1,23</text:p>
          </table:table-cell>
          <table:table-cell office:value-type="float" office:value="759655" calcext:value-type="float">
            <text:p>759655</text:p>
          </table:table-cell>
          <table:table-cell table:formula="of:=100*([.B14]-[.P14])/[.B14]" office:value-type="float" office:value="2.20315851143488" calcext:value-type="float">
            <text:p>2,20</text:p>
          </table:table-cell>
          <table:table-cell table:style-name="ce8" office:value-type="float" office:value="757693" calcext:value-type="float">
            <text:p>757.693,00</text:p>
          </table:table-cell>
          <table:table-cell table:formula="of:=100*([.B14]-[.R14])/[.B14]" office:value-type="float" office:value="2.45574343880397" calcext:value-type="float">
            <text:p>2,46</text:p>
          </table:table-cell>
          <table:table-cell table:style-name="ce8" office:value-type="float" office:value="755045" calcext:value-type="float">
            <text:p>755.045,00</text:p>
          </table:table-cell>
          <table:table-cell table:formula="of:=100*([.B14]-[.T14])/[.B14]" office:value-type="float" office:value="2.79664297380567" calcext:value-type="float">
            <text:p>2,80</text:p>
          </table:table-cell>
          <table:table-cell table:style-name="ce28" office:value-type="float" office:value="772620" calcext:value-type="float">
            <text:p>772.620,00</text:p>
          </table:table-cell>
          <table:table-cell table:formula="of:=100*([.B14]-[.V14])/[.B14]" office:value-type="float" office:value="0.534063922576456" calcext:value-type="float">
            <text:p>0,53</text:p>
          </table:table-cell>
          <table:table-cell table:style-name="ce28" office:value-type="float" office:value="774668" calcext:value-type="float">
            <text:p>774.668,00</text:p>
          </table:table-cell>
          <table:table-cell table:formula="of:=100*([.B14]-[.X14])/[.B14]" office:value-type="float" office:value="0.270407484629518" calcext:value-type="float">
            <text:p>0,27</text:p>
          </table:table-cell>
          <table:table-cell table:style-name="ce27" office:value-type="float" office:value="768366" calcext:value-type="float">
            <text:p>768366,0000</text:p>
          </table:table-cell>
          <table:table-cell table:formula="of:=100*([.B14]-[.Z14])/[.B14]" office:value-type="float" office:value="1.08171748069475" calcext:value-type="float">
            <text:p>1,08</text:p>
          </table:table-cell>
          <table:table-cell office:value-type="float" office:value="763946" calcext:value-type="float">
            <text:p>763946</text:p>
          </table:table-cell>
          <table:table-cell table:formula="of:=100*([.B14]-[.AB14])/[.B14]" office:value-type="float" office:value="1.65074162899821" calcext:value-type="float">
            <text:p>1,65</text:p>
          </table:table-cell>
          <table:table-cell office:value-type="float" office:value="767181" calcext:value-type="float">
            <text:p>767181</text:p>
          </table:table-cell>
          <table:table-cell table:formula="of:=100*([.B14]-[.AD14])/[.B14]" office:value-type="float" office:value="1.23427259737792" calcext:value-type="float">
            <text:p>1,23</text:p>
          </table:table-cell>
          <table:table-cell office:value-type="float" office:value="769205" calcext:value-type="float">
            <text:p>769205</text:p>
          </table:table-cell>
          <table:table-cell table:formula="of:=100*([.B14]-[.AF14])/[.B14]" office:value-type="float" office:value="0.973705883313172" calcext:value-type="float">
            <text:p>0,97</text:p>
          </table:table-cell>
          <table:table-cell office:value-type="float" office:value="768283" calcext:value-type="float">
            <text:p>768283</text:p>
          </table:table-cell>
          <table:table-cell table:formula="of:=100*([.B14]-[.AH14])/[.B14]" office:value-type="float" office:value="1.09240277578733" calcext:value-type="float">
            <text:p>1,09</text:p>
          </table:table-cell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75394.62" calcext:value-type="float">
            <text:p>775394,62</text:p>
          </table:table-cell>
          <table:table-cell/>
          <table:table-cell table:style-name="ce14" office:value-type="float" office:value="748318" calcext:value-type="float">
            <text:p>748318,0000</text:p>
          </table:table-cell>
          <table:table-cell table:formula="of:=100*([.B15]-[.D15])/[.B15]" office:value-type="float" office:value="3.49197934852837" calcext:value-type="float">
            <text:p>3,49</text:p>
          </table:table-cell>
          <table:table-cell office:value-type="float" office:value="763243" calcext:value-type="float">
            <text:p>763243,0000</text:p>
          </table:table-cell>
          <table:table-cell table:formula="of:=100*([.B15]-[.F15])/[.B15]" office:value-type="float" office:value="1.56715299365889" calcext:value-type="float">
            <text:p>1,57</text:p>
          </table:table-cell>
          <table:table-cell table:style-name="ce18" office:value-type="float" office:value="767486" calcext:value-type="float">
            <text:p>767486</text:p>
          </table:table-cell>
          <table:table-cell table:formula="of:=100*([.B15]-[.H15])/[.B15]" office:value-type="float" office:value="1.01994775253922" calcext:value-type="float">
            <text:p>1,02</text:p>
          </table:table-cell>
          <table:table-cell office:value-type="float" office:value="763216" calcext:value-type="float">
            <text:p>763216</text:p>
          </table:table-cell>
          <table:table-cell table:formula="of:=100*([.B15]-[.J15])/[.B15]" office:value-type="float" office:value="1.5706350915873" calcext:value-type="float">
            <text:p>1,57</text:p>
          </table:table-cell>
          <table:table-cell office:value-type="float" office:value="765833" calcext:value-type="float">
            <text:p>765833</text:p>
          </table:table-cell>
          <table:table-cell table:formula="of:=100*([.B15]-[.L15])/[.B15]" office:value-type="float" office:value="1.23312952571169" calcext:value-type="float">
            <text:p>1,23</text:p>
          </table:table-cell>
          <table:table-cell table:style-name="ce8" office:value-type="float" office:value="746584" calcext:value-type="float">
            <text:p>746.584,00</text:p>
          </table:table-cell>
          <table:table-cell table:formula="of:=100*([.B15]-[.N15])/[.B15]" office:value-type="float" office:value="3.71560741548606" calcext:value-type="float">
            <text:p>3,72</text:p>
          </table:table-cell>
          <table:table-cell office:value-type="float" office:value="752398" calcext:value-type="float">
            <text:p>752398</text:p>
          </table:table-cell>
          <table:table-cell table:formula="of:=100*([.B15]-[.P15])/[.B15]" office:value-type="float" office:value="2.96579566156907" calcext:value-type="float">
            <text:p>2,97</text:p>
          </table:table-cell>
          <table:table-cell table:style-name="ce8" office:value-type="float" office:value="767379" calcext:value-type="float">
            <text:p>767.379,00</text:p>
          </table:table-cell>
          <table:table-cell table:formula="of:=100*([.B15]-[.R15])/[.B15]" office:value-type="float" office:value="1.0337471776629" calcext:value-type="float">
            <text:p>1,03</text:p>
          </table:table-cell>
          <table:table-cell table:style-name="ce8" office:value-type="float" office:value="754901" calcext:value-type="float">
            <text:p>754.901,00</text:p>
          </table:table-cell>
          <table:table-cell table:formula="of:=100*([.B15]-[.T15])/[.B15]" office:value-type="float" office:value="2.64299228694674" calcext:value-type="float">
            <text:p>2,64</text:p>
          </table:table-cell>
          <table:table-cell table:style-name="ce28" office:value-type="float" office:value="774821" calcext:value-type="float">
            <text:p>774.821,00</text:p>
          </table:table-cell>
          <table:table-cell table:formula="of:=100*([.B15]-[.V15])/[.B15]" office:value-type="float" office:value="0.0739778153219577" calcext:value-type="float">
            <text:p>0,07</text:p>
          </table:table-cell>
          <table:table-cell table:style-name="ce28" office:value-type="float" office:value="764028" calcext:value-type="float">
            <text:p>764.028,00</text:p>
          </table:table-cell>
          <table:table-cell table:formula="of:=100*([.B15]-[.X15])/[.B15]" office:value-type="float" office:value="1.46591422055521" calcext:value-type="float">
            <text:p>1,47</text:p>
          </table:table-cell>
          <table:table-cell table:style-name="ce27" office:value-type="float" office:value="771515" calcext:value-type="float">
            <text:p>771515,0000</text:p>
          </table:table-cell>
          <table:table-cell table:formula="of:=100*([.B15]-[.Z15])/[.B15]" office:value-type="float" office:value="0.500341361666914" calcext:value-type="float">
            <text:p>0,50</text:p>
          </table:table-cell>
          <table:table-cell office:value-type="float" office:value="766680" calcext:value-type="float">
            <text:p>766680</text:p>
          </table:table-cell>
          <table:table-cell table:formula="of:=100*([.B15]-[.AB15])/[.B15]" office:value-type="float" office:value="1.12389482403166" calcext:value-type="float">
            <text:p>1,12</text:p>
          </table:table-cell>
          <table:table-cell office:value-type="float" office:value="765863" calcext:value-type="float">
            <text:p>765863</text:p>
          </table:table-cell>
          <table:table-cell table:formula="of:=100*([.B15]-[.AD15])/[.B15]" office:value-type="float" office:value="1.22926052801346" calcext:value-type="float">
            <text:p>1,23</text:p>
          </table:table-cell>
          <table:table-cell office:value-type="float" office:value="769641" calcext:value-type="float">
            <text:p>769641</text:p>
          </table:table-cell>
          <table:table-cell table:formula="of:=100*([.B15]-[.AF15])/[.B15]" office:value-type="float" office:value="0.742024751216354" calcext:value-type="float">
            <text:p>0,74</text:p>
          </table:table-cell>
          <table:table-cell office:value-type="float" office:value="767491" calcext:value-type="float">
            <text:p>767491</text:p>
          </table:table-cell>
          <table:table-cell table:formula="of:=100*([.B15]-[.AH15])/[.B15]" office:value-type="float" office:value="1.01930291958951" calcext:value-type="float">
            <text:p>1,02</text:p>
          </table:table-cell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75611.06" calcext:value-type="float">
            <text:p>775611,06</text:p>
          </table:table-cell>
          <table:table-cell/>
          <table:table-cell table:style-name="ce14" office:value-type="float" office:value="750814" calcext:value-type="float">
            <text:p>750814,0000</text:p>
          </table:table-cell>
          <table:table-cell table:formula="of:=100*([.B16]-[.D16])/[.B16]" office:value-type="float" office:value="3.19709984537869" calcext:value-type="float">
            <text:p>3,20</text:p>
          </table:table-cell>
          <table:table-cell office:value-type="float" office:value="762755" calcext:value-type="float">
            <text:p>762755,0000</text:p>
          </table:table-cell>
          <table:table-cell table:formula="of:=100*([.B16]-[.F16])/[.B16]" office:value-type="float" office:value="1.65753954050114" calcext:value-type="float">
            <text:p>1,66</text:p>
          </table:table-cell>
          <table:table-cell table:style-name="ce18" office:value-type="float" office:value="769415" calcext:value-type="float">
            <text:p>769415</text:p>
          </table:table-cell>
          <table:table-cell table:formula="of:=100*([.B16]-[.H16])/[.B16]" office:value-type="float" office:value="0.798861738768921" calcext:value-type="float">
            <text:p>0,80</text:p>
          </table:table-cell>
          <table:table-cell office:value-type="float" office:value="753857" calcext:value-type="float">
            <text:p>753857</text:p>
          </table:table-cell>
          <table:table-cell table:formula="of:=100*([.B16]-[.J16])/[.B16]" office:value-type="float" office:value="2.8047640269596" calcext:value-type="float">
            <text:p>2,80</text:p>
          </table:table-cell>
          <table:table-cell office:value-type="float" office:value="753444" calcext:value-type="float">
            <text:p>753444</text:p>
          </table:table-cell>
          <table:table-cell table:formula="of:=100*([.B16]-[.L16])/[.B16]" office:value-type="float" office:value="2.85801236511507" calcext:value-type="float">
            <text:p>2,86</text:p>
          </table:table-cell>
          <table:table-cell table:style-name="ce8" office:value-type="float" office:value="750147" calcext:value-type="float">
            <text:p>750.147,00</text:p>
          </table:table-cell>
          <table:table-cell table:formula="of:=100*([.B16]-[.N16])/[.B16]" office:value-type="float" office:value="3.28309655615278" calcext:value-type="float">
            <text:p>3,28</text:p>
          </table:table-cell>
          <table:table-cell office:value-type="float" office:value="759879" calcext:value-type="float">
            <text:p>759879</text:p>
          </table:table-cell>
          <table:table-cell table:formula="of:=100*([.B16]-[.P16])/[.B16]" office:value-type="float" office:value="2.0283439485765" calcext:value-type="float">
            <text:p>2,03</text:p>
          </table:table-cell>
          <table:table-cell table:style-name="ce8" office:value-type="float" office:value="760322" calcext:value-type="float">
            <text:p>760.322,00</text:p>
          </table:table-cell>
          <table:table-cell table:formula="of:=100*([.B16]-[.R16])/[.B16]" office:value-type="float" office:value="1.97122769239521" calcext:value-type="float">
            <text:p>1,97</text:p>
          </table:table-cell>
          <table:table-cell table:style-name="ce8" office:value-type="float" office:value="750179" calcext:value-type="float">
            <text:p>750.179,00</text:p>
          </table:table-cell>
          <table:table-cell table:formula="of:=100*([.B16]-[.T16])/[.B16]" office:value-type="float" office:value="3.27897077692524" calcext:value-type="float">
            <text:p>3,28</text:p>
          </table:table-cell>
          <table:table-cell table:style-name="ce28" office:value-type="float" office:value="765608" calcext:value-type="float">
            <text:p>765.608,00</text:p>
          </table:table-cell>
          <table:table-cell table:formula="of:=100*([.B16]-[.V16])/[.B16]" office:value-type="float" office:value="1.28970053624558" calcext:value-type="float">
            <text:p>1,29</text:p>
          </table:table-cell>
          <table:table-cell table:style-name="ce28" office:value-type="float" office:value="763078" calcext:value-type="float">
            <text:p>763.078,00</text:p>
          </table:table-cell>
          <table:table-cell table:formula="of:=100*([.B16]-[.X16])/[.B16]" office:value-type="float" office:value="1.61589495642314" calcext:value-type="float">
            <text:p>1,62</text:p>
          </table:table-cell>
          <table:table-cell table:style-name="ce27" office:value-type="float" office:value="773229" calcext:value-type="float">
            <text:p>773229,0000</text:p>
          </table:table-cell>
          <table:table-cell table:formula="of:=100*([.B16]-[.Z16])/[.B16]" office:value-type="float" office:value="0.307120427086233" calcext:value-type="float">
            <text:p>0,31</text:p>
          </table:table-cell>
          <table:table-cell office:value-type="float" office:value="753849" calcext:value-type="float">
            <text:p>753849</text:p>
          </table:table-cell>
          <table:table-cell table:formula="of:=100*([.B16]-[.AB16])/[.B16]" office:value-type="float" office:value="2.80579547176649" calcext:value-type="float">
            <text:p>2,81</text:p>
          </table:table-cell>
          <table:table-cell office:value-type="float" office:value="770415" calcext:value-type="float">
            <text:p>770415</text:p>
          </table:table-cell>
          <table:table-cell table:formula="of:=100*([.B16]-[.AD16])/[.B16]" office:value-type="float" office:value="0.669931137908226" calcext:value-type="float">
            <text:p>0,67</text:p>
          </table:table-cell>
          <table:table-cell office:value-type="float" office:value="769000" calcext:value-type="float">
            <text:p>769000</text:p>
          </table:table-cell>
          <table:table-cell table:formula="of:=100*([.B16]-[.AF16])/[.B16]" office:value-type="float" office:value="0.852367938126109" calcext:value-type="float">
            <text:p>0,85</text:p>
          </table:table-cell>
          <table:table-cell office:value-type="float" office:value="765396" calcext:value-type="float">
            <text:p>765396</text:p>
          </table:table-cell>
          <table:table-cell table:formula="of:=100*([.B16]-[.AH16])/[.B16]" office:value-type="float" office:value="1.31703382362805" calcext:value-type="float">
            <text:p>1,32</text:p>
          </table:table-cell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75153.69" calcext:value-type="float">
            <text:p>775153,69</text:p>
          </table:table-cell>
          <table:table-cell/>
          <table:table-cell table:style-name="ce14" office:value-type="float" office:value="749496" calcext:value-type="float">
            <text:p>749496,0000</text:p>
          </table:table-cell>
          <table:table-cell table:formula="of:=100*([.B17]-[.D17])/[.B17]" office:value-type="float" office:value="3.31001326975557" calcext:value-type="float">
            <text:p>3,31</text:p>
          </table:table-cell>
          <table:table-cell office:value-type="float" office:value="761953" calcext:value-type="float">
            <text:p>761953,0000</text:p>
          </table:table-cell>
          <table:table-cell table:formula="of:=100*([.B17]-[.F17])/[.B17]" office:value-type="float" office:value="1.70297712186598" calcext:value-type="float">
            <text:p>1,70</text:p>
          </table:table-cell>
          <table:table-cell table:style-name="ce18" office:value-type="float" office:value="767798" calcext:value-type="float">
            <text:p>767798</text:p>
          </table:table-cell>
          <table:table-cell table:formula="of:=100*([.B17]-[.H17])/[.B17]" office:value-type="float" office:value="0.948933107704092" calcext:value-type="float">
            <text:p>0,95</text:p>
          </table:table-cell>
          <table:table-cell office:value-type="float" office:value="756626" calcext:value-type="float">
            <text:p>756626</text:p>
          </table:table-cell>
          <table:table-cell table:formula="of:=100*([.B17]-[.J17])/[.B17]" office:value-type="float" office:value="2.39019567848538" calcext:value-type="float">
            <text:p>2,39</text:p>
          </table:table-cell>
          <table:table-cell office:value-type="float" office:value="758023" calcext:value-type="float">
            <text:p>758023</text:p>
          </table:table-cell>
          <table:table-cell table:formula="of:=100*([.B17]-[.L17])/[.B17]" office:value-type="float" office:value="2.20997335380032" calcext:value-type="float">
            <text:p>2,21</text:p>
          </table:table-cell>
          <table:table-cell table:style-name="ce8" office:value-type="float" office:value="748763" calcext:value-type="float">
            <text:p>748.763,00</text:p>
          </table:table-cell>
          <table:table-cell table:formula="of:=100*([.B17]-[.N17])/[.B17]" office:value-type="float" office:value="3.40457516237844" calcext:value-type="float">
            <text:p>3,40</text:p>
          </table:table-cell>
          <table:table-cell office:value-type="float" office:value="758308" calcext:value-type="float">
            <text:p>758308</text:p>
          </table:table-cell>
          <table:table-cell table:formula="of:=100*([.B17]-[.P17])/[.B17]" office:value-type="float" office:value="2.17320645148447" calcext:value-type="float">
            <text:p>2,17</text:p>
          </table:table-cell>
          <table:table-cell table:style-name="ce8" office:value-type="float" office:value="754484" calcext:value-type="float">
            <text:p>754.484,00</text:p>
          </table:table-cell>
          <table:table-cell table:formula="of:=100*([.B17]-[.R17])/[.B17]" office:value-type="float" office:value="2.66652797589081" calcext:value-type="float">
            <text:p>2,67</text:p>
          </table:table-cell>
          <table:table-cell table:style-name="ce8" office:value-type="float" office:value="748749" calcext:value-type="float">
            <text:p>748.749,00</text:p>
          </table:table-cell>
          <table:table-cell table:formula="of:=100*([.B17]-[.T17])/[.B17]" office:value-type="float" office:value="3.40638125582553" calcext:value-type="float">
            <text:p>3,41</text:p>
          </table:table-cell>
          <table:table-cell table:style-name="ce28" office:value-type="float" office:value="768277" calcext:value-type="float">
            <text:p>768.277,00</text:p>
          </table:table-cell>
          <table:table-cell table:formula="of:=100*([.B17]-[.V17])/[.B17]" office:value-type="float" office:value="0.887138910478507" calcext:value-type="float">
            <text:p>0,89</text:p>
          </table:table-cell>
          <table:table-cell table:style-name="ce28" office:value-type="float" office:value="766400" calcext:value-type="float">
            <text:p>766.400,00</text:p>
          </table:table-cell>
          <table:table-cell table:formula="of:=100*([.B17]-[.X17])/[.B17]" office:value-type="float" office:value="1.12928443906394" calcext:value-type="float">
            <text:p>1,13</text:p>
          </table:table-cell>
          <table:table-cell table:style-name="ce27" office:value-type="float" office:value="765215" calcext:value-type="float">
            <text:p>765215,0000</text:p>
          </table:table-cell>
          <table:table-cell table:formula="of:=100*([.B17]-[.Z17])/[.B17]" office:value-type="float" office:value="1.282157348693" calcext:value-type="float">
            <text:p>1,28</text:p>
          </table:table-cell>
          <table:table-cell office:value-type="float" office:value="759891" calcext:value-type="float">
            <text:p>759891</text:p>
          </table:table-cell>
          <table:table-cell table:formula="of:=100*([.B17]-[.AB17])/[.B17]" office:value-type="float" office:value="1.96898888528802" calcext:value-type="float">
            <text:p>1,97</text:p>
          </table:table-cell>
          <table:table-cell office:value-type="float" office:value="765810" calcext:value-type="float">
            <text:p>765810</text:p>
          </table:table-cell>
          <table:table-cell table:formula="of:=100*([.B17]-[.AD17])/[.B17]" office:value-type="float" office:value="1.20539837719149" calcext:value-type="float">
            <text:p>1,21</text:p>
          </table:table-cell>
          <table:table-cell office:value-type="float" office:value="759684" calcext:value-type="float">
            <text:p>759684</text:p>
          </table:table-cell>
          <table:table-cell table:formula="of:=100*([.B17]-[.AF17])/[.B17]" office:value-type="float" office:value="1.99569326697006" calcext:value-type="float">
            <text:p>2,00</text:p>
          </table:table-cell>
          <table:table-cell office:value-type="float" office:value="768544" calcext:value-type="float">
            <text:p>768544</text:p>
          </table:table-cell>
          <table:table-cell table:formula="of:=100*([.B17]-[.AH17])/[.B17]" office:value-type="float" office:value="0.852694128308922" calcext:value-type="float">
            <text:p>0,85</text:p>
          </table:table-cell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77232.87" calcext:value-type="float">
            <text:p>777232,87</text:p>
          </table:table-cell>
          <table:table-cell/>
          <table:table-cell table:style-name="ce14" office:value-type="float" office:value="761057" calcext:value-type="float">
            <text:p>761057,0000</text:p>
          </table:table-cell>
          <table:table-cell table:formula="of:=100*([.B18]-[.D18])/[.B18]" office:value-type="float" office:value="2.08121280305605" calcext:value-type="float">
            <text:p>2,08</text:p>
          </table:table-cell>
          <table:table-cell office:value-type="float" office:value="772318" calcext:value-type="float">
            <text:p>772318,0000</text:p>
          </table:table-cell>
          <table:table-cell table:formula="of:=100*([.B18]-[.F18])/[.B18]" office:value-type="float" office:value="0.632354882263278" calcext:value-type="float">
            <text:p>0,63</text:p>
          </table:table-cell>
          <table:table-cell table:style-name="ce18" office:value-type="float" office:value="774728" calcext:value-type="float">
            <text:p>774728</text:p>
          </table:table-cell>
          <table:table-cell table:formula="of:=100*([.B18]-[.H18])/[.B18]" office:value-type="float" office:value="0.32228050262465" calcext:value-type="float">
            <text:p>0,32</text:p>
          </table:table-cell>
          <table:table-cell office:value-type="float" office:value="757362" calcext:value-type="float">
            <text:p>757362</text:p>
          </table:table-cell>
          <table:table-cell table:formula="of:=100*([.B18]-[.J18])/[.B18]" office:value-type="float" office:value="2.55661729797918" calcext:value-type="float">
            <text:p>2,56</text:p>
          </table:table-cell>
          <table:table-cell office:value-type="float" office:value="756698" calcext:value-type="float">
            <text:p>756698</text:p>
          </table:table-cell>
          <table:table-cell table:formula="of:=100*([.B18]-[.L18])/[.B18]" office:value-type="float" office:value="2.64204857934019" calcext:value-type="float">
            <text:p>2,64</text:p>
          </table:table-cell>
          <table:table-cell table:style-name="ce8" office:value-type="float" office:value="753540" calcext:value-type="float">
            <text:p>753.540,00</text:p>
          </table:table-cell>
          <table:table-cell table:formula="of:=100*([.B18]-[.N18])/[.B18]" office:value-type="float" office:value="3.04836181207828" calcext:value-type="float">
            <text:p>3,05</text:p>
          </table:table-cell>
          <table:table-cell office:value-type="float" office:value="759429" calcext:value-type="float">
            <text:p>759429</text:p>
          </table:table-cell>
          <table:table-cell table:formula="of:=100*([.B18]-[.P18])/[.B18]" office:value-type="float" office:value="2.29067383627252" calcext:value-type="float">
            <text:p>2,29</text:p>
          </table:table-cell>
          <table:table-cell table:style-name="ce8" office:value-type="float" office:value="763788" calcext:value-type="float">
            <text:p>763.788,00</text:p>
          </table:table-cell>
          <table:table-cell table:formula="of:=100*([.B18]-[.R18])/[.B18]" office:value-type="float" office:value="1.72983805998838" calcext:value-type="float">
            <text:p>1,73</text:p>
          </table:table-cell>
          <table:table-cell table:style-name="ce8" office:value-type="float" office:value="750968" calcext:value-type="float">
            <text:p>750.968,00</text:p>
          </table:table-cell>
          <table:table-cell table:formula="of:=100*([.B18]-[.T18])/[.B18]" office:value-type="float" office:value="3.3792793657839" calcext:value-type="float">
            <text:p>3,38</text:p>
          </table:table-cell>
          <table:table-cell table:style-name="ce28" office:value-type="float" office:value="764203" calcext:value-type="float">
            <text:p>764.203,00</text:p>
          </table:table-cell>
          <table:table-cell table:formula="of:=100*([.B18]-[.V18])/[.B18]" office:value-type="float" office:value="1.67644350913774" calcext:value-type="float">
            <text:p>1,68</text:p>
          </table:table-cell>
          <table:table-cell table:style-name="ce28" office:value-type="float" office:value="766893" calcext:value-type="float">
            <text:p>766.893,00</text:p>
          </table:table-cell>
          <table:table-cell table:formula="of:=100*([.B18]-[.X18])/[.B18]" office:value-type="float" office:value="1.33034389037098" calcext:value-type="float">
            <text:p>1,33</text:p>
          </table:table-cell>
          <table:table-cell table:style-name="ce27" office:value-type="float" office:value="768267" calcext:value-type="float">
            <text:p>768267,0000</text:p>
          </table:table-cell>
          <table:table-cell table:formula="of:=100*([.B18]-[.Z18])/[.B18]" office:value-type="float" office:value="1.15356289550646" calcext:value-type="float">
            <text:p>1,15</text:p>
          </table:table-cell>
          <table:table-cell office:value-type="float" office:value="762001" calcext:value-type="float">
            <text:p>762001</text:p>
          </table:table-cell>
          <table:table-cell table:formula="of:=100*([.B18]-[.AB18])/[.B18]" office:value-type="float" office:value="1.9597562825669" calcext:value-type="float">
            <text:p>1,96</text:p>
          </table:table-cell>
          <table:table-cell office:value-type="float" office:value="766665" calcext:value-type="float">
            <text:p>766665</text:p>
          </table:table-cell>
          <table:table-cell table:formula="of:=100*([.B18]-[.AD18])/[.B18]" office:value-type="float" office:value="1.35967872794675" calcext:value-type="float">
            <text:p>1,36</text:p>
          </table:table-cell>
          <table:table-cell office:value-type="float" office:value="765951" calcext:value-type="float">
            <text:p>765951</text:p>
          </table:table-cell>
          <table:table-cell table:formula="of:=100*([.B18]-[.AF18])/[.B18]" office:value-type="float" office:value="1.4515430877235" calcext:value-type="float">
            <text:p>1,45</text:p>
          </table:table-cell>
          <table:table-cell office:value-type="float" office:value="769574" calcext:value-type="float">
            <text:p>769574</text:p>
          </table:table-cell>
          <table:table-cell table:formula="of:=100*([.B18]-[.AH18])/[.B18]" office:value-type="float" office:value="0.985402225719043" calcext:value-type="float">
            <text:p>0,99</text:p>
          </table:table-cell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79168.75" calcext:value-type="float">
            <text:p>779168,75</text:p>
          </table:table-cell>
          <table:table-cell/>
          <table:table-cell table:style-name="ce14" office:value-type="float" office:value="753989" calcext:value-type="float">
            <text:p>753989,0000</text:p>
          </table:table-cell>
          <table:table-cell table:formula="of:=100*([.B19]-[.D19])/[.B19]" office:value-type="float" office:value="3.23161702776196" calcext:value-type="float">
            <text:p>3,23</text:p>
          </table:table-cell>
          <table:table-cell office:value-type="float" office:value="767355" calcext:value-type="float">
            <text:p>767355,0000</text:p>
          </table:table-cell>
          <table:table-cell table:formula="of:=100*([.B19]-[.F19])/[.B19]" office:value-type="float" office:value="1.51619915454772" calcext:value-type="float">
            <text:p>1,52</text:p>
          </table:table-cell>
          <table:table-cell table:style-name="ce18" office:value-type="float" office:value="766385" calcext:value-type="float">
            <text:p>766385</text:p>
          </table:table-cell>
          <table:table-cell table:formula="of:=100*([.B19]-[.H19])/[.B19]" office:value-type="float" office:value="1.64069080029198" calcext:value-type="float">
            <text:p>1,64</text:p>
          </table:table-cell>
          <table:table-cell office:value-type="float" office:value="759994" calcext:value-type="float">
            <text:p>759994</text:p>
          </table:table-cell>
          <table:table-cell table:formula="of:=100*([.B19]-[.J19])/[.B19]" office:value-type="float" office:value="2.46092390127299" calcext:value-type="float">
            <text:p>2,46</text:p>
          </table:table-cell>
          <table:table-cell office:value-type="float" office:value="764679" calcext:value-type="float">
            <text:p>764679</text:p>
          </table:table-cell>
          <table:table-cell table:formula="of:=100*([.B19]-[.L19])/[.B19]" office:value-type="float" office:value="1.85964208651849" calcext:value-type="float">
            <text:p>1,86</text:p>
          </table:table-cell>
          <table:table-cell table:style-name="ce8" office:value-type="float" office:value="757009" calcext:value-type="float">
            <text:p>757.009,00</text:p>
          </table:table-cell>
          <table:table-cell table:formula="of:=100*([.B19]-[.N19])/[.B19]" office:value-type="float" office:value="2.84402448121796" calcext:value-type="float">
            <text:p>2,84</text:p>
          </table:table-cell>
          <table:table-cell office:value-type="float" office:value="759832" calcext:value-type="float">
            <text:p>759832</text:p>
          </table:table-cell>
          <table:table-cell table:formula="of:=100*([.B19]-[.P19])/[.B19]" office:value-type="float" office:value="2.48171528953131" calcext:value-type="float">
            <text:p>2,48</text:p>
          </table:table-cell>
          <table:table-cell table:style-name="ce8" office:value-type="float" office:value="764510" calcext:value-type="float">
            <text:p>764.510,00</text:p>
          </table:table-cell>
          <table:table-cell table:formula="of:=100*([.B19]-[.R19])/[.B19]" office:value-type="float" office:value="1.88133186809661" calcext:value-type="float">
            <text:p>1,88</text:p>
          </table:table-cell>
          <table:table-cell table:style-name="ce8" office:value-type="float" office:value="755859" calcext:value-type="float">
            <text:p>755.859,00</text:p>
          </table:table-cell>
          <table:table-cell table:formula="of:=100*([.B19]-[.T19])/[.B19]" office:value-type="float" office:value="2.99161766947147" calcext:value-type="float">
            <text:p>2,99</text:p>
          </table:table-cell>
          <table:table-cell table:style-name="ce28" office:value-type="float" office:value="769304" calcext:value-type="float">
            <text:p>769.304,00</text:p>
          </table:table-cell>
          <table:table-cell table:formula="of:=100*([.B19]-[.V19])/[.B19]" office:value-type="float" office:value="1.26606078593373" calcext:value-type="float">
            <text:p>1,27</text:p>
          </table:table-cell>
          <table:table-cell table:style-name="ce28" office:value-type="float" office:value="764302" calcext:value-type="float">
            <text:p>764.302,00</text:p>
          </table:table-cell>
          <table:table-cell table:formula="of:=100*([.B19]-[.X19])/[.B19]" office:value-type="float" office:value="1.90802698388507" calcext:value-type="float">
            <text:p>1,91</text:p>
          </table:table-cell>
          <table:table-cell table:style-name="ce27" office:value-type="float" office:value="773702" calcext:value-type="float">
            <text:p>773702,0000</text:p>
          </table:table-cell>
          <table:table-cell table:formula="of:=100*([.B19]-[.Z19])/[.B19]" office:value-type="float" office:value="0.701613097291184" calcext:value-type="float">
            <text:p>0,70</text:p>
          </table:table-cell>
          <table:table-cell office:value-type="float" office:value="764350" calcext:value-type="float">
            <text:p>764350</text:p>
          </table:table-cell>
          <table:table-cell table:formula="of:=100*([.B19]-[.AB19])/[.B19]" office:value-type="float" office:value="1.90186657254927" calcext:value-type="float">
            <text:p>1,90</text:p>
          </table:table-cell>
          <table:table-cell office:value-type="float" office:value="773351" calcext:value-type="float">
            <text:p>773351</text:p>
          </table:table-cell>
          <table:table-cell table:formula="of:=100*([.B19]-[.AD19])/[.B19]" office:value-type="float" office:value="0.746661105184211" calcext:value-type="float">
            <text:p>0,75</text:p>
          </table:table-cell>
          <table:table-cell office:value-type="float" office:value="775018" calcext:value-type="float">
            <text:p>775018</text:p>
          </table:table-cell>
          <table:table-cell table:formula="of:=100*([.B19]-[.AF19])/[.B19]" office:value-type="float" office:value="0.53271515316804" calcext:value-type="float">
            <text:p>0,53</text:p>
          </table:table-cell>
          <table:table-cell office:value-type="float" office:value="771452" calcext:value-type="float">
            <text:p>771452</text:p>
          </table:table-cell>
          <table:table-cell table:formula="of:=100*([.B19]-[.AH19])/[.B19]" office:value-type="float" office:value="0.990382378656742" calcext:value-type="float">
            <text:p>0,99</text:p>
          </table:table-cell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74802.19" calcext:value-type="float">
            <text:p>774802,19</text:p>
          </table:table-cell>
          <table:table-cell/>
          <table:table-cell table:style-name="ce14" office:value-type="float" office:value="760592" calcext:value-type="float">
            <text:p>760592,0000</text:p>
          </table:table-cell>
          <table:table-cell table:formula="of:=100*([.B20]-[.D20])/[.B20]" office:value-type="float" office:value="1.83404102148962" calcext:value-type="float">
            <text:p>1,83</text:p>
          </table:table-cell>
          <table:table-cell office:value-type="float" office:value="764790" calcext:value-type="float">
            <text:p>764790,0000</text:p>
          </table:table-cell>
          <table:table-cell table:formula="of:=100*([.B20]-[.F20])/[.B20]" office:value-type="float" office:value="1.29222530979164" calcext:value-type="float">
            <text:p>1,29</text:p>
          </table:table-cell>
          <table:table-cell table:style-name="ce18" office:value-type="float" office:value="768081" calcext:value-type="float">
            <text:p>768081</text:p>
          </table:table-cell>
          <table:table-cell table:formula="of:=100*([.B20]-[.H20])/[.B20]" office:value-type="float" office:value="0.867471734946948" calcext:value-type="float">
            <text:p>0,87</text:p>
          </table:table-cell>
          <table:table-cell office:value-type="float" office:value="754166" calcext:value-type="float">
            <text:p>754166</text:p>
          </table:table-cell>
          <table:table-cell table:formula="of:=100*([.B20]-[.J20])/[.B20]" office:value-type="float" office:value="2.66341399990105" calcext:value-type="float">
            <text:p>2,66</text:p>
          </table:table-cell>
          <table:table-cell office:value-type="float" office:value="763851" calcext:value-type="float">
            <text:p>763851</text:p>
          </table:table-cell>
          <table:table-cell table:formula="of:=100*([.B20]-[.L20])/[.B20]" office:value-type="float" office:value="1.41341753306092" calcext:value-type="float">
            <text:p>1,41</text:p>
          </table:table-cell>
          <table:table-cell table:style-name="ce8" office:value-type="float" office:value="757970" calcext:value-type="float">
            <text:p>757.970,00</text:p>
          </table:table-cell>
          <table:table-cell table:formula="of:=100*([.B20]-[.N20])/[.B20]" office:value-type="float" office:value="2.17244997719998" calcext:value-type="float">
            <text:p>2,17</text:p>
          </table:table-cell>
          <table:table-cell office:value-type="float" office:value="760125" calcext:value-type="float">
            <text:p>760125</text:p>
          </table:table-cell>
          <table:table-cell table:formula="of:=100*([.B20]-[.P20])/[.B20]" office:value-type="float" office:value="1.89431447012301" calcext:value-type="float">
            <text:p>1,89</text:p>
          </table:table-cell>
          <table:table-cell table:style-name="ce8" office:value-type="float" office:value="758980" calcext:value-type="float">
            <text:p>758.980,00</text:p>
          </table:table-cell>
          <table:table-cell table:formula="of:=100*([.B20]-[.R20])/[.B20]" office:value-type="float" office:value="2.04209412469523" calcext:value-type="float">
            <text:p>2,04</text:p>
          </table:table-cell>
          <table:table-cell table:style-name="ce8" office:value-type="float" office:value="751285" calcext:value-type="float">
            <text:p>751.285,00</text:p>
          </table:table-cell>
          <table:table-cell table:formula="of:=100*([.B20]-[.T20])/[.B20]" office:value-type="float" office:value="3.03525084254085" calcext:value-type="float">
            <text:p>3,04</text:p>
          </table:table-cell>
          <table:table-cell table:style-name="ce28" office:value-type="float" office:value="770145" calcext:value-type="float">
            <text:p>770.145,00</text:p>
          </table:table-cell>
          <table:table-cell table:formula="of:=100*([.B20]-[.V20])/[.B20]" office:value-type="float" office:value="0.601081161115451" calcext:value-type="float">
            <text:p>0,60</text:p>
          </table:table-cell>
          <table:table-cell table:style-name="ce28" office:value-type="float" office:value="762961" calcext:value-type="float">
            <text:p>762.961,00</text:p>
          </table:table-cell>
          <table:table-cell table:formula="of:=100*([.B20]-[.X20])/[.B20]" office:value-type="float" office:value="1.5282855615057" calcext:value-type="float">
            <text:p>1,53</text:p>
          </table:table-cell>
          <table:table-cell table:style-name="ce27" office:value-type="float" office:value="761828" calcext:value-type="float">
            <text:p>761828,0000</text:p>
          </table:table-cell>
          <table:table-cell table:formula="of:=100*([.B20]-[.Z20])/[.B20]" office:value-type="float" office:value="1.67451643367192" calcext:value-type="float">
            <text:p>1,67</text:p>
          </table:table-cell>
          <table:table-cell office:value-type="float" office:value="756551" calcext:value-type="float">
            <text:p>756551</text:p>
          </table:table-cell>
          <table:table-cell table:formula="of:=100*([.B20]-[.AB20])/[.B20]" office:value-type="float" office:value="2.35559349670913" calcext:value-type="float">
            <text:p>2,36</text:p>
          </table:table-cell>
          <table:table-cell office:value-type="float" office:value="766528" calcext:value-type="float">
            <text:p>766528</text:p>
          </table:table-cell>
          <table:table-cell table:formula="of:=100*([.B20]-[.AD20])/[.B20]" office:value-type="float" office:value="1.06790999132307" calcext:value-type="float">
            <text:p>1,07</text:p>
          </table:table-cell>
          <table:table-cell office:value-type="float" office:value="770633" calcext:value-type="float">
            <text:p>770633</text:p>
          </table:table-cell>
          <table:table-cell table:formula="of:=100*([.B20]-[.AF20])/[.B20]" office:value-type="float" office:value="0.53809734327157" calcext:value-type="float">
            <text:p>0,54</text:p>
          </table:table-cell>
          <table:table-cell office:value-type="float" office:value="769227" calcext:value-type="float">
            <text:p>769227</text:p>
          </table:table-cell>
          <table:table-cell table:formula="of:=100*([.B20]-[.AH20])/[.B20]" office:value-type="float" office:value="0.719563015174227" calcext:value-type="float">
            <text:p>0,72</text:p>
          </table:table-cell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74961.31" calcext:value-type="float">
            <text:p>774961,31</text:p>
          </table:table-cell>
          <table:table-cell/>
          <table:table-cell table:style-name="ce14" office:value-type="float" office:value="757519" calcext:value-type="float">
            <text:p>757519,0000</text:p>
          </table:table-cell>
          <table:table-cell table:formula="of:=100*([.B21]-[.D21])/[.B21]" office:value-type="float" office:value="2.25073300756138" calcext:value-type="float">
            <text:p>2,25</text:p>
          </table:table-cell>
          <table:table-cell office:value-type="float" office:value="768620" calcext:value-type="float">
            <text:p>768620,0000</text:p>
          </table:table-cell>
          <table:table-cell table:formula="of:=100*([.B21]-[.F21])/[.B21]" office:value-type="float" office:value="0.818274398756766" calcext:value-type="float">
            <text:p>0,82</text:p>
          </table:table-cell>
          <table:table-cell table:style-name="ce18" office:value-type="float" office:value="769306" calcext:value-type="float">
            <text:p>769306</text:p>
          </table:table-cell>
          <table:table-cell table:formula="of:=100*([.B21]-[.H21])/[.B21]" office:value-type="float" office:value="0.729753850550301" calcext:value-type="float">
            <text:p>0,73</text:p>
          </table:table-cell>
          <table:table-cell office:value-type="float" office:value="753517" calcext:value-type="float">
            <text:p>753517</text:p>
          </table:table-cell>
          <table:table-cell table:formula="of:=100*([.B21]-[.J21])/[.B21]" office:value-type="float" office:value="2.76714588499909" calcext:value-type="float">
            <text:p>2,77</text:p>
          </table:table-cell>
          <table:table-cell office:value-type="float" office:value="767725" calcext:value-type="float">
            <text:p>767725</text:p>
          </table:table-cell>
          <table:table-cell table:formula="of:=100*([.B21]-[.L21])/[.B21]" office:value-type="float" office:value="0.9337640352652" calcext:value-type="float">
            <text:p>0,93</text:p>
          </table:table-cell>
          <table:table-cell table:style-name="ce8" office:value-type="float" office:value="754409" calcext:value-type="float">
            <text:p>754.409,00</text:p>
          </table:table-cell>
          <table:table-cell table:formula="of:=100*([.B21]-[.N21])/[.B21]" office:value-type="float" office:value="2.65204336459069" calcext:value-type="float">
            <text:p>2,65</text:p>
          </table:table-cell>
          <table:table-cell office:value-type="float" office:value="763852" calcext:value-type="float">
            <text:p>763852</text:p>
          </table:table-cell>
          <table:table-cell table:formula="of:=100*([.B21]-[.P21])/[.B21]" office:value-type="float" office:value="1.4335309204017" calcext:value-type="float">
            <text:p>1,43</text:p>
          </table:table-cell>
          <table:table-cell table:style-name="ce8" office:value-type="float" office:value="765325" calcext:value-type="float">
            <text:p>765.325,00</text:p>
          </table:table-cell>
          <table:table-cell table:formula="of:=100*([.B21]-[.R21])/[.B21]" office:value-type="float" office:value="1.24345691528782" calcext:value-type="float">
            <text:p>1,24</text:p>
          </table:table-cell>
          <table:table-cell table:style-name="ce8" office:value-type="float" office:value="749695" calcext:value-type="float">
            <text:p>749.695,00</text:p>
          </table:table-cell>
          <table:table-cell table:formula="of:=100*([.B21]-[.T21])/[.B21]" office:value-type="float" office:value="3.26033179643511" calcext:value-type="float">
            <text:p>3,26</text:p>
          </table:table-cell>
          <table:table-cell table:style-name="ce28" office:value-type="float" office:value="773959" calcext:value-type="float">
            <text:p>773.959,00</text:p>
          </table:table-cell>
          <table:table-cell table:formula="of:=100*([.B21]-[.V21])/[.B21]" office:value-type="float" office:value="0.129336779406453" calcext:value-type="float">
            <text:p>0,13</text:p>
          </table:table-cell>
          <table:table-cell table:style-name="ce28" office:value-type="float" office:value="765402" calcext:value-type="float">
            <text:p>765.402,00</text:p>
          </table:table-cell>
          <table:table-cell table:formula="of:=100*([.B21]-[.X21])/[.B21]" office:value-type="float" office:value="1.23352093538709" calcext:value-type="float">
            <text:p>1,23</text:p>
          </table:table-cell>
          <table:table-cell table:style-name="ce27" office:value-type="float" office:value="771548" calcext:value-type="float">
            <text:p>771548,0000</text:p>
          </table:table-cell>
          <table:table-cell table:formula="of:=100*([.B21]-[.Z21])/[.B21]" office:value-type="float" office:value="0.440449085129173" calcext:value-type="float">
            <text:p>0,44</text:p>
          </table:table-cell>
          <table:table-cell office:value-type="float" office:value="759213" calcext:value-type="float">
            <text:p>759213</text:p>
          </table:table-cell>
          <table:table-cell table:formula="of:=100*([.B21]-[.AB21])/[.B21]" office:value-type="float" office:value="2.03214144974541" calcext:value-type="float">
            <text:p>2,03</text:p>
          </table:table-cell>
          <table:table-cell office:value-type="float" office:value="771090" calcext:value-type="float">
            <text:p>771090</text:p>
          </table:table-cell>
          <table:table-cell table:formula="of:=100*([.B21]-[.AD21])/[.B21]" office:value-type="float" office:value="0.499548809733489" calcext:value-type="float">
            <text:p>0,50</text:p>
          </table:table-cell>
          <table:table-cell office:value-type="float" office:value="766173" calcext:value-type="float">
            <text:p>766173</text:p>
          </table:table-cell>
          <table:table-cell table:formula="of:=100*([.B21]-[.AF21])/[.B21]" office:value-type="float" office:value="1.13403209767983" calcext:value-type="float">
            <text:p>1,13</text:p>
          </table:table-cell>
          <table:table-cell office:value-type="float" office:value="769320" calcext:value-type="float">
            <text:p>769320</text:p>
          </table:table-cell>
          <table:table-cell table:formula="of:=100*([.B21]-[.AH21])/[.B21]" office:value-type="float" office:value="0.727947308750169" calcext:value-type="float">
            <text:p>0,73</text:p>
          </table:table-cell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4139" calcext:value-type="float">
            <text:p>114139</text:p>
          </table:table-cell>
          <table:table-cell/>
          <table:table-cell table:style-name="ce15" office:value-type="float" office:value="110748" calcext:value-type="float">
            <text:p>110748</text:p>
          </table:table-cell>
          <table:table-cell table:formula="of:=100*([.B22]-[.D22])/[.B22]" office:value-type="float" office:value="2.97093894286791" calcext:value-type="float">
            <text:p>2,97</text:p>
          </table:table-cell>
          <table:table-cell office:value-type="float" office:value="112187" calcext:value-type="float">
            <text:p>112187,0000</text:p>
          </table:table-cell>
          <table:table-cell table:formula="of:=100*([.B22]-[.F22])/[.B22]" office:value-type="float" office:value="1.71019546342617" calcext:value-type="float">
            <text:p>1,71</text:p>
          </table:table-cell>
          <table:table-cell table:style-name="ce18" office:value-type="float" office:value="112624" calcext:value-type="float">
            <text:p>112624</text:p>
          </table:table-cell>
          <table:table-cell table:formula="of:=100*([.B22]-[.H22])/[.B22]" office:value-type="float" office:value="1.32732895855054" calcext:value-type="float">
            <text:p>1,33</text:p>
          </table:table-cell>
          <table:table-cell office:value-type="float" office:value="112505" calcext:value-type="float">
            <text:p>112505</text:p>
          </table:table-cell>
          <table:table-cell table:formula="of:=100*([.B22]-[.J22])/[.B22]" office:value-type="float" office:value="1.43158780083933" calcext:value-type="float">
            <text:p>1,43</text:p>
          </table:table-cell>
          <table:table-cell office:value-type="float" office:value="112980" calcext:value-type="float">
            <text:p>112980</text:p>
          </table:table-cell>
          <table:table-cell table:formula="of:=100*([.B22]-[.L22])/[.B22]" office:value-type="float" office:value="1.01542855640929" calcext:value-type="float">
            <text:p>1,02</text:p>
          </table:table-cell>
          <table:table-cell table:style-name="ce9" office:value-type="float" office:value="108813" calcext:value-type="float">
            <text:p>108813</text:p>
          </table:table-cell>
          <table:table-cell table:formula="of:=100*([.B22]-[.N22])/[.B22]" office:value-type="float" office:value="4.66624028596711" calcext:value-type="float">
            <text:p>4,67</text:p>
          </table:table-cell>
          <table:table-cell office:value-type="float" office:value="108682" calcext:value-type="float">
            <text:p>108682</text:p>
          </table:table-cell>
          <table:table-cell table:formula="of:=100*([.B22]-[.P22])/[.B22]" office:value-type="float" office:value="4.78101262495729" calcext:value-type="float">
            <text:p>4,78</text:p>
          </table:table-cell>
          <table:table-cell table:style-name="ce9" office:value-type="float" office:value="111428" calcext:value-type="float">
            <text:p>111428</text:p>
          </table:table-cell>
          <table:table-cell table:formula="of:=100*([.B22]-[.R22])/[.B22]" office:value-type="float" office:value="2.37517412978912" calcext:value-type="float">
            <text:p>2,38</text:p>
          </table:table-cell>
          <table:table-cell table:style-name="ce9" office:value-type="float" office:value="110589" calcext:value-type="float">
            <text:p>110589</text:p>
          </table:table-cell>
          <table:table-cell table:formula="of:=100*([.B22]-[.T22])/[.B22]" office:value-type="float" office:value="3.11024277416133" calcext:value-type="float">
            <text:p>3,11</text:p>
          </table:table-cell>
          <table:table-cell table:style-name="ce29" office:value-type="float" office:value="112774" calcext:value-type="float">
            <text:p>112774</text:p>
          </table:table-cell>
          <table:table-cell table:formula="of:=100*([.B22]-[.V22])/[.B22]" office:value-type="float" office:value="1.19591024978316" calcext:value-type="float">
            <text:p>1,20</text:p>
          </table:table-cell>
          <table:table-cell table:style-name="ce29" office:value-type="float" office:value="113135" calcext:value-type="float">
            <text:p>113135</text:p>
          </table:table-cell>
          <table:table-cell table:formula="of:=100*([.B22]-[.X22])/[.B22]" office:value-type="float" office:value="0.879629224016331" calcext:value-type="float">
            <text:p>0,88</text:p>
          </table:table-cell>
          <table:table-cell table:style-name="ce29" office:value-type="float" office:value="112687" calcext:value-type="float">
            <text:p>112687</text:p>
          </table:table-cell>
          <table:table-cell table:formula="of:=100*([.B22]-[.Z22])/[.B22]" office:value-type="float" office:value="1.27213310086824" calcext:value-type="float">
            <text:p>1,27</text:p>
          </table:table-cell>
          <table:table-cell office:value-type="float" office:value="112544" calcext:value-type="float">
            <text:p>112544</text:p>
          </table:table-cell>
          <table:table-cell table:formula="of:=100*([.B22]-[.AB22])/[.B22]" office:value-type="float" office:value="1.39741893655981" calcext:value-type="float">
            <text:p>1,40</text:p>
          </table:table-cell>
          <table:table-cell office:value-type="float" office:value="113028" calcext:value-type="float">
            <text:p>113028</text:p>
          </table:table-cell>
          <table:table-cell table:formula="of:=100*([.B22]-[.AD22])/[.B22]" office:value-type="float" office:value="0.973374569603729" calcext:value-type="float">
            <text:p>0,97</text:p>
          </table:table-cell>
          <table:table-cell office:value-type="float" office:value="113825" calcext:value-type="float">
            <text:p>113825</text:p>
          </table:table-cell>
          <table:table-cell table:formula="of:=100*([.B22]-[.AF22])/[.B22]" office:value-type="float" office:value="0.275103163686382" calcext:value-type="float">
            <text:p>0,28</text:p>
          </table:table-cell>
          <table:table-cell office:value-type="float" office:value="113008" calcext:value-type="float">
            <text:p>113008</text:p>
          </table:table-cell>
          <table:table-cell table:formula="of:=100*([.B22]-[.AH22])/[.B22]" office:value-type="float" office:value="0.990897064106046" calcext:value-type="float">
            <text:p>0,99</text:p>
          </table:table-cell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4092" calcext:value-type="float">
            <text:p>114092</text:p>
          </table:table-cell>
          <table:table-cell/>
          <table:table-cell table:style-name="ce15" office:value-type="float" office:value="111284" calcext:value-type="float">
            <text:p>111284</text:p>
          </table:table-cell>
          <table:table-cell table:formula="of:=100*([.B23]-[.D23])/[.B23]" office:value-type="float" office:value="2.46117168600778" calcext:value-type="float">
            <text:p>2,46</text:p>
          </table:table-cell>
          <table:table-cell office:value-type="float" office:value="112526" calcext:value-type="float">
            <text:p>112526,0000</text:p>
          </table:table-cell>
          <table:table-cell table:formula="of:=100*([.B23]-[.F23])/[.B23]" office:value-type="float" office:value="1.37257651719665" calcext:value-type="float">
            <text:p>1,37</text:p>
          </table:table-cell>
          <table:table-cell table:style-name="ce18" office:value-type="float" office:value="112603" calcext:value-type="float">
            <text:p>112603</text:p>
          </table:table-cell>
          <table:table-cell table:formula="of:=100*([.B23]-[.H23])/[.B23]" office:value-type="float" office:value="1.30508712267293" calcext:value-type="float">
            <text:p>1,31</text:p>
          </table:table-cell>
          <table:table-cell office:value-type="float" office:value="112425" calcext:value-type="float">
            <text:p>112425</text:p>
          </table:table-cell>
          <table:table-cell table:formula="of:=100*([.B23]-[.J23])/[.B23]" office:value-type="float" office:value="1.46110156715633" calcext:value-type="float">
            <text:p>1,46</text:p>
          </table:table-cell>
          <table:table-cell office:value-type="float" office:value="112882" calcext:value-type="float">
            <text:p>112882</text:p>
          </table:table-cell>
          <table:table-cell table:formula="of:=100*([.B23]-[.L23])/[.B23]" office:value-type="float" office:value="1.06054762822985" calcext:value-type="float">
            <text:p>1,06</text:p>
          </table:table-cell>
          <table:table-cell table:style-name="ce9" office:value-type="float" office:value="109176" calcext:value-type="float">
            <text:p>109176</text:p>
          </table:table-cell>
          <table:table-cell table:formula="of:=100*([.B23]-[.N23])/[.B23]" office:value-type="float" office:value="4.30880342179995" calcext:value-type="float">
            <text:p>4,31</text:p>
          </table:table-cell>
          <table:table-cell office:value-type="float" office:value="108946" calcext:value-type="float">
            <text:p>108946</text:p>
          </table:table-cell>
          <table:table-cell table:formula="of:=100*([.B23]-[.P23])/[.B23]" office:value-type="float" office:value="4.51039511972794" calcext:value-type="float">
            <text:p>4,51</text:p>
          </table:table-cell>
          <table:table-cell table:style-name="ce9" office:value-type="float" office:value="111276" calcext:value-type="float">
            <text:p>111276</text:p>
          </table:table-cell>
          <table:table-cell table:formula="of:=100*([.B23]-[.R23])/[.B23]" office:value-type="float" office:value="2.4681835711531" calcext:value-type="float">
            <text:p>2,47</text:p>
          </table:table-cell>
          <table:table-cell table:style-name="ce9" office:value-type="float" office:value="110609" calcext:value-type="float">
            <text:p>110609</text:p>
          </table:table-cell>
          <table:table-cell table:formula="of:=100*([.B23]-[.T23])/[.B23]" office:value-type="float" office:value="3.05279949514427" calcext:value-type="float">
            <text:p>3,05</text:p>
          </table:table-cell>
          <table:table-cell table:style-name="ce29" office:value-type="float" office:value="112590" calcext:value-type="float">
            <text:p>112590</text:p>
          </table:table-cell>
          <table:table-cell table:formula="of:=100*([.B23]-[.V23])/[.B23]" office:value-type="float" office:value="1.31648143603408" calcext:value-type="float">
            <text:p>1,32</text:p>
          </table:table-cell>
          <table:table-cell table:style-name="ce29" office:value-type="float" office:value="113110" calcext:value-type="float">
            <text:p>113110</text:p>
          </table:table-cell>
          <table:table-cell table:formula="of:=100*([.B23]-[.X23])/[.B23]" office:value-type="float" office:value="0.860708901588192" calcext:value-type="float">
            <text:p>0,86</text:p>
          </table:table-cell>
          <table:table-cell table:style-name="ce29" office:value-type="float" office:value="112731" calcext:value-type="float">
            <text:p>112731</text:p>
          </table:table-cell>
          <table:table-cell table:formula="of:=100*([.B23]-[.Z23])/[.B23]" office:value-type="float" office:value="1.19289696034779" calcext:value-type="float">
            <text:p>1,19</text:p>
          </table:table-cell>
          <table:table-cell office:value-type="float" office:value="112382" calcext:value-type="float">
            <text:p>112382</text:p>
          </table:table-cell>
          <table:table-cell table:formula="of:=100*([.B23]-[.AB23])/[.B23]" office:value-type="float" office:value="1.49879044981243" calcext:value-type="float">
            <text:p>1,50</text:p>
          </table:table-cell>
          <table:table-cell office:value-type="float" office:value="112651" calcext:value-type="float">
            <text:p>112651</text:p>
          </table:table-cell>
          <table:table-cell table:formula="of:=100*([.B23]-[.AD23])/[.B23]" office:value-type="float" office:value="1.263015811801" calcext:value-type="float">
            <text:p>1,26</text:p>
          </table:table-cell>
          <table:table-cell office:value-type="float" office:value="113268" calcext:value-type="float">
            <text:p>113268</text:p>
          </table:table-cell>
          <table:table-cell table:formula="of:=100*([.B23]-[.AF23])/[.B23]" office:value-type="float" office:value="0.722224169968096" calcext:value-type="float">
            <text:p>0,72</text:p>
          </table:table-cell>
          <table:table-cell office:value-type="float" office:value="112858" calcext:value-type="float">
            <text:p>112858</text:p>
          </table:table-cell>
          <table:table-cell table:formula="of:=100*([.B23]-[.AH23])/[.B23]" office:value-type="float" office:value="1.08158328366581" calcext:value-type="float">
            <text:p>1,08</text:p>
          </table:table-cell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4124" calcext:value-type="float">
            <text:p>114124</text:p>
          </table:table-cell>
          <table:table-cell/>
          <table:table-cell table:style-name="ce15" office:value-type="float" office:value="111338" calcext:value-type="float">
            <text:p>111338</text:p>
          </table:table-cell>
          <table:table-cell table:formula="of:=100*([.B24]-[.D24])/[.B24]" office:value-type="float" office:value="2.44120430409029" calcext:value-type="float">
            <text:p>2,44</text:p>
          </table:table-cell>
          <table:table-cell office:value-type="float" office:value="112490" calcext:value-type="float">
            <text:p>112490,0000</text:p>
          </table:table-cell>
          <table:table-cell table:formula="of:=100*([.B24]-[.F24])/[.B24]" office:value-type="float" office:value="1.43177596298763" calcext:value-type="float">
            <text:p>1,43</text:p>
          </table:table-cell>
          <table:table-cell table:style-name="ce18" office:value-type="float" office:value="112406" calcext:value-type="float">
            <text:p>112406</text:p>
          </table:table-cell>
          <table:table-cell table:formula="of:=100*([.B24]-[.H24])/[.B24]" office:value-type="float" office:value="1.5053801128597" calcext:value-type="float">
            <text:p>1,51</text:p>
          </table:table-cell>
          <table:table-cell office:value-type="float" office:value="112375" calcext:value-type="float">
            <text:p>112375</text:p>
          </table:table-cell>
          <table:table-cell table:formula="of:=100*([.B24]-[.J24])/[.B24]" office:value-type="float" office:value="1.53254354912201" calcext:value-type="float">
            <text:p>1,53</text:p>
          </table:table-cell>
          <table:table-cell office:value-type="float" office:value="112094" calcext:value-type="float">
            <text:p>112094</text:p>
          </table:table-cell>
          <table:table-cell table:formula="of:=100*([.B24]-[.L24])/[.B24]" office:value-type="float" office:value="1.77876695524167" calcext:value-type="float">
            <text:p>1,78</text:p>
          </table:table-cell>
          <table:table-cell table:style-name="ce9" office:value-type="float" office:value="108687" calcext:value-type="float">
            <text:p>108687</text:p>
          </table:table-cell>
          <table:table-cell table:formula="of:=100*([.B24]-[.N24])/[.B24]" office:value-type="float" office:value="4.76411622445761" calcext:value-type="float">
            <text:p>4,76</text:p>
          </table:table-cell>
          <table:table-cell office:value-type="float" office:value="108659" calcext:value-type="float">
            <text:p>108659</text:p>
          </table:table-cell>
          <table:table-cell table:formula="of:=100*([.B24]-[.P24])/[.B24]" office:value-type="float" office:value="4.78865094108163" calcext:value-type="float">
            <text:p>4,79</text:p>
          </table:table-cell>
          <table:table-cell table:style-name="ce9" office:value-type="float" office:value="111251" calcext:value-type="float">
            <text:p>111251</text:p>
          </table:table-cell>
          <table:table-cell table:formula="of:=100*([.B24]-[.R24])/[.B24]" office:value-type="float" office:value="2.51743717360065" calcext:value-type="float">
            <text:p>2,52</text:p>
          </table:table-cell>
          <table:table-cell table:style-name="ce9" office:value-type="float" office:value="110972" calcext:value-type="float">
            <text:p>110972</text:p>
          </table:table-cell>
          <table:table-cell table:formula="of:=100*([.B24]-[.T24])/[.B24]" office:value-type="float" office:value="2.76190809996145" calcext:value-type="float">
            <text:p>2,76</text:p>
          </table:table-cell>
          <table:table-cell table:style-name="ce29" office:value-type="float" office:value="112874" calcext:value-type="float">
            <text:p>112874</text:p>
          </table:table-cell>
          <table:table-cell table:formula="of:=100*([.B24]-[.V24])/[.B24]" office:value-type="float" office:value="1.09529984928674" calcext:value-type="float">
            <text:p>1,10</text:p>
          </table:table-cell>
          <table:table-cell table:style-name="ce29" office:value-type="float" office:value="112541" calcext:value-type="float">
            <text:p>112541</text:p>
          </table:table-cell>
          <table:table-cell table:formula="of:=100*([.B24]-[.X24])/[.B24]" office:value-type="float" office:value="1.38708772913673" calcext:value-type="float">
            <text:p>1,39</text:p>
          </table:table-cell>
          <table:table-cell table:style-name="ce29" office:value-type="float" office:value="112928" calcext:value-type="float">
            <text:p>112928</text:p>
          </table:table-cell>
          <table:table-cell table:formula="of:=100*([.B24]-[.Z24])/[.B24]" office:value-type="float" office:value="1.04798289579755" calcext:value-type="float">
            <text:p>1,05</text:p>
          </table:table-cell>
          <table:table-cell office:value-type="float" office:value="112426" calcext:value-type="float">
            <text:p>112426</text:p>
          </table:table-cell>
          <table:table-cell table:formula="of:=100*([.B24]-[.AB24])/[.B24]" office:value-type="float" office:value="1.48785531527111" calcext:value-type="float">
            <text:p>1,49</text:p>
          </table:table-cell>
          <table:table-cell office:value-type="float" office:value="112944" calcext:value-type="float">
            <text:p>112944</text:p>
          </table:table-cell>
          <table:table-cell table:formula="of:=100*([.B24]-[.AD24])/[.B24]" office:value-type="float" office:value="1.03396305772668" calcext:value-type="float">
            <text:p>1,03</text:p>
          </table:table-cell>
          <table:table-cell office:value-type="float" office:value="113223" calcext:value-type="float">
            <text:p>113223</text:p>
          </table:table-cell>
          <table:table-cell table:formula="of:=100*([.B24]-[.AF24])/[.B24]" office:value-type="float" office:value="0.789492131365883" calcext:value-type="float">
            <text:p>0,79</text:p>
          </table:table-cell>
          <table:table-cell office:value-type="float" office:value="113062" calcext:value-type="float">
            <text:p>113062</text:p>
          </table:table-cell>
          <table:table-cell table:formula="of:=100*([.B24]-[.AH24])/[.B24]" office:value-type="float" office:value="0.930566751954015" calcext:value-type="float">
            <text:p>0,93</text:p>
          </table:table-cell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4203" calcext:value-type="float">
            <text:p>114203</text:p>
          </table:table-cell>
          <table:table-cell/>
          <table:table-cell table:style-name="ce15" office:value-type="float" office:value="110854" calcext:value-type="float">
            <text:p>110854</text:p>
          </table:table-cell>
          <table:table-cell table:formula="of:=100*([.B25]-[.D25])/[.B25]" office:value-type="float" office:value="2.93249739498962" calcext:value-type="float">
            <text:p>2,93</text:p>
          </table:table-cell>
          <table:table-cell table:style-name="ce15" office:value-type="float" office:value="112226" calcext:value-type="float">
            <text:p>112226</text:p>
          </table:table-cell>
          <table:table-cell table:formula="of:=100*([.B25]-[.F25])/[.B25]" office:value-type="float" office:value="1.73112790382039" calcext:value-type="float">
            <text:p>1,73</text:p>
          </table:table-cell>
          <table:table-cell table:style-name="ce18" office:value-type="float" office:value="112955" calcext:value-type="float">
            <text:p>112955</text:p>
          </table:table-cell>
          <table:table-cell table:formula="of:=100*([.B25]-[.H25])/[.B25]" office:value-type="float" office:value="1.09279090741924" calcext:value-type="float">
            <text:p>1,09</text:p>
          </table:table-cell>
          <table:table-cell office:value-type="float" office:value="112262" calcext:value-type="float">
            <text:p>112262</text:p>
          </table:table-cell>
          <table:table-cell table:formula="of:=100*([.B25]-[.J25])/[.B25]" office:value-type="float" office:value="1.6996050891833" calcext:value-type="float">
            <text:p>1,70</text:p>
          </table:table-cell>
          <table:table-cell office:value-type="float" office:value="112728" calcext:value-type="float">
            <text:p>112728</text:p>
          </table:table-cell>
          <table:table-cell table:formula="of:=100*([.B25]-[.L25])/[.B25]" office:value-type="float" office:value="1.29155976638092" calcext:value-type="float">
            <text:p>1,29</text:p>
          </table:table-cell>
          <table:table-cell table:style-name="ce9" office:value-type="float" office:value="109207" calcext:value-type="float">
            <text:p>109207</text:p>
          </table:table-cell>
          <table:table-cell table:formula="of:=100*([.B25]-[.N25])/[.B25]" office:value-type="float" office:value="4.37466616463666" calcext:value-type="float">
            <text:p>4,37</text:p>
          </table:table-cell>
          <table:table-cell office:value-type="float" office:value="108478" calcext:value-type="float">
            <text:p>108478</text:p>
          </table:table-cell>
          <table:table-cell table:formula="of:=100*([.B25]-[.P25])/[.B25]" office:value-type="float" office:value="5.0130031610378" calcext:value-type="float">
            <text:p>5,01</text:p>
          </table:table-cell>
          <table:table-cell table:style-name="ce9" office:value-type="float" office:value="112094" calcext:value-type="float">
            <text:p>112094</text:p>
          </table:table-cell>
          <table:table-cell table:formula="of:=100*([.B25]-[.R25])/[.B25]" office:value-type="float" office:value="1.84671155748973" calcext:value-type="float">
            <text:p>1,85</text:p>
          </table:table-cell>
          <table:table-cell table:style-name="ce9" office:value-type="float" office:value="110548" calcext:value-type="float">
            <text:p>110548</text:p>
          </table:table-cell>
          <table:table-cell table:formula="of:=100*([.B25]-[.T25])/[.B25]" office:value-type="float" office:value="3.20044131940492" calcext:value-type="float">
            <text:p>3,20</text:p>
          </table:table-cell>
          <table:table-cell table:style-name="ce29" office:value-type="float" office:value="112437" calcext:value-type="float">
            <text:p>112437</text:p>
          </table:table-cell>
          <table:table-cell table:formula="of:=100*([.B25]-[.V25])/[.B25]" office:value-type="float" office:value="1.54636918469742" calcext:value-type="float">
            <text:p>1,55</text:p>
          </table:table-cell>
          <table:table-cell table:style-name="ce29" office:value-type="float" office:value="112646" calcext:value-type="float">
            <text:p>112646</text:p>
          </table:table-cell>
          <table:table-cell table:formula="of:=100*([.B25]-[.X25])/[.B25]" office:value-type="float" office:value="1.3633617330543" calcext:value-type="float">
            <text:p>1,36</text:p>
          </table:table-cell>
          <table:table-cell table:style-name="ce29" office:value-type="float" office:value="112540" calcext:value-type="float">
            <text:p>112540</text:p>
          </table:table-cell>
          <table:table-cell table:formula="of:=100*([.B25]-[.Z25])/[.B25]" office:value-type="float" office:value="1.45617890948574" calcext:value-type="float">
            <text:p>1,46</text:p>
          </table:table-cell>
          <table:table-cell office:value-type="float" office:value="112573" calcext:value-type="float">
            <text:p>112573</text:p>
          </table:table-cell>
          <table:table-cell table:formula="of:=100*([.B25]-[.AB25])/[.B25]" office:value-type="float" office:value="1.4272829960684" calcext:value-type="float">
            <text:p>1,43</text:p>
          </table:table-cell>
          <table:table-cell office:value-type="float" office:value="112835" calcext:value-type="float">
            <text:p>112835</text:p>
          </table:table-cell>
          <table:table-cell table:formula="of:=100*([.B25]-[.AD25])/[.B25]" office:value-type="float" office:value="1.19786695620956" calcext:value-type="float">
            <text:p>1,20</text:p>
          </table:table-cell>
          <table:table-cell office:value-type="float" office:value="113306" calcext:value-type="float">
            <text:p>113306</text:p>
          </table:table-cell>
          <table:table-cell table:formula="of:=100*([.B25]-[.AF25])/[.B25]" office:value-type="float" office:value="0.785443464707582" calcext:value-type="float">
            <text:p>0,79</text:p>
          </table:table-cell>
          <table:table-cell office:value-type="float" office:value="112887" calcext:value-type="float">
            <text:p>112887</text:p>
          </table:table-cell>
          <table:table-cell table:formula="of:=100*([.B25]-[.AH25])/[.B25]" office:value-type="float" office:value="1.15233400173375" calcext:value-type="float">
            <text:p>1,15</text:p>
          </table:table-cell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4180" calcext:value-type="float">
            <text:p>114180</text:p>
          </table:table-cell>
          <table:table-cell/>
          <table:table-cell table:style-name="ce15" office:value-type="float" office:value="110458" calcext:value-type="float">
            <text:p>110458</text:p>
          </table:table-cell>
          <table:table-cell table:formula="of:=100*([.B26]-[.D26])/[.B26]" office:value-type="float" office:value="3.25976528288667" calcext:value-type="float">
            <text:p>3,26</text:p>
          </table:table-cell>
          <table:table-cell table:style-name="ce15" office:value-type="float" office:value="112359" calcext:value-type="float">
            <text:p>112359</text:p>
          </table:table-cell>
          <table:table-cell table:formula="of:=100*([.B26]-[.F26])/[.B26]" office:value-type="float" office:value="1.59485023646873" calcext:value-type="float">
            <text:p>1,59</text:p>
          </table:table-cell>
          <table:table-cell table:style-name="ce18" office:value-type="float" office:value="112565" calcext:value-type="float">
            <text:p>112565</text:p>
          </table:table-cell>
          <table:table-cell table:formula="of:=100*([.B26]-[.H26])/[.B26]" office:value-type="float" office:value="1.41443335084954" calcext:value-type="float">
            <text:p>1,41</text:p>
          </table:table-cell>
          <table:table-cell office:value-type="float" office:value="112558" calcext:value-type="float">
            <text:p>112558</text:p>
          </table:table-cell>
          <table:table-cell table:formula="of:=100*([.B26]-[.J26])/[.B26]" office:value-type="float" office:value="1.42056402172009" calcext:value-type="float">
            <text:p>1,42</text:p>
          </table:table-cell>
          <table:table-cell office:value-type="float" office:value="112777" calcext:value-type="float">
            <text:p>112777</text:p>
          </table:table-cell>
          <table:table-cell table:formula="of:=100*([.B26]-[.L26])/[.B26]" office:value-type="float" office:value="1.22876160448415" calcext:value-type="float">
            <text:p>1,23</text:p>
          </table:table-cell>
          <table:table-cell table:style-name="ce9" office:value-type="float" office:value="108186" calcext:value-type="float">
            <text:p>108186</text:p>
          </table:table-cell>
          <table:table-cell table:formula="of:=100*([.B26]-[.N26])/[.B26]" office:value-type="float" office:value="5.24960588544404" calcext:value-type="float">
            <text:p>5,25</text:p>
          </table:table-cell>
          <table:table-cell office:value-type="float" office:value="108858" calcext:value-type="float">
            <text:p>108858</text:p>
          </table:table-cell>
          <table:table-cell table:formula="of:=100*([.B26]-[.P26])/[.B26]" office:value-type="float" office:value="4.66106148187073" calcext:value-type="float">
            <text:p>4,66</text:p>
          </table:table-cell>
          <table:table-cell table:style-name="ce9" office:value-type="float" office:value="111615" calcext:value-type="float">
            <text:p>111615</text:p>
          </table:table-cell>
          <table:table-cell table:formula="of:=100*([.B26]-[.R26])/[.B26]" office:value-type="float" office:value="2.24645296899632" calcext:value-type="float">
            <text:p>2,25</text:p>
          </table:table-cell>
          <table:table-cell table:style-name="ce9" office:value-type="float" office:value="110712" calcext:value-type="float">
            <text:p>110712</text:p>
          </table:table-cell>
          <table:table-cell table:formula="of:=100*([.B26]-[.T26])/[.B26]" office:value-type="float" office:value="3.03730951129795" calcext:value-type="float">
            <text:p>3,04</text:p>
          </table:table-cell>
          <table:table-cell table:style-name="ce29" office:value-type="float" office:value="112819" calcext:value-type="float">
            <text:p>112819</text:p>
          </table:table-cell>
          <table:table-cell table:formula="of:=100*([.B26]-[.V26])/[.B26]" office:value-type="float" office:value="1.19197757926082" calcext:value-type="float">
            <text:p>1,19</text:p>
          </table:table-cell>
          <table:table-cell table:style-name="ce29" office:value-type="float" office:value="113165" calcext:value-type="float">
            <text:p>113165</text:p>
          </table:table-cell>
          <table:table-cell table:formula="of:=100*([.B26]-[.X26])/[.B26]" office:value-type="float" office:value="0.888947276230513" calcext:value-type="float">
            <text:p>0,89</text:p>
          </table:table-cell>
          <table:table-cell table:style-name="ce29" office:value-type="float" office:value="112841" calcext:value-type="float">
            <text:p>112841</text:p>
          </table:table-cell>
          <table:table-cell table:formula="of:=100*([.B26]-[.Z26])/[.B26]" office:value-type="float" office:value="1.17270975652479" calcext:value-type="float">
            <text:p>1,17</text:p>
          </table:table-cell>
          <table:table-cell office:value-type="float" office:value="112820" calcext:value-type="float">
            <text:p>112820</text:p>
          </table:table-cell>
          <table:table-cell table:formula="of:=100*([.B26]-[.AB26])/[.B26]" office:value-type="float" office:value="1.19110176913645" calcext:value-type="float">
            <text:p>1,19</text:p>
          </table:table-cell>
          <table:table-cell office:value-type="float" office:value="112944" calcext:value-type="float">
            <text:p>112944</text:p>
          </table:table-cell>
          <table:table-cell table:formula="of:=100*([.B26]-[.AD26])/[.B26]" office:value-type="float" office:value="1.08250131371519" calcext:value-type="float">
            <text:p>1,08</text:p>
          </table:table-cell>
          <table:table-cell office:value-type="float" office:value="113838" calcext:value-type="float">
            <text:p>113838</text:p>
          </table:table-cell>
          <table:table-cell table:formula="of:=100*([.B26]-[.AF26])/[.B26]" office:value-type="float" office:value="0.299527062532843" calcext:value-type="float">
            <text:p>0,30</text:p>
          </table:table-cell>
          <table:table-cell office:value-type="float" office:value="112966" calcext:value-type="float">
            <text:p>112966</text:p>
          </table:table-cell>
          <table:table-cell table:formula="of:=100*([.B26]-[.AH26])/[.B26]" office:value-type="float" office:value="1.06323349097916" calcext:value-type="float">
            <text:p>1,06</text:p>
          </table:table-cell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4252" calcext:value-type="float">
            <text:p>114252</text:p>
          </table:table-cell>
          <table:table-cell/>
          <table:table-cell table:style-name="ce15" office:value-type="float" office:value="110865" calcext:value-type="float">
            <text:p>110865</text:p>
          </table:table-cell>
          <table:table-cell table:formula="of:=100*([.B27]-[.D27])/[.B27]" office:value-type="float" office:value="2.96449952736057" calcext:value-type="float">
            <text:p>2,96</text:p>
          </table:table-cell>
          <table:table-cell table:style-name="ce15" office:value-type="float" office:value="112363" calcext:value-type="float">
            <text:p>112363</text:p>
          </table:table-cell>
          <table:table-cell table:formula="of:=100*([.B27]-[.F27])/[.B27]" office:value-type="float" office:value="1.65336274200889" calcext:value-type="float">
            <text:p>1,65</text:p>
          </table:table-cell>
          <table:table-cell table:style-name="ce18" office:value-type="float" office:value="112350" calcext:value-type="float">
            <text:p>112350</text:p>
          </table:table-cell>
          <table:table-cell table:formula="of:=100*([.B27]-[.H27])/[.B27]" office:value-type="float" office:value="1.66474109862409" calcext:value-type="float">
            <text:p>1,66</text:p>
          </table:table-cell>
          <table:table-cell office:value-type="float" office:value="112355" calcext:value-type="float">
            <text:p>112355</text:p>
          </table:table-cell>
          <table:table-cell table:formula="of:=100*([.B27]-[.J27])/[.B27]" office:value-type="float" office:value="1.66036480761825" calcext:value-type="float">
            <text:p>1,66</text:p>
          </table:table-cell>
          <table:table-cell office:value-type="float" office:value="112832" calcext:value-type="float">
            <text:p>112832</text:p>
          </table:table-cell>
          <table:table-cell table:formula="of:=100*([.B27]-[.L27])/[.B27]" office:value-type="float" office:value="1.24286664566047" calcext:value-type="float">
            <text:p>1,24</text:p>
          </table:table-cell>
          <table:table-cell table:style-name="ce9" office:value-type="float" office:value="109011" calcext:value-type="float">
            <text:p>109011</text:p>
          </table:table-cell>
          <table:table-cell table:formula="of:=100*([.B27]-[.N27])/[.B27]" office:value-type="float" office:value="4.58722823232854" calcext:value-type="float">
            <text:p>4,59</text:p>
          </table:table-cell>
          <table:table-cell office:value-type="float" office:value="108797" calcext:value-type="float">
            <text:p>108797</text:p>
          </table:table-cell>
          <table:table-cell table:formula="of:=100*([.B27]-[.P27])/[.B27]" office:value-type="float" office:value="4.77453348737878" calcext:value-type="float">
            <text:p>4,77</text:p>
          </table:table-cell>
          <table:table-cell table:style-name="ce9" office:value-type="float" office:value="111544" calcext:value-type="float">
            <text:p>111544</text:p>
          </table:table-cell>
          <table:table-cell table:formula="of:=100*([.B27]-[.R27])/[.B27]" office:value-type="float" office:value="2.37019920876659" calcext:value-type="float">
            <text:p>2,37</text:p>
          </table:table-cell>
          <table:table-cell table:style-name="ce9" office:value-type="float" office:value="110813" calcext:value-type="float">
            <text:p>110813</text:p>
          </table:table-cell>
          <table:table-cell table:formula="of:=100*([.B27]-[.T27])/[.B27]" office:value-type="float" office:value="3.01001295382138" calcext:value-type="float">
            <text:p>3,01</text:p>
          </table:table-cell>
          <table:table-cell table:style-name="ce29" office:value-type="float" office:value="112540" calcext:value-type="float">
            <text:p>112540</text:p>
          </table:table-cell>
          <table:table-cell table:formula="of:=100*([.B27]-[.V27])/[.B27]" office:value-type="float" office:value="1.49844204040192" calcext:value-type="float">
            <text:p>1,50</text:p>
          </table:table-cell>
          <table:table-cell table:style-name="ce29" office:value-type="float" office:value="112863" calcext:value-type="float">
            <text:p>112863</text:p>
          </table:table-cell>
          <table:table-cell table:formula="of:=100*([.B27]-[.X27])/[.B27]" office:value-type="float" office:value="1.21573364142422" calcext:value-type="float">
            <text:p>1,22</text:p>
          </table:table-cell>
          <table:table-cell table:style-name="ce29" office:value-type="float" office:value="112918" calcext:value-type="float">
            <text:p>112918</text:p>
          </table:table-cell>
          <table:table-cell table:formula="of:=100*([.B27]-[.Z27])/[.B27]" office:value-type="float" office:value="1.16759444035991" calcext:value-type="float">
            <text:p>1,17</text:p>
          </table:table-cell>
          <table:table-cell office:value-type="float" office:value="112386" calcext:value-type="float">
            <text:p>112386</text:p>
          </table:table-cell>
          <table:table-cell table:formula="of:=100*([.B27]-[.AB27])/[.B27]" office:value-type="float" office:value="1.633231803382" calcext:value-type="float">
            <text:p>1,63</text:p>
          </table:table-cell>
          <table:table-cell office:value-type="float" office:value="112987" calcext:value-type="float">
            <text:p>112987</text:p>
          </table:table-cell>
          <table:table-cell table:formula="of:=100*([.B27]-[.AD27])/[.B27]" office:value-type="float" office:value="1.10720162447922" calcext:value-type="float">
            <text:p>1,11</text:p>
          </table:table-cell>
          <table:table-cell office:value-type="float" office:value="113220" calcext:value-type="float">
            <text:p>113220</text:p>
          </table:table-cell>
          <table:table-cell table:formula="of:=100*([.B27]-[.AF27])/[.B27]" office:value-type="float" office:value="0.903266463606764" calcext:value-type="float">
            <text:p>0,90</text:p>
          </table:table-cell>
          <table:table-cell office:value-type="float" office:value="113002" calcext:value-type="float">
            <text:p>113002</text:p>
          </table:table-cell>
          <table:table-cell table:formula="of:=100*([.B27]-[.AH27])/[.B27]" office:value-type="float" office:value="1.09407275146168" calcext:value-type="float">
            <text:p>1,09</text:p>
          </table:table-cell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4213" calcext:value-type="float">
            <text:p>114213</text:p>
          </table:table-cell>
          <table:table-cell/>
          <table:table-cell table:style-name="ce15" office:value-type="float" office:value="110675" calcext:value-type="float">
            <text:p>110675</text:p>
          </table:table-cell>
          <table:table-cell table:formula="of:=100*([.B28]-[.D28])/[.B28]" office:value-type="float" office:value="3.09772092493849" calcext:value-type="float">
            <text:p>3,10</text:p>
          </table:table-cell>
          <table:table-cell table:style-name="ce15" office:value-type="float" office:value="112435" calcext:value-type="float">
            <text:p>112435</text:p>
          </table:table-cell>
          <table:table-cell table:formula="of:=100*([.B28]-[.F28])/[.B28]" office:value-type="float" office:value="1.55674047612794" calcext:value-type="float">
            <text:p>1,56</text:p>
          </table:table-cell>
          <table:table-cell table:style-name="ce18" office:value-type="float" office:value="112793" calcext:value-type="float">
            <text:p>112793</text:p>
          </table:table-cell>
          <table:table-cell table:formula="of:=100*([.B28]-[.H28])/[.B28]" office:value-type="float" office:value="1.2432910439267" calcext:value-type="float">
            <text:p>1,24</text:p>
          </table:table-cell>
          <table:table-cell office:value-type="float" office:value="112453" calcext:value-type="float">
            <text:p>112453</text:p>
          </table:table-cell>
          <table:table-cell table:formula="of:=100*([.B28]-[.J28])/[.B28]" office:value-type="float" office:value="1.54098044881056" calcext:value-type="float">
            <text:p>1,54</text:p>
          </table:table-cell>
          <table:table-cell office:value-type="float" office:value="112534" calcext:value-type="float">
            <text:p>112534</text:p>
          </table:table-cell>
          <table:table-cell table:formula="of:=100*([.B28]-[.L28])/[.B28]" office:value-type="float" office:value="1.47006032588234" calcext:value-type="float">
            <text:p>1,47</text:p>
          </table:table-cell>
          <table:table-cell table:style-name="ce9" office:value-type="float" office:value="108615" calcext:value-type="float">
            <text:p>108615</text:p>
          </table:table-cell>
          <table:table-cell table:formula="of:=100*([.B28]-[.N28])/[.B28]" office:value-type="float" office:value="4.90136849570539" calcext:value-type="float">
            <text:p>4,90</text:p>
          </table:table-cell>
          <table:table-cell office:value-type="float" office:value="108626" calcext:value-type="float">
            <text:p>108626</text:p>
          </table:table-cell>
          <table:table-cell table:formula="of:=100*([.B28]-[.P28])/[.B28]" office:value-type="float" office:value="4.89173736790033" calcext:value-type="float">
            <text:p>4,89</text:p>
          </table:table-cell>
          <table:table-cell table:style-name="ce9" office:value-type="float" office:value="111312" calcext:value-type="float">
            <text:p>111312</text:p>
          </table:table-cell>
          <table:table-cell table:formula="of:=100*([.B28]-[.R28])/[.B28]" office:value-type="float" office:value="2.53999106931785" calcext:value-type="float">
            <text:p>2,54</text:p>
          </table:table-cell>
          <table:table-cell table:style-name="ce9" office:value-type="float" office:value="110657" calcext:value-type="float">
            <text:p>110657</text:p>
          </table:table-cell>
          <table:table-cell table:formula="of:=100*([.B28]-[.T28])/[.B28]" office:value-type="float" office:value="3.11348095225587" calcext:value-type="float">
            <text:p>3,11</text:p>
          </table:table-cell>
          <table:table-cell table:style-name="ce29" office:value-type="float" office:value="112767" calcext:value-type="float">
            <text:p>112767</text:p>
          </table:table-cell>
          <table:table-cell table:formula="of:=100*([.B28]-[.V28])/[.B28]" office:value-type="float" office:value="1.26605552782958" calcext:value-type="float">
            <text:p>1,27</text:p>
          </table:table-cell>
          <table:table-cell table:style-name="ce29" office:value-type="float" office:value="112462" calcext:value-type="float">
            <text:p>112462</text:p>
          </table:table-cell>
          <table:table-cell table:formula="of:=100*([.B28]-[.X28])/[.B28]" office:value-type="float" office:value="1.53310043515187" calcext:value-type="float">
            <text:p>1,53</text:p>
          </table:table-cell>
          <table:table-cell table:style-name="ce29" office:value-type="float" office:value="113069" calcext:value-type="float">
            <text:p>113069</text:p>
          </table:table-cell>
          <table:table-cell table:formula="of:=100*([.B28]-[.Z28])/[.B28]" office:value-type="float" office:value="1.00163729172686" calcext:value-type="float">
            <text:p>1,00</text:p>
          </table:table-cell>
          <table:table-cell office:value-type="float" office:value="112244" calcext:value-type="float">
            <text:p>112244</text:p>
          </table:table-cell>
          <table:table-cell table:formula="of:=100*([.B28]-[.AB28])/[.B28]" office:value-type="float" office:value="1.72397187710681" calcext:value-type="float">
            <text:p>1,72</text:p>
          </table:table-cell>
          <table:table-cell office:value-type="float" office:value="112874" calcext:value-type="float">
            <text:p>112874</text:p>
          </table:table-cell>
          <table:table-cell table:formula="of:=100*([.B28]-[.AD28])/[.B28]" office:value-type="float" office:value="1.17237092099849" calcext:value-type="float">
            <text:p>1,17</text:p>
          </table:table-cell>
          <table:table-cell office:value-type="float" office:value="113447" calcext:value-type="float">
            <text:p>113447</text:p>
          </table:table-cell>
          <table:table-cell table:formula="of:=100*([.B28]-[.AF28])/[.B28]" office:value-type="float" office:value="0.670676718061867" calcext:value-type="float">
            <text:p>0,67</text:p>
          </table:table-cell>
          <table:table-cell office:value-type="float" office:value="112946" calcext:value-type="float">
            <text:p>112946</text:p>
          </table:table-cell>
          <table:table-cell table:formula="of:=100*([.B28]-[.AH28])/[.B28]" office:value-type="float" office:value="1.10933081172896" calcext:value-type="float">
            <text:p>1,11</text:p>
          </table:table-cell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4378" calcext:value-type="float">
            <text:p>114378</text:p>
          </table:table-cell>
          <table:table-cell/>
          <table:table-cell table:style-name="ce15" office:value-type="float" office:value="111600" calcext:value-type="float">
            <text:p>111600</text:p>
          </table:table-cell>
          <table:table-cell table:formula="of:=100*([.B29]-[.D29])/[.B29]" office:value-type="float" office:value="2.42878875308189" calcext:value-type="float">
            <text:p>2,43</text:p>
          </table:table-cell>
          <table:table-cell table:style-name="ce15" office:value-type="float" office:value="112532" calcext:value-type="float">
            <text:p>112532</text:p>
          </table:table-cell>
          <table:table-cell table:formula="of:=100*([.B29]-[.F29])/[.B29]" office:value-type="float" office:value="1.61394673800906" calcext:value-type="float">
            <text:p>1,61</text:p>
          </table:table-cell>
          <table:table-cell table:style-name="ce18" office:value-type="float" office:value="112493" calcext:value-type="float">
            <text:p>112493</text:p>
          </table:table-cell>
          <table:table-cell table:formula="of:=100*([.B29]-[.H29])/[.B29]" office:value-type="float" office:value="1.64804420430502" calcext:value-type="float">
            <text:p>1,65</text:p>
          </table:table-cell>
          <table:table-cell office:value-type="float" office:value="112495" calcext:value-type="float">
            <text:p>112495</text:p>
          </table:table-cell>
          <table:table-cell table:formula="of:=100*([.B29]-[.J29])/[.B29]" office:value-type="float" office:value="1.64629561628985" calcext:value-type="float">
            <text:p>1,65</text:p>
          </table:table-cell>
          <table:table-cell office:value-type="float" office:value="112830" calcext:value-type="float">
            <text:p>112830</text:p>
          </table:table-cell>
          <table:table-cell table:formula="of:=100*([.B29]-[.L29])/[.B29]" office:value-type="float" office:value="1.35340712374757" calcext:value-type="float">
            <text:p>1,35</text:p>
          </table:table-cell>
          <table:table-cell table:style-name="ce9" office:value-type="float" office:value="108592" calcext:value-type="float">
            <text:p>108592</text:p>
          </table:table-cell>
          <table:table-cell table:formula="of:=100*([.B29]-[.N29])/[.B29]" office:value-type="float" office:value="5.05866512790921" calcext:value-type="float">
            <text:p>5,06</text:p>
          </table:table-cell>
          <table:table-cell office:value-type="float" office:value="109186" calcext:value-type="float">
            <text:p>109186</text:p>
          </table:table-cell>
          <table:table-cell table:formula="of:=100*([.B29]-[.P29])/[.B29]" office:value-type="float" office:value="4.53933448740142" calcext:value-type="float">
            <text:p>4,54</text:p>
          </table:table-cell>
          <table:table-cell table:style-name="ce9" office:value-type="float" office:value="111932" calcext:value-type="float">
            <text:p>111932</text:p>
          </table:table-cell>
          <table:table-cell table:formula="of:=100*([.B29]-[.R29])/[.B29]" office:value-type="float" office:value="2.13852314256238" calcext:value-type="float">
            <text:p>2,14</text:p>
          </table:table-cell>
          <table:table-cell table:style-name="ce9" office:value-type="float" office:value="110782" calcext:value-type="float">
            <text:p>110782</text:p>
          </table:table-cell>
          <table:table-cell table:formula="of:=100*([.B29]-[.T29])/[.B29]" office:value-type="float" office:value="3.14396125128958" calcext:value-type="float">
            <text:p>3,14</text:p>
          </table:table-cell>
          <table:table-cell table:style-name="ce29" office:value-type="float" office:value="112920" calcext:value-type="float">
            <text:p>112920</text:p>
          </table:table-cell>
          <table:table-cell table:formula="of:=100*([.B29]-[.V29])/[.B29]" office:value-type="float" office:value="1.27472066306458" calcext:value-type="float">
            <text:p>1,27</text:p>
          </table:table-cell>
          <table:table-cell table:style-name="ce29" office:value-type="float" office:value="112917" calcext:value-type="float">
            <text:p>112917</text:p>
          </table:table-cell>
          <table:table-cell table:formula="of:=100*([.B29]-[.X29])/[.B29]" office:value-type="float" office:value="1.27734354508734" calcext:value-type="float">
            <text:p>1,28</text:p>
          </table:table-cell>
          <table:table-cell table:style-name="ce29" office:value-type="float" office:value="112933" calcext:value-type="float">
            <text:p>112933</text:p>
          </table:table-cell>
          <table:table-cell table:formula="of:=100*([.B29]-[.Z29])/[.B29]" office:value-type="float" office:value="1.26335484096592" calcext:value-type="float">
            <text:p>1,26</text:p>
          </table:table-cell>
          <table:table-cell office:value-type="float" office:value="112921" calcext:value-type="float">
            <text:p>112921</text:p>
          </table:table-cell>
          <table:table-cell table:formula="of:=100*([.B29]-[.AB29])/[.B29]" office:value-type="float" office:value="1.27384636905699" calcext:value-type="float">
            <text:p>1,27</text:p>
          </table:table-cell>
          <table:table-cell office:value-type="float" office:value="112991" calcext:value-type="float">
            <text:p>112991</text:p>
          </table:table-cell>
          <table:table-cell table:formula="of:=100*([.B29]-[.AD29])/[.B29]" office:value-type="float" office:value="1.21264578852577" calcext:value-type="float">
            <text:p>1,21</text:p>
          </table:table-cell>
          <table:table-cell office:value-type="float" office:value="113427" calcext:value-type="float">
            <text:p>113427</text:p>
          </table:table-cell>
          <table:table-cell table:formula="of:=100*([.B29]-[.AF29])/[.B29]" office:value-type="float" office:value="0.831453601217017" calcext:value-type="float">
            <text:p>0,83</text:p>
          </table:table-cell>
          <table:table-cell office:value-type="float" office:value="113016" calcext:value-type="float">
            <text:p>113016</text:p>
          </table:table-cell>
          <table:table-cell table:formula="of:=100*([.B29]-[.AH29])/[.B29]" office:value-type="float" office:value="1.19078843833604" calcext:value-type="float">
            <text:p>1,19</text:p>
          </table:table-cell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4201" calcext:value-type="float">
            <text:p>114201</text:p>
          </table:table-cell>
          <table:table-cell/>
          <table:table-cell table:style-name="ce15" office:value-type="float" office:value="111032" calcext:value-type="float">
            <text:p>111032</text:p>
          </table:table-cell>
          <table:table-cell table:formula="of:=100*([.B30]-[.D30])/[.B30]" office:value-type="float" office:value="2.77493191828443" calcext:value-type="float">
            <text:p>2,77</text:p>
          </table:table-cell>
          <table:table-cell table:style-name="ce15" office:value-type="float" office:value="112431" calcext:value-type="float">
            <text:p>112431</text:p>
          </table:table-cell>
          <table:table-cell table:formula="of:=100*([.B30]-[.F30])/[.B30]" office:value-type="float" office:value="1.54989886253185" calcext:value-type="float">
            <text:p>1,55</text:p>
          </table:table-cell>
          <table:table-cell table:style-name="ce18" office:value-type="float" office:value="112575" calcext:value-type="float">
            <text:p>112575</text:p>
          </table:table-cell>
          <table:table-cell table:formula="of:=100*([.B30]-[.H30])/[.B30]" office:value-type="float" office:value="1.4238053957496" calcext:value-type="float">
            <text:p>1,42</text:p>
          </table:table-cell>
          <table:table-cell office:value-type="float" office:value="112283" calcext:value-type="float">
            <text:p>112283</text:p>
          </table:table-cell>
          <table:table-cell table:formula="of:=100*([.B30]-[.J30])/[.B30]" office:value-type="float" office:value="1.67949492561361" calcext:value-type="float">
            <text:p>1,68</text:p>
          </table:table-cell>
          <table:table-cell office:value-type="float" office:value="112789" calcext:value-type="float">
            <text:p>112789</text:p>
          </table:table-cell>
          <table:table-cell table:formula="of:=100*([.B30]-[.L30])/[.B30]" office:value-type="float" office:value="1.23641649372597" calcext:value-type="float">
            <text:p>1,24</text:p>
          </table:table-cell>
          <table:table-cell table:style-name="ce9" office:value-type="float" office:value="108347" calcext:value-type="float">
            <text:p>108347</text:p>
          </table:table-cell>
          <table:table-cell table:formula="of:=100*([.B30]-[.N30])/[.B30]" office:value-type="float" office:value="5.12604968432851" calcext:value-type="float">
            <text:p>5,13</text:p>
          </table:table-cell>
          <table:table-cell office:value-type="float" office:value="108556" calcext:value-type="float">
            <text:p>108556</text:p>
          </table:table-cell>
          <table:table-cell table:formula="of:=100*([.B30]-[.P30])/[.B30]" office:value-type="float" office:value="4.94303902767927" calcext:value-type="float">
            <text:p>4,94</text:p>
          </table:table-cell>
          <table:table-cell table:style-name="ce9" office:value-type="float" office:value="111873" calcext:value-type="float">
            <text:p>111873</text:p>
          </table:table-cell>
          <table:table-cell table:formula="of:=100*([.B30]-[.R30])/[.B30]" office:value-type="float" office:value="2.03851104631308" calcext:value-type="float">
            <text:p>2,04</text:p>
          </table:table-cell>
          <table:table-cell table:style-name="ce9" office:value-type="float" office:value="110814" calcext:value-type="float">
            <text:p>110814</text:p>
          </table:table-cell>
          <table:table-cell table:formula="of:=100*([.B30]-[.T30])/[.B30]" office:value-type="float" office:value="2.96582341660756" calcext:value-type="float">
            <text:p>2,97</text:p>
          </table:table-cell>
          <table:table-cell table:style-name="ce29" office:value-type="float" office:value="112582" calcext:value-type="float">
            <text:p>112582</text:p>
          </table:table-cell>
          <table:table-cell table:formula="of:=100*([.B30]-[.V30])/[.B30]" office:value-type="float" office:value="1.41767585222546" calcext:value-type="float">
            <text:p>1,42</text:p>
          </table:table-cell>
          <table:table-cell table:style-name="ce29" office:value-type="float" office:value="112996" calcext:value-type="float">
            <text:p>112996</text:p>
          </table:table-cell>
          <table:table-cell table:formula="of:=100*([.B30]-[.X30])/[.B30]" office:value-type="float" office:value="1.05515713522649" calcext:value-type="float">
            <text:p>1,06</text:p>
          </table:table-cell>
          <table:table-cell table:style-name="ce29" office:value-type="float" office:value="112579" calcext:value-type="float">
            <text:p>112579</text:p>
          </table:table-cell>
          <table:table-cell table:formula="of:=100*([.B30]-[.Z30])/[.B30]" office:value-type="float" office:value="1.42030279945009" calcext:value-type="float">
            <text:p>1,42</text:p>
          </table:table-cell>
          <table:table-cell office:value-type="float" office:value="112209" calcext:value-type="float">
            <text:p>112209</text:p>
          </table:table-cell>
          <table:table-cell table:formula="of:=100*([.B30]-[.AB30])/[.B30]" office:value-type="float" office:value="1.74429295715449" calcext:value-type="float">
            <text:p>1,74</text:p>
          </table:table-cell>
          <table:table-cell office:value-type="float" office:value="112908" calcext:value-type="float">
            <text:p>112908</text:p>
          </table:table-cell>
          <table:table-cell table:formula="of:=100*([.B30]-[.AD30])/[.B30]" office:value-type="float" office:value="1.13221425381564" calcext:value-type="float">
            <text:p>1,13</text:p>
          </table:table-cell>
          <table:table-cell office:value-type="float" office:value="113589" calcext:value-type="float">
            <text:p>113589</text:p>
          </table:table-cell>
          <table:table-cell table:formula="of:=100*([.B30]-[.AF30])/[.B30]" office:value-type="float" office:value="0.535897233824572" calcext:value-type="float">
            <text:p>0,54</text:p>
          </table:table-cell>
          <table:table-cell office:value-type="float" office:value="112761" calcext:value-type="float">
            <text:p>112761</text:p>
          </table:table-cell>
          <table:table-cell table:formula="of:=100*([.B30]-[.AH30])/[.B30]" office:value-type="float" office:value="1.26093466782252" calcext:value-type="float">
            <text:p>1,26</text:p>
          </table:table-cell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4191" calcext:value-type="float">
            <text:p>114191</text:p>
          </table:table-cell>
          <table:table-cell/>
          <table:table-cell table:style-name="ce15" office:value-type="float" office:value="111558" calcext:value-type="float">
            <text:p>111558</text:p>
          </table:table-cell>
          <table:table-cell table:formula="of:=100*([.B31]-[.D31])/[.B31]" office:value-type="float" office:value="2.30578592008127" calcext:value-type="float">
            <text:p>2,31</text:p>
          </table:table-cell>
          <table:table-cell table:style-name="ce15" office:value-type="float" office:value="112434" calcext:value-type="float">
            <text:p>112434</text:p>
          </table:table-cell>
          <table:table-cell table:formula="of:=100*([.B31]-[.F31])/[.B31]" office:value-type="float" office:value="1.53865015631705" calcext:value-type="float">
            <text:p>1,54</text:p>
          </table:table-cell>
          <table:table-cell table:style-name="ce18" office:value-type="float" office:value="113053" calcext:value-type="float">
            <text:p>113053</text:p>
          </table:table-cell>
          <table:table-cell table:formula="of:=100*([.B31]-[.H31])/[.B31]" office:value-type="float" office:value="0.996575912287308" calcext:value-type="float">
            <text:p>1,00</text:p>
          </table:table-cell>
          <table:table-cell office:value-type="float" office:value="112709" calcext:value-type="float">
            <text:p>112709</text:p>
          </table:table-cell>
          <table:table-cell table:formula="of:=100*([.B31]-[.J31])/[.B31]" office:value-type="float" office:value="1.29782557294358" calcext:value-type="float">
            <text:p>1,30</text:p>
          </table:table-cell>
          <table:table-cell office:value-type="float" office:value="113149" calcext:value-type="float">
            <text:p>113149</text:p>
          </table:table-cell>
          <table:table-cell table:formula="of:=100*([.B31]-[.L31])/[.B31]" office:value-type="float" office:value="0.912506239546024" calcext:value-type="float">
            <text:p>0,91</text:p>
          </table:table-cell>
          <table:table-cell table:style-name="ce9" office:value-type="float" office:value="108857" calcext:value-type="float">
            <text:p>108857</text:p>
          </table:table-cell>
          <table:table-cell table:formula="of:=100*([.B31]-[.N31])/[.B31]" office:value-type="float" office:value="4.67112119168761" calcext:value-type="float">
            <text:p>4,67</text:p>
          </table:table-cell>
          <table:table-cell office:value-type="float" office:value="108866" calcext:value-type="float">
            <text:p>108866</text:p>
          </table:table-cell>
          <table:table-cell table:formula="of:=100*([.B31]-[.P31])/[.B31]" office:value-type="float" office:value="4.66323965986812" calcext:value-type="float">
            <text:p>4,66</text:p>
          </table:table-cell>
          <table:table-cell table:style-name="ce9" office:value-type="float" office:value="111549" calcext:value-type="float">
            <text:p>111549</text:p>
          </table:table-cell>
          <table:table-cell table:formula="of:=100*([.B31]-[.R31])/[.B31]" office:value-type="float" office:value="2.31366745190076" calcext:value-type="float">
            <text:p>2,31</text:p>
          </table:table-cell>
          <table:table-cell table:style-name="ce9" office:value-type="float" office:value="110748" calcext:value-type="float">
            <text:p>110748</text:p>
          </table:table-cell>
          <table:table-cell table:formula="of:=100*([.B31]-[.T31])/[.B31]" office:value-type="float" office:value="3.01512378383585" calcext:value-type="float">
            <text:p>3,02</text:p>
          </table:table-cell>
          <table:table-cell table:style-name="ce29" office:value-type="float" office:value="112894" calcext:value-type="float">
            <text:p>112894</text:p>
          </table:table-cell>
          <table:table-cell table:formula="of:=100*([.B31]-[.V31])/[.B31]" office:value-type="float" office:value="1.13581630776506" calcext:value-type="float">
            <text:p>1,14</text:p>
          </table:table-cell>
          <table:table-cell table:style-name="ce29" office:value-type="float" office:value="112977" calcext:value-type="float">
            <text:p>112977</text:p>
          </table:table-cell>
          <table:table-cell table:formula="of:=100*([.B31]-[.X31])/[.B31]" office:value-type="float" office:value="1.06313106987416" calcext:value-type="float">
            <text:p>1,06</text:p>
          </table:table-cell>
          <table:table-cell table:style-name="ce29" office:value-type="float" office:value="112659" calcext:value-type="float">
            <text:p>112659</text:p>
          </table:table-cell>
          <table:table-cell table:formula="of:=100*([.B31]-[.Z31])/[.B31]" office:value-type="float" office:value="1.34161186082966" calcext:value-type="float">
            <text:p>1,34</text:p>
          </table:table-cell>
          <table:table-cell office:value-type="float" office:value="112819" calcext:value-type="float">
            <text:p>112819</text:p>
          </table:table-cell>
          <table:table-cell table:formula="of:=100*([.B31]-[.AB31])/[.B31]" office:value-type="float" office:value="1.20149573959419" calcext:value-type="float">
            <text:p>1,20</text:p>
          </table:table-cell>
          <table:table-cell office:value-type="float" office:value="112834" calcext:value-type="float">
            <text:p>112834</text:p>
          </table:table-cell>
          <table:table-cell table:formula="of:=100*([.B31]-[.AD31])/[.B31]" office:value-type="float" office:value="1.18835985322836" calcext:value-type="float">
            <text:p>1,19</text:p>
          </table:table-cell>
          <table:table-cell office:value-type="float" office:value="113398" calcext:value-type="float">
            <text:p>113398</text:p>
          </table:table-cell>
          <table:table-cell table:formula="of:=100*([.B31]-[.AF31])/[.B31]" office:value-type="float" office:value="0.694450525873317" calcext:value-type="float">
            <text:p>0,69</text:p>
          </table:table-cell>
          <table:table-cell office:value-type="float" office:value="112959" calcext:value-type="float">
            <text:p>112959</text:p>
          </table:table-cell>
          <table:table-cell table:formula="of:=100*([.B31]-[.AH31])/[.B31]" office:value-type="float" office:value="1.07889413351315" calcext:value-type="float">
            <text:p>1,08</text:p>
          </table:table-cell>
        </table:table-row>
        <table:table-row table:style-name="ro2" table:number-rows-repeated="4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Desviación</text:p>
          </table:table-cell>
          <table:table-cell table:style-name="ce1" office:value-type="string" calcext:value-type="string">
            <text:p>Tiempo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Greedy</text:p>
          </table:table-cell>
          <table:table-cell office:value-type="float" office:value="1.37" calcext:value-type="float">
            <text:p>1,37</text:p>
          </table:table-cell>
          <table:table-cell office:value-type="float" office:value="0.46" calcext:value-type="float">
            <text:p>0,46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BL</text:p>
          </table:table-cell>
          <table:table-cell office:value-type="float" office:value="1.07" calcext:value-type="float">
            <text:p>1,07</text:p>
          </table:table-cell>
          <table:table-cell office:value-type="float" office:value="0.49" calcext:value-type="float">
            <text:p>0,49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AGG-posición</text:p>
          </table:table-cell>
          <table:table-cell office:value-type="float" office:value="2.34" calcext:value-type="float">
            <text:p>2,34</text:p>
          </table:table-cell>
          <table:table-cell office:value-type="float" office:value="205.13" calcext:value-type="float">
            <text:p>205,13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AGG-uniforme</text:p>
          </table:table-cell>
          <table:table-cell office:value-type="float" office:value="2.53" calcext:value-type="float">
            <text:p>2,53</text:p>
          </table:table-cell>
          <table:table-cell office:value-type="float" office:value="190.37" calcext:value-type="float">
            <text:p>190,37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AGE-posición</text:p>
          </table:table-cell>
          <table:table-cell office:value-type="float" office:value="2.07" calcext:value-type="float">
            <text:p>2,07</text:p>
          </table:table-cell>
          <table:table-cell office:value-type="float" office:value="109.06" calcext:value-type="float">
            <text:p>109,06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AGE-uniforme</text:p>
          </table:table-cell>
          <table:table-cell office:value-type="float" office:value="1.42" calcext:value-type="float">
            <text:p>1,42</text:p>
          </table:table-cell>
          <table:table-cell office:value-type="float" office:value="315.41" calcext:value-type="float">
            <text:p>315,41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AM-(10,1.0)</text:p>
          </table:table-cell>
          <table:table-cell office:value-type="float" office:value="0.74" calcext:value-type="float">
            <text:p>0,74</text:p>
          </table:table-cell>
          <table:table-cell office:value-type="float" office:value="8.05" calcext:value-type="float">
            <text:p>8,05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AM-(10,0.1)</text:p>
          </table:table-cell>
          <table:table-cell office:value-type="float" office:value="0.89" calcext:value-type="float">
            <text:p>0,89</text:p>
          </table:table-cell>
          <table:table-cell office:value-type="float" office:value="65.92" calcext:value-type="float">
            <text:p>65,92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AM-(10,0.1mej)</text:p>
          </table:table-cell>
          <table:table-cell office:value-type="float" office:value="0.74" calcext:value-type="float">
            <text:p>0,74</text:p>
          </table:table-cell>
          <table:table-cell office:value-type="float" office:value="59.24" calcext:value-type="float">
            <text:p>59,24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ES</text:p>
          </table:table-cell>
          <table:table-cell office:value-type="float" office:value="1.15" calcext:value-type="float">
            <text:p>1,15</text:p>
          </table:table-cell>
          <table:table-cell office:value-type="float" office:value="0.17" calcext:value-type="float">
            <text:p>0,17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BMB</text:p>
          </table:table-cell>
          <table:table-cell office:value-type="float" office:value="0.72" calcext:value-type="float">
            <text:p>0,72</text:p>
          </table:table-cell>
          <table:table-cell office:value-type="float" office:value="0.24" calcext:value-type="float">
            <text:p>0,24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ILS</text:p>
          </table:table-cell>
          <table:table-cell office:value-type="float" office:value="0.55" calcext:value-type="float">
            <text:p>0,55</text:p>
          </table:table-cell>
          <table:table-cell office:value-type="float" office:value="0.16" calcext:value-type="float">
            <text:p>0,16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ILS-LS</text:p>
          </table:table-cell>
          <table:table-cell office:value-type="float" office:value="0.7" calcext:value-type="float">
            <text:p>0,7</text:p>
          </table:table-cell>
          <table:table-cell office:value-type="float" office:value="1.78" calcext:value-type="float">
            <text:p>1,78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Superficies</text:p>
          </table:table-cell>
          <table:table-cell office:value-type="float" office:value="1.89" calcext:value-type="float">
            <text:p>1,89</text:p>
          </table:table-cell>
          <table:table-cell office:value-type="float" office:value="309.14" calcext:value-type="float">
            <text:p>309,14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Superficies+BL</text:p>
          </table:table-cell>
          <table:table-cell office:value-type="float" office:value="0.96" calcext:value-type="float">
            <text:p>0,96</text:p>
          </table:table-cell>
          <table:table-cell office:value-type="float" office:value="39.38" calcext:value-type="float">
            <text:p>39,38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Superficies+BTabú+BL</text:p>
          </table:table-cell>
          <table:table-cell office:value-type="float" office:value="0.77" calcext:value-type="float">
            <text:p>0,77</text:p>
          </table:table-cell>
          <table:table-cell office:value-type="float" office:value="289.34" calcext:value-type="float">
            <text:p>289,34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ro</number:text>
    </number:number-style>
    <number:number-style style:name="N137P1" style:volatile="true">
      <number:text>Verdad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4" loext:min-decimal-places="4" number:min-integer-digits="1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5" loext:min-decimal-places="5" number:min-integer-digits="1"/>
    </number:number-style>
    <number:number-style style:name="N146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23:00:33.6073346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3T19:15:44.631858172</meta:creation-date>
    <dc:date>2020-06-25T00:18:57.344310431</dc:date>
    <meta:editing-duration>PT2H9M33S</meta:editing-duration>
    <meta:editing-cycles>3</meta:editing-cycles>
    <meta:generator>LibreOffice/6.3.5.2$Linux_X86_64 LibreOffice_project/30$Build-2</meta:generator>
    <meta:document-statistic meta:table-count="1" meta:cell-count="1105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4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4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4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2cm" svg:y="0.316cm" chart:style-name="ch2">
          <text:p>GKD-c</text:p>
        </chart:title>
        <chart:legend chart:legend-position="end" svg:x="11.084cm" svg:y="3.454cm" style:legend-expansion="high" chart:style-name="ch3"/>
        <chart:plot-area chart:style-name="ch4" table:cell-range-address="Hoja1.B1:Hoja1.B11 Hoja1.D1:Hoja1.D11 Hoja1.F1:Hoja1.F11 Hoja1.H1:Hoja1.H11" chart:data-source-has-labels="row" svg:x="1.331cm" svg:y="1.275cm" svg:width="9.433cm" svg:height="6.564cm">
          <chartooo:coordinate-region svg:x="3.355cm" svg:y="1.474cm" svg:width="7.222cm" svg:height="5.718cm"/>
          <chart:axis chart:dimension="x" chart:name="primary-x" chart:style-name="ch5">
            <chart:title svg:x="5.342cm" svg:y="8.019cm" chart:style-name="ch6">
              <text:p>Instancia</text:p>
            </chart:title>
          </chart:axis>
          <chart:axis chart:dimension="y" chart:name="primary-y" chart:style-name="ch7">
            <chart:title svg:x="0.451cm" svg:y="5.712cm" chart:style-name="ch8">
              <text:p>Coste obtenido</text:p>
            </chart:title>
            <chart:grid chart:style-name="ch9" chart:class="major"/>
          </chart:axis>
          <chart:series chart:style-name="ch10" chart:values-cell-range-address="Hoja1.B2:Hoja1.B11" chart:label-cell-address="Hoja1.B1:Hoja1.B1" chart:class="chart:line">
            <chart:data-point chart:repeated="10"/>
          </chart:series>
          <chart:series chart:style-name="ch11" chart:values-cell-range-address="Hoja1.D2:Hoja1.D11" chart:label-cell-address="Hoja1.D1:Hoja1.D1" chart:class="chart:line">
            <chart:data-point chart:repeated="10"/>
          </chart:series>
          <chart:series chart:style-name="ch12" chart:values-cell-range-address="Hoja1.F2:Hoja1.F11" chart:label-cell-address="Hoja1.F1:Hoja1.F1" chart:class="chart:line">
            <chart:data-point chart:repeated="10"/>
          </chart:series>
          <chart:series chart:style-name="ch13" chart:values-cell-range-address="Hoja1.H2:Hoja1.H11" chart:label-cell-address="Hoja1.H1:Hoja1.H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oste</text:p>
                <draw:g>
                  <svg:desc>Hoja1.B1:Hoja1.B1</svg:desc>
                </draw:g>
              </table:table-cell>
              <table:table-cell office:value-type="string">
                <text:p>Superficies</text:p>
                <draw:g>
                  <svg:desc>Hoja1.D1:Hoja1.D1</svg:desc>
                </draw:g>
              </table:table-cell>
              <table:table-cell office:value-type="string">
                <text:p>Superficies+BL</text:p>
                <draw:g>
                  <svg:desc>Hoja1.F1:Hoja1.F1</svg:desc>
                </draw:g>
              </table:table-cell>
              <table:table-cell office:value-type="string">
                <text:p>Superficies+BTabú+BL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87.13">
                <text:p>19587.13</text:p>
                <draw:g>
                  <svg:desc>Hoja1.B2:Hoja1.B11</svg:desc>
                </draw:g>
              </table:table-cell>
              <table:table-cell office:value-type="float" office:value="19567.2">
                <text:p>19567.2</text:p>
                <draw:g>
                  <svg:desc>Hoja1.D2:Hoja1.D11</svg:desc>
                </draw:g>
              </table:table-cell>
              <table:table-cell office:value-type="float" office:value="19585.7">
                <text:p>19585.7</text:p>
                <draw:g>
                  <svg:desc>Hoja1.F2:Hoja1.F11</svg:desc>
                </draw:g>
              </table:table-cell>
              <table:table-cell office:value-type="float" office:value="19585.8">
                <text:p>19585.8</text:p>
                <draw:g>
                  <svg:desc>Hoja1.H2:Hoja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60.24">
                <text:p>19360.24</text:p>
              </table:table-cell>
              <table:table-cell office:value-type="float" office:value="19333.9">
                <text:p>19333.9</text:p>
              </table:table-cell>
              <table:table-cell office:value-type="float" office:value="19360.2">
                <text:p>19360.2</text:p>
              </table:table-cell>
              <table:table-cell office:value-type="float" office:value="19359.7">
                <text:p>1935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66.7">
                <text:p>19366.7</text:p>
              </table:table-cell>
              <table:table-cell office:value-type="float" office:value="19327.8">
                <text:p>19327.8</text:p>
              </table:table-cell>
              <table:table-cell office:value-type="float" office:value="19366.7">
                <text:p>19366.7</text:p>
              </table:table-cell>
              <table:table-cell office:value-type="float" office:value="19357.8">
                <text:p>1935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58.56">
                <text:p>19458.56</text:p>
              </table:table-cell>
              <table:table-cell office:value-type="float" office:value="19443.3">
                <text:p>19443.3</text:p>
              </table:table-cell>
              <table:table-cell office:value-type="float" office:value="19458.6">
                <text:p>19458.6</text:p>
              </table:table-cell>
              <table:table-cell office:value-type="float" office:value="19458.6">
                <text:p>1945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22.15">
                <text:p>19422.15</text:p>
              </table:table-cell>
              <table:table-cell office:value-type="float" office:value="19381.5">
                <text:p>19381.5</text:p>
              </table:table-cell>
              <table:table-cell office:value-type="float" office:value="19422.1">
                <text:p>19422.1</text:p>
              </table:table-cell>
              <table:table-cell office:value-type="float" office:value="19413.1">
                <text:p>19413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80.21">
                <text:p>19680.21</text:p>
              </table:table-cell>
              <table:table-cell office:value-type="float" office:value="19638.2">
                <text:p>19638.2</text:p>
              </table:table-cell>
              <table:table-cell office:value-type="float" office:value="19680.2">
                <text:p>19680.2</text:p>
              </table:table-cell>
              <table:table-cell office:value-type="float" office:value="19670.4">
                <text:p>1967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31.39">
                <text:p>19331.39</text:p>
              </table:table-cell>
              <table:table-cell office:value-type="float" office:value="19285.4">
                <text:p>19285.4</text:p>
              </table:table-cell>
              <table:table-cell office:value-type="float" office:value="19331.4">
                <text:p>19331.4</text:p>
              </table:table-cell>
              <table:table-cell office:value-type="float" office:value="19322.3">
                <text:p>193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61.39">
                <text:p>19461.39</text:p>
              </table:table-cell>
              <table:table-cell office:value-type="float" office:value="19405.3">
                <text:p>19405.3</text:p>
              </table:table-cell>
              <table:table-cell office:value-type="float" office:value="19461.4">
                <text:p>19461.4</text:p>
              </table:table-cell>
              <table:table-cell office:value-type="float" office:value="19446.7">
                <text:p>19446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77.39">
                <text:p>19477.39</text:p>
              </table:table-cell>
              <table:table-cell office:value-type="float" office:value="19435.1">
                <text:p>19435.1</text:p>
              </table:table-cell>
              <table:table-cell office:value-type="float" office:value="19477.3">
                <text:p>19477.3</text:p>
              </table:table-cell>
              <table:table-cell office:value-type="float" office:value="19473.5">
                <text:p>1947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04.84">
                <text:p>19604.84</text:p>
              </table:table-cell>
              <table:table-cell office:value-type="float" office:value="19585.6">
                <text:p>19585.6</text:p>
              </table:table-cell>
              <table:table-cell office:value-type="float" office:value="19604.8">
                <text:p>19604.8</text:p>
              </table:table-cell>
              <table:table-cell office:value-type="float" office:value="19601.8">
                <text:p>1960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4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4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4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MDG-b</text:p>
        </chart:title>
        <chart:legend chart:legend-position="end" svg:x="11.084cm" svg:y="3.454cm" style:legend-expansion="high" chart:style-name="ch3"/>
        <chart:plot-area chart:style-name="ch4" table:cell-range-address="Hoja1.B1:Hoja1.B1 Hoja1.B12:Hoja1.B21 Hoja1.D1:Hoja1.D1 Hoja1.D12:Hoja1.D21 Hoja1.F1:Hoja1.F1 Hoja1.F12:Hoja1.F21 Hoja1.H1:Hoja1.H1 Hoja1.H12:Hoja1.H21" chart:data-source-has-labels="row" svg:x="1.331cm" svg:y="1.275cm" svg:width="9.433cm" svg:height="6.564cm">
          <chartooo:coordinate-region svg:x="2.693cm" svg:y="1.474cm" svg:width="7.884cm" svg:height="5.718cm"/>
          <chart:axis chart:dimension="x" chart:name="primary-x" chart:style-name="ch5">
            <chart:title svg:x="5.342cm" svg:y="8.019cm" chart:style-name="ch6">
              <text:p>Instancia</text:p>
            </chart:title>
          </chart:axis>
          <chart:axis chart:dimension="y" chart:name="primary-y" chart:style-name="ch5">
            <chart:title svg:x="0.451cm" svg:y="5.712cm" chart:style-name="ch7">
              <text:p>Coste obtenido</text:p>
            </chart:title>
            <chart:grid chart:style-name="ch8" chart:class="major"/>
          </chart:axis>
          <chart:series chart:style-name="ch9" chart:values-cell-range-address="Hoja1.B12:Hoja1.B21" chart:label-cell-address="Hoja1.B1:Hoja1.B1" chart:class="chart:line">
            <chart:data-point chart:repeated="10"/>
          </chart:series>
          <chart:series chart:style-name="ch10" chart:values-cell-range-address="Hoja1.D12:Hoja1.D21" chart:label-cell-address="Hoja1.D1:Hoja1.D1" chart:class="chart:line">
            <chart:data-point chart:repeated="10"/>
          </chart:series>
          <chart:series chart:style-name="ch11" chart:values-cell-range-address="Hoja1.F12:Hoja1.F21" chart:label-cell-address="Hoja1.F1:Hoja1.F1" chart:class="chart:line">
            <chart:data-point chart:repeated="10"/>
          </chart:series>
          <chart:series chart:style-name="ch12" chart:values-cell-range-address="Hoja1.H12:Hoja1.H21" chart:label-cell-address="Hoja1.H1:Hoja1.H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oste</text:p>
                <draw:g>
                  <svg:desc>Hoja1.B1:Hoja1.B1</svg:desc>
                </draw:g>
              </table:table-cell>
              <table:table-cell office:value-type="string">
                <text:p>Superficies</text:p>
                <draw:g>
                  <svg:desc>Hoja1.D1:Hoja1.D1</svg:desc>
                </draw:g>
              </table:table-cell>
              <table:table-cell office:value-type="string">
                <text:p>Superficies+BL</text:p>
                <draw:g>
                  <svg:desc>Hoja1.F1:Hoja1.F1</svg:desc>
                </draw:g>
              </table:table-cell>
              <table:table-cell office:value-type="string">
                <text:p>Superficies+BTabú+BL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8030.62">
                <text:p>778030.62</text:p>
                <draw:g>
                  <svg:desc>Hoja1.B12:Hoja1.B21</svg:desc>
                </draw:g>
              </table:table-cell>
              <table:table-cell office:value-type="float" office:value="752733">
                <text:p>752733</text:p>
                <draw:g>
                  <svg:desc>Hoja1.D12:Hoja1.D21</svg:desc>
                </draw:g>
              </table:table-cell>
              <table:table-cell office:value-type="float" office:value="769661">
                <text:p>769661</text:p>
                <draw:g>
                  <svg:desc>Hoja1.F12:Hoja1.F21</svg:desc>
                </draw:g>
              </table:table-cell>
              <table:table-cell office:value-type="float" office:value="771034">
                <text:p>771034</text:p>
                <draw:g>
                  <svg:desc>Hoja1.H12:Hoja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9963.69">
                <text:p>779963.69</text:p>
              </table:table-cell>
              <table:table-cell office:value-type="float" office:value="763458">
                <text:p>763458</text:p>
              </table:table-cell>
              <table:table-cell office:value-type="float" office:value="768273">
                <text:p>768273</text:p>
              </table:table-cell>
              <table:table-cell office:value-type="float" office:value="774127">
                <text:p>774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6768.44">
                <text:p>776768.44</text:p>
              </table:table-cell>
              <table:table-cell office:value-type="float" office:value="757101">
                <text:p>757101</text:p>
              </table:table-cell>
              <table:table-cell office:value-type="float" office:value="767690">
                <text:p>767690</text:p>
              </table:table-cell>
              <table:table-cell office:value-type="float" office:value="767466">
                <text:p>767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5394.62">
                <text:p>775394.62</text:p>
              </table:table-cell>
              <table:table-cell office:value-type="float" office:value="748318">
                <text:p>748318</text:p>
              </table:table-cell>
              <table:table-cell office:value-type="float" office:value="763243">
                <text:p>763243</text:p>
              </table:table-cell>
              <table:table-cell office:value-type="float" office:value="767486">
                <text:p>767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611.06">
                <text:p>775611.06</text:p>
              </table:table-cell>
              <table:table-cell office:value-type="float" office:value="750814">
                <text:p>750814</text:p>
              </table:table-cell>
              <table:table-cell office:value-type="float" office:value="762755">
                <text:p>762755</text:p>
              </table:table-cell>
              <table:table-cell office:value-type="float" office:value="769415">
                <text:p>769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5153.69">
                <text:p>775153.69</text:p>
              </table:table-cell>
              <table:table-cell office:value-type="float" office:value="749496">
                <text:p>749496</text:p>
              </table:table-cell>
              <table:table-cell office:value-type="float" office:value="761953">
                <text:p>761953</text:p>
              </table:table-cell>
              <table:table-cell office:value-type="float" office:value="767798">
                <text:p>767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7232.87">
                <text:p>777232.87</text:p>
              </table:table-cell>
              <table:table-cell office:value-type="float" office:value="761057">
                <text:p>761057</text:p>
              </table:table-cell>
              <table:table-cell office:value-type="float" office:value="772318">
                <text:p>772318</text:p>
              </table:table-cell>
              <table:table-cell office:value-type="float" office:value="774728">
                <text:p>774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9168.75">
                <text:p>779168.75</text:p>
              </table:table-cell>
              <table:table-cell office:value-type="float" office:value="753989">
                <text:p>753989</text:p>
              </table:table-cell>
              <table:table-cell office:value-type="float" office:value="767355">
                <text:p>767355</text:p>
              </table:table-cell>
              <table:table-cell office:value-type="float" office:value="766385">
                <text:p>766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4802.19">
                <text:p>774802.19</text:p>
              </table:table-cell>
              <table:table-cell office:value-type="float" office:value="760592">
                <text:p>760592</text:p>
              </table:table-cell>
              <table:table-cell office:value-type="float" office:value="764790">
                <text:p>764790</text:p>
              </table:table-cell>
              <table:table-cell office:value-type="float" office:value="768081">
                <text:p>768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4961.31">
                <text:p>774961.31</text:p>
              </table:table-cell>
              <table:table-cell office:value-type="float" office:value="757519">
                <text:p>757519</text:p>
              </table:table-cell>
              <table:table-cell office:value-type="float" office:value="768620">
                <text:p>768620</text:p>
              </table:table-cell>
              <table:table-cell office:value-type="float" office:value="769306">
                <text:p>769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4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4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MDG-a</text:p>
        </chart:title>
        <chart:legend chart:legend-position="end" svg:x="11.084cm" svg:y="3.454cm" style:legend-expansion="high" chart:style-name="ch3"/>
        <chart:plot-area chart:style-name="ch4" table:cell-range-address="Hoja1.B1:Hoja1.B1 Hoja1.B22:Hoja1.B31 Hoja1.D1:Hoja1.D1 Hoja1.D22:Hoja1.D31 Hoja1.F1:Hoja1.F1 Hoja1.F22:Hoja1.F31 Hoja1.H1:Hoja1.H1 Hoja1.H22:Hoja1.H31" chart:data-source-has-labels="row" svg:x="1.331cm" svg:y="1.275cm" svg:width="9.433cm" svg:height="6.564cm">
          <chartooo:coordinate-region svg:x="2.693cm" svg:y="1.474cm" svg:width="7.884cm" svg:height="5.718cm"/>
          <chart:axis chart:dimension="x" chart:name="primary-x" chart:style-name="ch5">
            <chart:title svg:x="5.342cm" svg:y="8.019cm" chart:style-name="ch6">
              <text:p>Instancia</text:p>
            </chart:title>
          </chart:axis>
          <chart:axis chart:dimension="y" chart:name="primary-y" chart:style-name="ch5">
            <chart:title svg:x="0.451cm" svg:y="5.712cm" chart:style-name="ch7">
              <text:p>Coste obtenido</text:p>
            </chart:title>
            <chart:grid chart:style-name="ch8" chart:class="major"/>
          </chart:axis>
          <chart:series chart:style-name="ch9" chart:values-cell-range-address="Hoja1.B22:Hoja1.B31" chart:label-cell-address="Hoja1.B1:Hoja1.B1" chart:class="chart:line">
            <chart:data-point chart:repeated="10"/>
          </chart:series>
          <chart:series chart:style-name="ch10" chart:values-cell-range-address="Hoja1.D22:Hoja1.D31" chart:label-cell-address="Hoja1.D1:Hoja1.D1" chart:class="chart:line">
            <chart:data-point chart:repeated="10"/>
          </chart:series>
          <chart:series chart:style-name="ch11" chart:values-cell-range-address="Hoja1.F22:Hoja1.F31" chart:label-cell-address="Hoja1.F1:Hoja1.F1" chart:class="chart:line">
            <chart:data-point chart:repeated="10"/>
          </chart:series>
          <chart:series chart:style-name="ch12" chart:values-cell-range-address="Hoja1.H22:Hoja1.H31" chart:label-cell-address="Hoja1.H1:Hoja1.H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oste</text:p>
                <draw:g>
                  <svg:desc>Hoja1.B1:Hoja1.B1</svg:desc>
                </draw:g>
              </table:table-cell>
              <table:table-cell office:value-type="string">
                <text:p>Superficies</text:p>
                <draw:g>
                  <svg:desc>Hoja1.D1:Hoja1.D1</svg:desc>
                </draw:g>
              </table:table-cell>
              <table:table-cell office:value-type="string">
                <text:p>Superficies+BL</text:p>
                <draw:g>
                  <svg:desc>Hoja1.F1:Hoja1.F1</svg:desc>
                </draw:g>
              </table:table-cell>
              <table:table-cell office:value-type="string">
                <text:p>Superficies+BTabú+BL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139">
                <text:p>114139</text:p>
                <draw:g>
                  <svg:desc>Hoja1.B22:Hoja1.B31</svg:desc>
                </draw:g>
              </table:table-cell>
              <table:table-cell office:value-type="float" office:value="110748">
                <text:p>110748</text:p>
                <draw:g>
                  <svg:desc>Hoja1.D22:Hoja1.D31</svg:desc>
                </draw:g>
              </table:table-cell>
              <table:table-cell office:value-type="float" office:value="112187">
                <text:p>112187</text:p>
                <draw:g>
                  <svg:desc>Hoja1.F22:Hoja1.F31</svg:desc>
                </draw:g>
              </table:table-cell>
              <table:table-cell office:value-type="float" office:value="112624">
                <text:p>112624</text:p>
                <draw:g>
                  <svg:desc>Hoja1.H22:Hoja1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092">
                <text:p>114092</text:p>
              </table:table-cell>
              <table:table-cell office:value-type="float" office:value="111284">
                <text:p>111284</text:p>
              </table:table-cell>
              <table:table-cell office:value-type="float" office:value="112526">
                <text:p>112526</text:p>
              </table:table-cell>
              <table:table-cell office:value-type="float" office:value="112603">
                <text:p>112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124">
                <text:p>114124</text:p>
              </table:table-cell>
              <table:table-cell office:value-type="float" office:value="111338">
                <text:p>111338</text:p>
              </table:table-cell>
              <table:table-cell office:value-type="float" office:value="112490">
                <text:p>112490</text:p>
              </table:table-cell>
              <table:table-cell office:value-type="float" office:value="112406">
                <text:p>112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203">
                <text:p>114203</text:p>
              </table:table-cell>
              <table:table-cell office:value-type="float" office:value="110854">
                <text:p>110854</text:p>
              </table:table-cell>
              <table:table-cell office:value-type="float" office:value="112226">
                <text:p>112226</text:p>
              </table:table-cell>
              <table:table-cell office:value-type="float" office:value="112955">
                <text:p>112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180">
                <text:p>114180</text:p>
              </table:table-cell>
              <table:table-cell office:value-type="float" office:value="110458">
                <text:p>110458</text:p>
              </table:table-cell>
              <table:table-cell office:value-type="float" office:value="112359">
                <text:p>112359</text:p>
              </table:table-cell>
              <table:table-cell office:value-type="float" office:value="112565">
                <text:p>112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252">
                <text:p>114252</text:p>
              </table:table-cell>
              <table:table-cell office:value-type="float" office:value="110865">
                <text:p>110865</text:p>
              </table:table-cell>
              <table:table-cell office:value-type="float" office:value="112363">
                <text:p>112363</text:p>
              </table:table-cell>
              <table:table-cell office:value-type="float" office:value="112350">
                <text:p>1123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213">
                <text:p>114213</text:p>
              </table:table-cell>
              <table:table-cell office:value-type="float" office:value="110675">
                <text:p>110675</text:p>
              </table:table-cell>
              <table:table-cell office:value-type="float" office:value="112435">
                <text:p>112435</text:p>
              </table:table-cell>
              <table:table-cell office:value-type="float" office:value="112793">
                <text:p>112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378">
                <text:p>114378</text:p>
              </table:table-cell>
              <table:table-cell office:value-type="float" office:value="111600">
                <text:p>111600</text:p>
              </table:table-cell>
              <table:table-cell office:value-type="float" office:value="112532">
                <text:p>112532</text:p>
              </table:table-cell>
              <table:table-cell office:value-type="float" office:value="112493">
                <text:p>112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201">
                <text:p>114201</text:p>
              </table:table-cell>
              <table:table-cell office:value-type="float" office:value="111032">
                <text:p>111032</text:p>
              </table:table-cell>
              <table:table-cell office:value-type="float" office:value="112431">
                <text:p>112431</text:p>
              </table:table-cell>
              <table:table-cell office:value-type="float" office:value="112575">
                <text:p>112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191">
                <text:p>114191</text:p>
              </table:table-cell>
              <table:table-cell office:value-type="float" office:value="111558">
                <text:p>111558</text:p>
              </table:table-cell>
              <table:table-cell office:value-type="float" office:value="112434">
                <text:p>112434</text:p>
              </table:table-cell>
              <table:table-cell office:value-type="float" office:value="113053">
                <text:p>1130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